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953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？ ハンドルが湿っているような気がする</text:p>
          </table:table-cell>
          <table:table-cell/>
        </table:table-row>
        <table:table-row table:style-name="ro1">
          <table:table-cell office:value-type="string">
            <text:p>手がペンキだらけになってしまった…</text:p>
          </table:table-cell>
          <table:table-cell/>
        </table:table-row>
        <table:table-row table:style-name="ro1">
          <table:table-cell office:value-type="string">
            <text:p>大海病院は向こうのようですね</text:p>
          </table:table-cell>
          <table:table-cell/>
        </table:table-row>
        <table:table-row table:style-name="ro1">
          <table:table-cell office:value-type="string">
            <text:p>車が走っているから気をつけな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ここが大海病院みたいですね</text:p>
          </table:table-cell>
          <table:table-cell/>
        </table:table-row>
        <table:table-row table:style-name="ro1">
          <table:table-cell office:value-type="string">
            <text:p>…中に入りましょうか</text:p>
          </table:table-cell>
          <table:table-cell/>
        </table:table-row>
        <table:table-row table:style-name="ro1">
          <table:table-cell office:value-type="string">
            <text:p>車が走っているから、気をつけて渡りましょう</text:p>
          </table:table-cell>
          <table:table-cell/>
        </table:table-row>
        <table:table-row table:style-name="ro1">
          <table:table-cell office:value-type="string">
            <text:p>…彼女をここまで連れてこないと</text:p>
          </table:table-cell>
          <table:table-cell/>
        </table:table-row>
        <table:table-row table:style-name="ro1">
          <table:table-cell office:value-type="string">
            <text:p>…彼女を病院まで送っていかないと</text:p>
          </table:table-cell>
          <table:table-cell/>
        </table:table-row>
        <table:table-row table:style-name="ro1">
          <table:table-cell office:value-type="string">
            <text:p>…彼女をここまで連れてこないとな</text:p>
          </table:table-cell>
          <table:table-cell/>
        </table:table-row>
        <table:table-row table:style-name="ro1">
          <table:table-cell office:value-type="string">
            <text:p>…彼女を病院まで送っていかないとな</text:p>
          </table:table-cell>
          <table:table-cell/>
        </table:table-row>
        <table:table-row table:style-name="ro1">
          <table:table-cell office:value-type="string">
            <text:p>暇そうな警備員</text:p>
          </table:table-cell>
          <table:table-cell/>
        </table:table-row>
        <table:table-row table:style-name="ro2">
          <table:table-cell office:value-type="string">
            <text:p>申し訳ありません</text:p>
            <text:p/>
          </table:table-cell>
          <table:table-cell/>
        </table:table-row>
        <table:table-row table:style-name="ro1">
          <table:table-cell office:value-type="string">
            <text:p>暇そうな警備員</text:p>
          </table:table-cell>
          <table:table-cell/>
        </table:table-row>
        <table:table-row table:style-name="ro3">
          <table:table-cell office:value-type="string">
            <text:p>ただ今、橋上の步道工事中でして</text:p>
            <text:p>通行禁止となっております</text:p>
          </table:table-cell>
          <table:table-cell/>
        </table:table-row>
        <table:table-row table:style-name="ro1">
          <table:table-cell office:value-type="string">
            <text:p>暇そうな警備員</text:p>
          </table:table-cell>
          <table:table-cell/>
        </table:table-row>
        <table:table-row table:style-name="ro3">
          <table:table-cell office:value-type="string">
            <text:p>ご協力ありがとうございました</text:p>
            <text:p>工事は終わりましたのでお通りください</text:p>
          </table:table-cell>
          <table:table-cell/>
        </table:table-row>
        <table:table-row table:style-name="ro1">
          <table:table-cell office:value-type="string">
            <text:p>暇そうな警備員</text:p>
          </table:table-cell>
          <table:table-cell/>
        </table:table-row>
        <table:table-row table:style-name="ro2">
          <table:table-cell office:value-type="string">
            <text:p>もうそろそろ会社に帰ろうかな</text:p>
            <text:p/>
          </table:table-cell>
          <table:table-cell/>
        </table:table-row>
        <table:table-row table:style-name="ro1">
          <table:table-cell office:value-type="string">
            <text:p>…この先は、住宅地のようだ</text:p>
          </table:table-cell>
          <table:table-cell/>
        </table:table-row>
        <table:table-row table:style-name="ro1">
          <table:table-cell office:value-type="string">
            <text:p>…この先は、住宅地のようね</text:p>
          </table:table-cell>
          <table:table-cell/>
        </table:table-row>
        <table:table-row table:style-name="ro1">
          <table:table-cell office:value-type="string">
            <text:p>隣の部屋のドアが開いていたな…</text:p>
          </table:table-cell>
          <table:table-cell/>
        </table:table-row>
        <table:table-row table:style-name="ro1">
          <table:table-cell office:value-type="string">
            <text:p>隣の部屋のドアが開いていたわね…</text:p>
          </table:table-cell>
          <table:table-cell/>
        </table:table-row>
        <table:table-row table:style-name="ro1">
          <table:table-cell office:value-type="string">
            <text:p>彼女を置いて帰るわけにはいかないな</text:p>
          </table:table-cell>
          <table:table-cell/>
        </table:table-row>
        <table:table-row table:style-name="ro1">
          <table:table-cell office:value-type="string">
            <text:p>彼を置いて帰るわけにはいかないわね</text:p>
          </table:table-cell>
          <table:table-cell/>
        </table:table-row>
        <table:table-row table:style-name="ro1">
          <table:table-cell office:value-type="string">
            <text:p>貯玉がない…</text:p>
          </table:table-cell>
          <table:table-cell/>
        </table:table-row>
        <table:table-row table:style-name="ro3">
          <table:table-cell office:value-type="string">
            <text:p>そういえば、今夜は$e0さんと盆踊りの</text:p>
            <text:p>約束をしていたなあ</text:p>
          </table:table-cell>
          <table:table-cell/>
        </table:table-row>
        <table:table-row table:style-name="ro1">
          <table:table-cell office:value-type="string">
            <text:p>白石</text:p>
          </table:table-cell>
          <table:table-cell/>
        </table:table-row>
        <table:table-row table:style-name="ro1">
          <table:table-cell office:value-type="string">
            <text:p>美沢</text:p>
          </table:table-cell>
          <table:table-cell/>
        </table:table-row>
        <table:table-row table:style-name="ro1">
          <table:table-cell office:value-type="string">
            <text:p>桂木</text:p>
          </table:table-cell>
          <table:table-cell/>
        </table:table-row>
        <table:table-row table:style-name="ro1">
          <table:table-cell office:value-type="string">
            <text:p>片山</text:p>
          </table:table-cell>
          <table:table-cell/>
        </table:table-row>
        <table:table-row table:style-name="ro1">
          <table:table-cell office:value-type="string">
            <text:p>黒崎</text:p>
          </table:table-cell>
          <table:table-cell/>
        </table:table-row>
        <table:table-row table:style-name="ro1">
          <table:table-cell office:value-type="string">
            <text:p>朝倉</text:p>
          </table:table-cell>
          <table:table-cell/>
        </table:table-row>
        <table:table-row table:style-name="ro3">
          <table:table-cell office:value-type="string">
            <text:p>部屋に備え付けのキッチン</text:p>
            <text:p>水は出ていない</text:p>
          </table:table-cell>
          <table:table-cell/>
        </table:table-row>
        <table:table-row table:style-name="ro1">
          <table:table-cell office:value-type="string">
            <text:p>カラーテレビがある 電源はついていない</text:p>
          </table:table-cell>
          <table:table-cell/>
        </table:table-row>
        <table:table-row table:style-name="ro3">
          <table:table-cell office:value-type="string">
            <text:p>化粧棚がおいてある</text:p>
            <text:p>中を荒らされた形跡がある</text:p>
          </table:table-cell>
          <table:table-cell/>
        </table:table-row>
        <table:table-row table:style-name="ro1">
          <table:table-cell office:value-type="string">
            <text:p>（こ、これは…）</text:p>
          </table:table-cell>
          <table:table-cell/>
        </table:table-row>
        <table:table-row table:style-name="ro3">
          <table:table-cell office:value-type="string">
            <text:p>やってません</text:p>
            <text:p>営業時間〯昼〜夜 <text:s text:c="9"/>えの鮨</text:p>
          </table:table-cell>
          <table:table-cell/>
        </table:table-row>
        <table:table-row table:style-name="ro3">
          <table:table-cell office:value-type="string">
            <text:p>本日は新装開店のため昼からの営業となります</text:p>
            <text:p><text:s text:c="9"/>パーラー〮ベリーラッキー</text:p>
          </table:table-cell>
          <table:table-cell/>
        </table:table-row>
        <table:table-row table:style-name="ro3">
          <table:table-cell office:value-type="string">
            <text:p>ただいま清掃中</text:p>
            <text:p>営業時間〯朝〮夕〮夜 <text:s text:c="7"/>海の湯</text:p>
          </table:table-cell>
          <table:table-cell/>
        </table:table-row>
        <table:table-row table:style-name="ro3">
          <table:table-cell office:value-type="string">
            <text:p>準備中</text:p>
            <text:p>営業時間〯朝〮昼〮夜 <text:s text:c="3"/>キッチン たま</text:p>
          </table:table-cell>
          <table:table-cell/>
        </table:table-row>
        <table:table-row table:style-name="ro3">
          <table:table-cell office:value-type="string">
            <text:p>閉店中</text:p>
            <text:p>営業時間〯朝〜夕 <text:s text:c="5"/>パーマモンロー</text:p>
          </table:table-cell>
          <table:table-cell/>
        </table:table-row>
        <table:table-row table:style-name="ro3">
          <table:table-cell office:value-type="string">
            <text:p>閉院</text:p>
            <text:p>診察時間〯朝〜夕 <text:s text:c="8"/>大海病院</text:p>
          </table:table-cell>
          <table:table-cell/>
        </table:table-row>
        <table:table-row table:style-name="ro1">
          <table:table-cell office:value-type="string">
            <text:p>ここは女子トイレだ</text:p>
          </table:table-cell>
          <table:table-cell/>
        </table:table-row>
        <table:table-row table:style-name="ro1">
          <table:table-cell office:value-type="string">
            <text:p>こっちは男子トイレね</text:p>
          </table:table-cell>
          <table:table-cell/>
        </table:table-row>
        <table:table-row table:style-name="ro1">
          <table:table-cell office:value-type="string">
            <text:p>公園に人が集まっていたな</text:p>
          </table:table-cell>
          <table:table-cell/>
        </table:table-row>
        <table:table-row table:style-name="ro1">
          <table:table-cell office:value-type="string">
            <text:p>何かあったのだろうか…</text:p>
          </table:table-cell>
          <table:table-cell/>
        </table:table-row>
        <table:table-row table:style-name="ro1">
          <table:table-cell office:value-type="string">
            <text:p>公園に人が集まっていたわね</text:p>
          </table:table-cell>
          <table:table-cell/>
        </table:table-row>
        <table:table-row table:style-name="ro1">
          <table:table-cell office:value-type="string">
            <text:p>何かあったのかしら…</text:p>
          </table:table-cell>
          <table:table-cell/>
        </table:table-row>
        <table:table-row table:style-name="ro2">
          <table:table-cell office:value-type="string">
            <text:p>ドアにはカギがかかっている</text:p>
            <text:p/>
          </table:table-cell>
          <table:table-cell/>
        </table:table-row>
        <table:table-row table:style-name="ro1">
          <table:table-cell office:value-type="string">
            <text:p>表札には「２０１」と書いてある</text:p>
          </table:table-cell>
          <table:table-cell/>
        </table:table-row>
        <table:table-row table:style-name="ro1">
          <table:table-cell office:value-type="string">
            <text:p>表札には「２０３」と書いてある</text:p>
          </table:table-cell>
          <table:table-cell/>
        </table:table-row>
        <table:table-row table:style-name="ro1">
          <table:table-cell office:value-type="string">
            <text:p>ドアには、警察のテープがかけられている</text:p>
          </table:table-cell>
          <table:table-cell/>
        </table:table-row>
        <table:table-row table:style-name="ro1">
          <table:table-cell office:value-type="string">
            <text:p>中には入れないようだ</text:p>
          </table:table-cell>
          <table:table-cell/>
        </table:table-row>
        <table:table-row table:style-name="ro1">
          <table:table-cell office:value-type="string">
            <text:p>ご立腹の女性</text:p>
          </table:table-cell>
          <table:table-cell/>
        </table:table-row>
        <table:table-row table:style-name="ro3">
          <table:table-cell office:value-type="string">
            <text:p>もう、覗きなんて最低よ</text:p>
            <text:p>腹が立ってしようがないわ</text:p>
          </table:table-cell>
          <table:table-cell/>
        </table:table-row>
        <table:table-row table:style-name="ro1">
          <table:table-cell office:value-type="string">
            <text:p>ご立腹の女性</text:p>
          </table:table-cell>
          <table:table-cell/>
        </table:table-row>
        <table:table-row table:style-name="ro3">
          <table:table-cell office:value-type="string">
            <text:p>あらごめんなさい 名前も言ってなかったわね</text:p>
            <text:p>私は洞口明子 この町に住んでいるの</text:p>
          </table:table-cell>
          <table:table-cell/>
        </table:table-row>
        <table:table-row table:style-name="ro1">
          <table:table-cell office:value-type="string">
            <text:p>洞口 明子</text:p>
          </table:table-cell>
          <table:table-cell/>
        </table:table-row>
        <table:table-row table:style-name="ro3">
          <table:table-cell office:value-type="string">
            <text:p>お風呂で初めて会った人に、こんな事件を</text:p>
            <text:p>頼むことになってしまって申し訳ないわね</text:p>
          </table:table-cell>
          <table:table-cell/>
        </table:table-row>
        <table:table-row table:style-name="ro1">
          <table:table-cell office:value-type="string">
            <text:p>洞口 明子</text:p>
          </table:table-cell>
          <table:table-cell/>
        </table:table-row>
        <table:table-row table:style-name="ro3">
          <table:table-cell office:value-type="string">
            <text:p>でも私は見たのよ</text:p>
            <text:p>窓から外を見たときに、何かが光ったのを</text:p>
          </table:table-cell>
          <table:table-cell/>
        </table:table-row>
        <table:table-row table:style-name="ro1">
          <table:table-cell office:value-type="string">
            <text:p>洞口 明子</text:p>
          </table:table-cell>
          <table:table-cell/>
        </table:table-row>
        <table:table-row table:style-name="ro3">
          <table:table-cell office:value-type="string">
            <text:p>あれは、絶对にカメラのフラッシュよ</text:p>
            <text:p>$ci写真館のオヤジ$crが怪しいに決まってるわ</text:p>
          </table:table-cell>
          <table:table-cell/>
        </table:table-row>
        <table:table-row table:style-name="ro1">
          <table:table-cell office:value-type="string">
            <text:p>洞口 明子</text:p>
          </table:table-cell>
          <table:table-cell/>
        </table:table-row>
        <table:table-row table:style-name="ro3">
          <table:table-cell office:value-type="string">
            <text:p>いつも気持ち悪い人形ばかりつくっているし…</text:p>
            <text:p>今度やったら、絶对に捕まえてやるわ！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1">
          <table:table-cell office:value-type="string">
            <text:p>おはようございます 今日もいい天気ですね</text:p>
          </table:table-cell>
          <table:table-cell/>
        </table:table-row>
        <table:table-row table:style-name="ro1">
          <table:table-cell office:value-type="string">
            <text:p>「牛乳の集金をしている方ですか？」と尋ねる</text:p>
          </table:table-cell>
          <table:table-cell/>
        </table:table-row>
        <table:table-row table:style-name="ro1">
          <table:table-cell office:value-type="string">
            <text:p>「牛乳おいしそうですね」とそれとなくねだる</text:p>
          </table:table-cell>
          <table:table-cell/>
        </table:table-row>
        <table:table-row table:style-name="ro1">
          <table:table-cell office:value-type="string">
            <text:p>用はない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1">
          <table:table-cell office:value-type="string">
            <text:p>どうぞ おいしいですよ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1">
          <table:table-cell office:value-type="string">
            <text:p>欲しかったら、いつでも声をかけてください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3">
          <table:table-cell office:value-type="string">
            <text:p>ええ</text:p>
            <text:p>月末に家を回って、集金もしていますよ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3">
          <table:table-cell office:value-type="string">
            <text:p>集金は、配達と違って人の家に入るので</text:p>
            <text:p>見ちゃいけないものとかも見てしまうんですよ</text:p>
          </table:table-cell>
          <table:table-cell/>
        </table:table-row>
        <table:table-row table:style-name="ro1">
          <table:table-cell office:value-type="string">
            <text:p>「見ちゃいけないもの？」と尋ねる</text:p>
          </table:table-cell>
          <table:table-cell/>
        </table:table-row>
        <table:table-row table:style-name="ro1">
          <table:table-cell office:value-type="string">
            <text:p>「へぇ 大変な仕事なんですね」と感心する</text:p>
          </table:table-cell>
          <table:table-cell/>
        </table:table-row>
        <table:table-row table:style-name="ro1">
          <table:table-cell office:value-type="string">
            <text:p>「集金って面白そうですね」と興味を持つ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1">
          <table:table-cell office:value-type="string">
            <text:p>そうなんですよ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1">
          <table:table-cell office:value-type="string">
            <text:p>そうなんですよ 大変なんですよ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1">
          <table:table-cell office:value-type="string">
            <text:p>そうかもしれませんね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3">
          <table:table-cell office:value-type="string">
            <text:p>この前、アパートの１０１号室に住んでいる</text:p>
            <text:p>男性の所へ集金に行ったのですが…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3">
          <table:table-cell office:value-type="string">
            <text:p>家の中に、双眼鏡やら望遠レンズのついた</text:p>
            <text:p>カメラが散乱している部屋でしてね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1">
          <table:table-cell office:value-type="string">
            <text:p>おまけに部屋の中がすごく暗いんですよ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3">
          <table:table-cell office:value-type="string">
            <text:p>何でも、部屋で写真を現像しているとかいう</text:p>
            <text:p>話を先輩から聞きましたよ</text:p>
          </table:table-cell>
          <table:table-cell/>
        </table:table-row>
        <table:table-row table:style-name="ro1">
          <table:table-cell office:value-type="string">
            <text:p>牛乳配達員</text:p>
          </table:table-cell>
          <table:table-cell/>
        </table:table-row>
        <table:table-row table:style-name="ro1">
          <table:table-cell office:value-type="string">
            <text:p>いやあ あの人の家は本当にすごかったなぁ</text:p>
          </table:table-cell>
          <table:table-cell/>
        </table:table-row>
        <table:table-row table:style-name="ro1">
          <table:table-cell office:value-type="string">
            <text:p>風呂好きのオヤジ</text:p>
          </table:table-cell>
          <table:table-cell/>
        </table:table-row>
        <table:table-row table:style-name="ro3">
          <table:table-cell office:value-type="string">
            <text:p>朝風呂ってのは気持ちいいねぇ</text:p>
            <text:p>寝ぼけた頭がシャキっと冴えてくるよ</text:p>
          </table:table-cell>
          <table:table-cell/>
        </table:table-row>
        <table:table-row table:style-name="ro1">
          <table:table-cell office:value-type="string">
            <text:p>風呂好きのオヤジ</text:p>
          </table:table-cell>
          <table:table-cell/>
        </table:table-row>
        <table:table-row table:style-name="ro3">
          <table:table-cell office:value-type="string">
            <text:p>風呂屋っていうのは、大変そうだな</text:p>
            <text:p>寝る暇なんて、あるのかねえ</text:p>
          </table:table-cell>
          <table:table-cell/>
        </table:table-row>
        <table:table-row table:style-name="ro1">
          <table:table-cell office:value-type="string">
            <text:p>風呂好きのオヤジ</text:p>
          </table:table-cell>
          <table:table-cell/>
        </table:table-row>
        <table:table-row table:style-name="ro3">
          <table:table-cell office:value-type="string">
            <text:p>夕方に風呂に入るのは気持ちいいねぇ</text:p>
            <text:p>仕事の汗を流すとスッキリするよ</text:p>
          </table:table-cell>
          <table:table-cell/>
        </table:table-row>
        <table:table-row table:style-name="ro1">
          <table:table-cell office:value-type="string">
            <text:p>風呂好きのオヤジ</text:p>
          </table:table-cell>
          <table:table-cell/>
        </table:table-row>
        <table:table-row table:style-name="ro3">
          <table:table-cell office:value-type="string">
            <text:p>夜のお風呂は好きじゃないな</text:p>
            <text:p>人の後に入るのは、気持ちいいもんじゃねぇ</text:p>
          </table:table-cell>
          <table:table-cell/>
        </table:table-row>
        <table:table-row table:style-name="ro1">
          <table:table-cell office:value-type="string">
            <text:p>徘徊する老人</text:p>
          </table:table-cell>
          <table:table-cell/>
        </table:table-row>
        <table:table-row table:style-name="ro1">
          <table:table-cell office:value-type="string">
            <text:p>わしゃ、こうやって散步するのが日課なんじゃ</text:p>
          </table:table-cell>
          <table:table-cell/>
        </table:table-row>
        <table:table-row table:style-name="ro1">
          <table:table-cell office:value-type="string">
            <text:p>礼儀正しい男の子</text:p>
          </table:table-cell>
          <table:table-cell/>
        </table:table-row>
        <table:table-row table:style-name="ro1">
          <table:table-cell office:value-type="string">
            <text:p>おはようございます</text:p>
          </table:table-cell>
          <table:table-cell/>
        </table:table-row>
        <table:table-row table:style-name="ro1">
          <table:table-cell office:value-type="string">
            <text:p>礼儀正しい男の子</text:p>
          </table:table-cell>
          <table:table-cell/>
        </table:table-row>
        <table:table-row table:style-name="ro1">
          <table:table-cell office:value-type="string">
            <text:p>こんにちは 夏休みっていいですね</text:p>
          </table:table-cell>
          <table:table-cell/>
        </table:table-row>
        <table:table-row table:style-name="ro1">
          <table:table-cell office:value-type="string">
            <text:p>礼儀正しい男の子</text:p>
          </table:table-cell>
          <table:table-cell/>
        </table:table-row>
        <table:table-row table:style-name="ro1">
          <table:table-cell office:value-type="string">
            <text:p>こんにちは 夕焼けってきれいですね</text:p>
          </table:table-cell>
          <table:table-cell/>
        </table:table-row>
        <table:table-row table:style-name="ro1">
          <table:table-cell office:value-type="string">
            <text:p>勧め上手なおばさん</text:p>
          </table:table-cell>
          <table:table-cell/>
        </table:table-row>
        <table:table-row table:style-name="ro3">
          <table:table-cell office:value-type="string">
            <text:p>每週末に、そこの公園で盆踊りをしてるわよ</text:p>
            <text:p>あなたも、行ってきたらどうかしら</text:p>
          </table:table-cell>
          <table:table-cell/>
        </table:table-row>
        <table:table-row table:style-name="ro1">
          <table:table-cell office:value-type="string">
            <text:p>勧め上手なおばさん</text:p>
          </table:table-cell>
          <table:table-cell/>
        </table:table-row>
        <table:table-row table:style-name="ro3">
          <table:table-cell office:value-type="string">
            <text:p>公園でラジオ体操しているわよ</text:p>
            <text:p>あなたも、行ってきたらどうかしら</text:p>
          </table:table-cell>
          <table:table-cell/>
        </table:table-row>
        <table:table-row table:style-name="ro1">
          <table:table-cell office:value-type="string">
            <text:p>勧め上手なおばさん</text:p>
          </table:table-cell>
          <table:table-cell/>
        </table:table-row>
        <table:table-row table:style-name="ro3">
          <table:table-cell office:value-type="string">
            <text:p>公園で人が死んで、盆踊りができなくなった</text:p>
            <text:p>らしいわよ</text:p>
          </table:table-cell>
          <table:table-cell/>
        </table:table-row>
        <table:table-row table:style-name="ro1">
          <table:table-cell office:value-type="string">
            <text:p>勧め上手なおばさん</text:p>
          </table:table-cell>
          <table:table-cell/>
        </table:table-row>
        <table:table-row table:style-name="ro1">
          <table:table-cell office:value-type="string">
            <text:p>あなたも何か見つけたら、警察に報告なさいよ</text:p>
          </table:table-cell>
          <table:table-cell/>
        </table:table-row>
        <table:table-row table:style-name="ro1">
          <table:table-cell office:value-type="string">
            <text:p>勧め上手なおばさん</text:p>
          </table:table-cell>
          <table:table-cell/>
        </table:table-row>
        <table:table-row table:style-name="ro3">
          <table:table-cell office:value-type="string">
            <text:p>公園で盆踊りをしているわよ</text:p>
            <text:p>あなたも、行ってきたらどうかしら</text:p>
          </table:table-cell>
          <table:table-cell/>
        </table:table-row>
        <table:table-row table:style-name="ro1">
          <table:table-cell office:value-type="string">
            <text:p>勧め上手なおばさん</text:p>
          </table:table-cell>
          <table:table-cell/>
        </table:table-row>
        <table:table-row table:style-name="ro3">
          <table:table-cell office:value-type="string">
            <text:p>今日は盆踊りの日よ</text:p>
            <text:p>あなたも、行ってきたらどうかしら</text:p>
          </table:table-cell>
          <table:table-cell/>
        </table:table-row>
        <table:table-row table:style-name="ro1">
          <table:table-cell office:value-type="string">
            <text:p>老けたおじさん</text:p>
          </table:table-cell>
          <table:table-cell/>
        </table:table-row>
        <table:table-row table:style-name="ro3">
          <table:table-cell office:value-type="string">
            <text:p>そこの神社の神主は、金の亡者だよ</text:p>
            <text:p>おæÎ銭を入れる気にもならねぇ</text:p>
          </table:table-cell>
          <table:table-cell/>
        </table:table-row>
        <table:table-row table:style-name="ro1">
          <table:table-cell office:value-type="string">
            <text:p>手抜き主婦</text:p>
          </table:table-cell>
          <table:table-cell/>
        </table:table-row>
        <table:table-row table:style-name="ro1">
          <table:table-cell office:value-type="string">
            <text:p>朝はキッチン たまで食べるのが一番よ</text:p>
          </table:table-cell>
          <table:table-cell/>
        </table:table-row>
        <table:table-row table:style-name="ro1">
          <table:table-cell office:value-type="string">
            <text:p>手抜き主婦</text:p>
          </table:table-cell>
          <table:table-cell/>
        </table:table-row>
        <table:table-row table:style-name="ro1">
          <table:table-cell office:value-type="string">
            <text:p>朝食なんてつくってられないわ</text:p>
          </table:table-cell>
          <table:table-cell/>
        </table:table-row>
        <table:table-row table:style-name="ro1">
          <table:table-cell office:value-type="string">
            <text:p>手抜き主婦</text:p>
          </table:table-cell>
          <table:table-cell/>
        </table:table-row>
        <table:table-row table:style-name="ro1">
          <table:table-cell office:value-type="string">
            <text:p>昼もキッチン たまで食べるのが一番よ</text:p>
          </table:table-cell>
          <table:table-cell/>
        </table:table-row>
        <table:table-row table:style-name="ro1">
          <table:table-cell office:value-type="string">
            <text:p>手抜き主婦</text:p>
          </table:table-cell>
          <table:table-cell/>
        </table:table-row>
        <table:table-row table:style-name="ro1">
          <table:table-cell office:value-type="string">
            <text:p>あそこのオムライス、おいしいのよねえ</text:p>
          </table:table-cell>
          <table:table-cell/>
        </table:table-row>
        <table:table-row table:style-name="ro1">
          <table:table-cell office:value-type="string">
            <text:p>手抜き主婦</text:p>
          </table:table-cell>
          <table:table-cell/>
        </table:table-row>
        <table:table-row table:style-name="ro3">
          <table:table-cell office:value-type="string">
            <text:p>夕食をつくることを考えると、</text:p>
            <text:p>つい憂Tになってしまうのよねえ</text:p>
          </table:table-cell>
          <table:table-cell/>
        </table:table-row>
        <table:table-row table:style-name="ro1">
          <table:table-cell office:value-type="string">
            <text:p>流行り好きの女性</text:p>
          </table:table-cell>
          <table:table-cell/>
        </table:table-row>
        <table:table-row table:style-name="ro1">
          <table:table-cell office:value-type="string">
            <text:p>今度は、どんな髪型にしようかしら</text:p>
          </table:table-cell>
          <table:table-cell/>
        </table:table-row>
        <table:table-row table:style-name="ro1">
          <table:table-cell office:value-type="string">
            <text:p>流行り好きの女性</text:p>
          </table:table-cell>
          <table:table-cell/>
        </table:table-row>
        <table:table-row table:style-name="ro1">
          <table:table-cell office:value-type="string">
            <text:p>今晚は何をたべようかしら</text:p>
          </table:table-cell>
          <table:table-cell/>
        </table:table-row>
        <table:table-row table:style-name="ro1">
          <table:table-cell office:value-type="string">
            <text:p>腰の曲がったばあさん</text:p>
          </table:table-cell>
          <table:table-cell/>
        </table:table-row>
        <table:table-row table:style-name="ro2">
          <table:table-cell office:value-type="string">
            <text:p>通院生活は大変じゃ</text:p>
            <text:p/>
          </table:table-cell>
          <table:table-cell/>
        </table:table-row>
        <table:table-row table:style-name="ro1">
          <table:table-cell office:value-type="string">
            <text:p>ほのぼのじいさん</text:p>
          </table:table-cell>
          <table:table-cell/>
        </table:table-row>
        <table:table-row table:style-name="ro3">
          <table:table-cell office:value-type="string">
            <text:p>孫と一緒に、小暮写真館で記念写真でも</text:p>
            <text:p>撮ろうかのう</text:p>
          </table:table-cell>
          <table:table-cell/>
        </table:table-row>
        <table:table-row table:style-name="ro1">
          <table:table-cell office:value-type="string">
            <text:p>不安がるおじさん</text:p>
          </table:table-cell>
          <table:table-cell/>
        </table:table-row>
        <table:table-row table:style-name="ro1">
          <table:table-cell office:value-type="string">
            <text:p>となり町で殺人事件が起こったそうじゃないか</text:p>
          </table:table-cell>
          <table:table-cell/>
        </table:table-row>
        <table:table-row table:style-name="ro1">
          <table:table-cell office:value-type="string">
            <text:p>不安がるおじさん</text:p>
          </table:table-cell>
          <table:table-cell/>
        </table:table-row>
        <table:table-row table:style-name="ro1">
          <table:table-cell office:value-type="string">
            <text:p>恐い世の中になったもんだよ</text:p>
          </table:table-cell>
          <table:table-cell/>
        </table:table-row>
        <table:table-row table:style-name="ro1">
          <table:table-cell office:value-type="string">
            <text:p>不安がるおじさん</text:p>
          </table:table-cell>
          <table:table-cell/>
        </table:table-row>
        <table:table-row table:style-name="ro1">
          <table:table-cell office:value-type="string">
            <text:p>公園で人が死んでいたって話じゃないか</text:p>
          </table:table-cell>
          <table:table-cell/>
        </table:table-row>
        <table:table-row table:style-name="ro1">
          <table:table-cell office:value-type="string">
            <text:p>不安がるおじさん</text:p>
          </table:table-cell>
          <table:table-cell/>
        </table:table-row>
        <table:table-row table:style-name="ro1">
          <table:table-cell office:value-type="string">
            <text:p>アパートで殺人事件が起こったらしいな</text:p>
          </table:table-cell>
          <table:table-cell/>
        </table:table-row>
        <table:table-row table:style-name="ro1">
          <table:table-cell office:value-type="string">
            <text:p>酔ってる風に見えない青年</text:p>
          </table:table-cell>
          <table:table-cell/>
        </table:table-row>
        <table:table-row table:style-name="ro1">
          <table:table-cell office:value-type="string">
            <text:p>ケッ 吞まなきゃやってらんねえよ</text:p>
          </table:table-cell>
          <table:table-cell/>
        </table:table-row>
        <table:table-row table:style-name="ro1">
          <table:table-cell office:value-type="string">
            <text:p>天気マニア</text:p>
          </table:table-cell>
          <table:table-cell/>
        </table:table-row>
        <table:table-row table:style-name="ro1">
          <table:table-cell office:value-type="string">
            <text:p>今日もいい天気だなあ</text:p>
          </table:table-cell>
          <table:table-cell/>
        </table:table-row>
        <table:table-row table:style-name="ro1">
          <table:table-cell office:value-type="string">
            <text:p>上を見上げる男性</text:p>
          </table:table-cell>
          <table:table-cell/>
        </table:table-row>
        <table:table-row table:style-name="ro1">
          <table:table-cell office:value-type="string">
            <text:p>近い将来、きっとあの丘の上に住んでみせるぜ</text:p>
          </table:table-cell>
          <table:table-cell/>
        </table:table-row>
        <table:table-row table:style-name="ro1">
          <table:table-cell office:value-type="string">
            <text:p>下を見つめる男性</text:p>
          </table:table-cell>
          <table:table-cell/>
        </table:table-row>
        <table:table-row table:style-name="ro2">
          <table:table-cell office:value-type="string">
            <text:p>玉、落ちてないかなあ…</text:p>
            <text:p/>
          </table:table-cell>
          <table:table-cell/>
        </table:table-row>
        <table:table-row table:style-name="ro1">
          <table:table-cell office:value-type="string">
            <text:p>仕事帰りの男</text:p>
          </table:table-cell>
          <table:table-cell/>
        </table:table-row>
        <table:table-row table:style-name="ro3">
          <table:table-cell office:value-type="string">
            <text:p>疲れたなあ</text:p>
            <text:p>帰りにひとっ風呂浴びて帰るかな</text:p>
          </table:table-cell>
          <table:table-cell/>
        </table:table-row>
        <table:table-row table:style-name="ro1">
          <table:table-cell office:value-type="string">
            <text:p>暴走した妄想狂</text:p>
          </table:table-cell>
          <table:table-cell/>
        </table:table-row>
        <table:table-row table:style-name="ro1">
          <table:table-cell office:value-type="string">
            <text:p>大海病院の先生はきれいなんだよ</text:p>
          </table:table-cell>
          <table:table-cell/>
        </table:table-row>
        <table:table-row table:style-name="ro1">
          <table:table-cell office:value-type="string">
            <text:p>暴走した妄想狂</text:p>
          </table:table-cell>
          <table:table-cell/>
        </table:table-row>
        <table:table-row table:style-name="ro3">
          <table:table-cell office:value-type="string">
            <text:p>あんなきれいな人と每日会うことができるなら</text:p>
            <text:p>なんとかして病気になりたいなあ</text:p>
          </table:table-cell>
          <table:table-cell/>
        </table:table-row>
        <table:table-row table:style-name="ro1">
          <table:table-cell office:value-type="string">
            <text:p>ビックリしている警官</text:p>
          </table:table-cell>
          <table:table-cell/>
        </table:table-row>
        <table:table-row table:style-name="ro3">
          <table:table-cell office:value-type="string">
            <text:p>ややっ、あなたは… $pさん</text:p>
            <text:p>あなたのことはうかがっております</text:p>
          </table:table-cell>
          <table:table-cell/>
        </table:table-row>
        <table:table-row table:style-name="ro1">
          <table:table-cell office:value-type="string">
            <text:p>ビックリしている警官</text:p>
          </table:table-cell>
          <table:table-cell/>
        </table:table-row>
        <table:table-row table:style-name="ro3">
          <table:table-cell office:value-type="string">
            <text:p>先日は、警察へご協力いただき</text:p>
            <text:p>ありがとうございました</text:p>
          </table:table-cell>
          <table:table-cell/>
        </table:table-row>
        <table:table-row table:style-name="ro1">
          <table:table-cell office:value-type="string">
            <text:p>ビックリしている警官</text:p>
          </table:table-cell>
          <table:table-cell/>
        </table:table-row>
        <table:table-row table:style-name="ro3">
          <table:table-cell office:value-type="string">
            <text:p>私はここ「大海町」派出所で勤務しております</text:p>
            <text:p>銭型栄治と申し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おや？！ </text:p>
            <text:p>お連れ樣が外でお待ちです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用事が終えられてから、またいらしてください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先ほどはどうも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どうですか、大海町は いい町でしょう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あなたも、この町でゆっくりされては</text:p>
            <text:p>いかがですか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どうされましたか？</text:p>
          </table:table-cell>
          <table:table-cell/>
        </table:table-row>
        <table:table-row table:style-name="ro1">
          <table:table-cell office:value-type="string">
            <text:p>この町の地理を知りたい</text:p>
          </table:table-cell>
          <table:table-cell/>
        </table:table-row>
        <table:table-row table:style-name="ro1">
          <table:table-cell office:value-type="string">
            <text:p>住む場所を教えて欲しい</text:p>
          </table:table-cell>
          <table:table-cell/>
        </table:table-row>
        <table:table-row table:style-name="ro1">
          <table:table-cell office:value-type="string">
            <text:p>世間話をする</text:p>
          </table:table-cell>
          <table:table-cell/>
        </table:table-row>
        <table:table-row table:style-name="ro1">
          <table:table-cell office:value-type="string">
            <text:p>聞きたいことはない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そうですか</text:p>
            <text:p>では、この町の地図をさし上げます</text:p>
          </table:table-cell>
          <table:table-cell/>
        </table:table-row>
        <table:table-row table:style-name="ro4">
          <table:table-cell office:value-type="string">
            <text:p>―「アイテムメニュー」(△ボタン)￫「地図」に大海町の詳細地図が追加されました―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現在、出玉町へ向かう橋の步道を工事して</text:p>
            <text:p>おりまして、通行できません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工事が終われば、通行止めも解除される</text:p>
            <text:p>はずです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橋の工事が終わったので、北へ向かう橋を</text:p>
            <text:p>渡れば出玉町へ行くことができます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每週末に、公園で盆踊りをやっているんで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私も彼女を誘って行きたいのですが、</text:p>
            <text:p>交番を空けるわけにもいかないので…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…盆踊りを見て、踊った気になって</text:p>
            <text:p>気を紛らわしているのです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ここからラジオ体操を見ていると、</text:p>
            <text:p>私も体を動かしたくなってくるんですよね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あなたも、公園に行ってみられては</text:p>
            <text:p>いかがですか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何かありましたら、いつでもお越しください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他に何かございますか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ああ！ そうでしたね</text:p>
            <text:p>片山から話を聞いています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この町にある「$ciメゾン大海$cr」という</text:p>
            <text:p>アパートを用意させていただきまし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4">
          <table:table-cell office:value-type="string">
            <text:p>あなたのお部屋は２階の$ci２０２号室$crで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私は“例の場所”なんて知りませんが…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ただ、聞かれたときに『レストランのシェフ』</text:p>
            <text:p>に会うように、とだけ言われています</text:p>
          </table:table-cell>
          <table:table-cell/>
        </table:table-row>
        <table:table-row table:style-name="ro1">
          <table:table-cell office:value-type="string">
            <text:p>パチンコ屋事件について聞く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申し訳ありません</text:p>
            <text:p>現在、聞き込み調査中でして…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事件の日の$ci朝$cr、パチパラ町から来た不審者を</text:p>
            <text:p>見た人がいないか、調べている所なんです</text:p>
          </table:table-cell>
          <table:table-cell/>
        </table:table-row>
        <table:table-row table:style-name="ro1">
          <table:table-cell office:value-type="string">
            <text:p>体操指導員の自殺について聞く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状況からして、柳田の自殺という線は</text:p>
            <text:p>変わらないと思うのですが…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彼もよくわからない人物でしてね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朝は体操指導員をしていながら、昼からは</text:p>
            <text:p>パチンコ店に通い詰めていたらしいのです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詳しいことは、公園にいる警部に</text:p>
            <text:p>聞いてもらえますか</text:p>
          </table:table-cell>
          <table:table-cell/>
        </table:table-row>
        <table:table-row table:style-name="ro1">
          <table:table-cell office:value-type="string">
            <text:p>ホステス殺人事件について聞く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2">
          <table:table-cell office:value-type="string">
            <text:p>被害者の本名は岬 麗子</text:p>
            <text:p/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隣町、出玉町の高級クラブで「静香」という</text:p>
            <text:p>源氏名で慟いていたようで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しかし、あなたの周りでは、どうしてこう</text:p>
            <text:p>多くの事件が起こるのでしょうかねぇ</text:p>
          </table:table-cell>
          <table:table-cell/>
        </table:table-row>
        <table:table-row table:style-name="ro1">
          <table:table-cell office:value-type="string">
            <text:p>銭湯の覗き事件について聞く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いやあ その話なんですがねぇ</text:p>
            <text:p>参りまし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覗きは現行犯でしか、捕まえられなくてねぇ</text:p>
            <text:p>私もどうして良いものか困っているんです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物的な証拠でもあれば、</text:p>
            <text:p>犯人を捕まえることができるのですがね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神社の屋根に取り付けられていたものを</text:p>
            <text:p>現在、本署の方で調べており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詳しい結果が出るには、もう少し時間が</text:p>
            <text:p>かかりそうで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ちょうどよかった 今、神社の上に取り付けて</text:p>
            <text:p>あったものの調査結果が出たんです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あれは、カメラを撮るときに使われる反射鏡で</text:p>
            <text:p>針金で人為的に取り付けてあるものでし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人間がやったという証拠までは出たのですが、</text:p>
            <text:p>指紋が全く出てこなかったのですよ</text:p>
          </table:table-cell>
          <table:table-cell/>
        </table:table-row>
        <table:table-row table:style-name="ro4">
          <table:table-cell office:value-type="string">
            <text:p>事件「$cc銭湯の覗き魔は誰$cr」の推理をぶつける</text:p>
          </table:table-cell>
          <table:table-cell/>
        </table:table-row>
        <table:table-row table:style-name="ro3">
          <table:table-cell office:value-type="string">
            <text:p>推理によって導き出した、$ci犯人は</text:p>
            <text:p>ネコ$crであることを告げますか？</text:p>
          </table:table-cell>
          <table:table-cell/>
        </table:table-row>
        <table:table-row table:style-name="ro3">
          <table:table-cell office:value-type="string">
            <text:p>推理によって導き出した、$ci犯人は</text:p>
            <text:p>写真屋のオヤジ$crであることを告げますか？</text:p>
          </table:table-cell>
          <table:table-cell/>
        </table:table-row>
        <table:table-row table:style-name="ro3">
          <table:table-cell office:value-type="string">
            <text:p>推理によって導き出した、$ci犯人は</text:p>
            <text:p>アパートの住人$crであることを告げますか？</text:p>
          </table:table-cell>
          <table:table-cell/>
        </table:table-row>
        <table:table-row table:style-name="ro3">
          <table:table-cell office:value-type="string">
            <text:p>推理によって導き出した、$ci犯人はおらず</text:p>
            <text:p>被害者の狂言であった$crことを告げますか？</text:p>
          </table:table-cell>
          <table:table-cell/>
        </table:table-row>
        <table:table-row table:style-name="ro1">
          <table:table-cell office:value-type="string">
            <text:p>推理をぶつける</text:p>
          </table:table-cell>
          <table:table-cell/>
        </table:table-row>
        <table:table-row table:style-name="ro1">
          <table:table-cell office:value-type="string">
            <text:p>やっぱりやめる</text:p>
          </table:table-cell>
          <table:table-cell/>
        </table:table-row>
        <table:table-row table:style-name="ro1">
          <table:table-cell office:value-type="string">
            <text:p>事件の経緯について、交番の警官に話をし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…なるほど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確かに、あなたの推理には筋が通っておる</text:p>
            <text:p>気がいたし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明日からの捜査は、あなたの意見を参考に</text:p>
            <text:p>させていただき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これほど多くの情報を提示していただいた</text:p>
            <text:p>わけですし、後は必ず我々警察の手で…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全貌を解明いたします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では、私はさっそくこれから本署に向かい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報告を楽しみにお待ちください！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…そうでしたね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結果から報告いたしますと…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…あなたの推理は間違っておりまし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実はこの事件に、犯人は存在しなかったので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被害者らしき女性の妄想からきた</text:p>
            <text:p>狂言だったので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私の仕事は、この大海町で暮らしておられる</text:p>
            <text:p>人々を世の悪からお守りすることで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ですが…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このようなことがありますと、その気持ちも</text:p>
            <text:p>少しだけですが摇らいでくるものがあり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…あなたの推理通り、この事件に犯人はおらず</text:p>
            <text:p>被害者の妄想からくる狂言でし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あなたから聞いて、ある程度は予測がついて</text:p>
            <text:p>いたとはいえ…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その事実に直面すると、やりきれないものが</text:p>
            <text:p>ありますね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捜査へのご協力、ありがとうございまし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本来は、犯人逮捕につながった情報を</text:p>
            <text:p>提供していただいた場合にのみ、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粗品をさし上げることになっておるのですが、</text:p>
            <text:p>今回は特別であり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こちらは金一封になり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協力のお礼に、奥の部屋にある品物を</text:p>
            <text:p>お持ちください</text:p>
          </table:table-cell>
          <table:table-cell/>
        </table:table-row>
        <table:table-row table:style-name="ro1">
          <table:table-cell office:value-type="string">
            <text:p>何を聞こうかな？</text:p>
          </table:table-cell>
          <table:table-cell/>
        </table:table-row>
        <table:table-row table:style-name="ro1">
          <table:table-cell office:value-type="string">
            <text:p>何を聞こうかしら？</text:p>
          </table:table-cell>
          <table:table-cell/>
        </table:table-row>
        <table:table-row table:style-name="ro1">
          <table:table-cell office:value-type="string">
            <text:p>洞口について聞く</text:p>
          </table:table-cell>
          <table:table-cell/>
        </table:table-row>
        <table:table-row table:style-name="ro1">
          <table:table-cell office:value-type="string">
            <text:p>１０１号室の野原くんについて聞く</text:p>
          </table:table-cell>
          <table:table-cell/>
        </table:table-row>
        <table:table-row table:style-name="ro1">
          <table:table-cell office:value-type="string">
            <text:p>写真屋の小暮さんについて聞く</text:p>
          </table:table-cell>
          <table:table-cell/>
        </table:table-row>
        <table:table-row table:style-name="ro1">
          <table:table-cell office:value-type="string">
            <text:p>野良猫について聞く</text:p>
          </table:table-cell>
          <table:table-cell/>
        </table:table-row>
        <table:table-row table:style-name="ro1">
          <table:table-cell office:value-type="string">
            <text:p>特別聞きたいことはなくなっ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偽証罪として逮捕されました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本人に、悪気がほとんどないことが</text:p>
            <text:p>かなり問題なのでありますが…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動機などは、一切不明であり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これは本官の予測でしかないのですが…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普段の素行から、彼女はただ目立ちたかった</text:p>
            <text:p>だけなのではないかと思われ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メゾン大海の野原さんの事情聴取中に</text:p>
            <text:p>事件の真相が判明したんで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一步間違えれば、l罪事件になっていた</text:p>
            <text:p>ところです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彼は写真家で、日本中の銭湯をフィルムに</text:p>
            <text:p>残して本にしようとしていたようで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時代が急速に移りゆく中ですばらしい建造物を</text:p>
            <text:p>記録に残そうと考えられていまし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本官も、無用な疑いをかけて</text:p>
            <text:p>本当に悪いことをしたと思っており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今はもう、他の町に引っ越されてしまいまし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小暮さんには、任意同行を願いまし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誤認逮捕しなかったことだけが救いであり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一步間違えれば、l罪事件になっていた</text:p>
            <text:p>ところですよ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あのネコは、どこにでもいる野良猫で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全く事件には関係ありませんでした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この事件の話は、これで終わりにしましょう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本官も、あまりに後味が悪すぎて</text:p>
            <text:p>これ以上話しをする気になれません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1">
          <table:table-cell office:value-type="string">
            <text:p>らっしゃい！ なにを握りましょう？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1">
          <table:table-cell office:value-type="string">
            <text:p>またいらしてくだせぇ</text:p>
          </table:table-cell>
          <table:table-cell/>
        </table:table-row>
        <table:table-row table:style-name="ro1">
          <table:table-cell office:value-type="string">
            <text:p>パチンコ屋事件について聞く</text:p>
          </table:table-cell>
          <table:table-cell/>
        </table:table-row>
        <table:table-row table:style-name="ro1">
          <table:table-cell office:value-type="string">
            <text:p>ラジオ体操について聞く</text:p>
          </table:table-cell>
          <table:table-cell/>
        </table:table-row>
        <table:table-row table:style-name="ro1">
          <table:table-cell office:value-type="string">
            <text:p>寿司をにぎってもら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パチパラ町のパチンコ屋事件で、</text:p>
            <text:p>何か知っていることは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パチパラ町のパチンコ屋事件で、</text:p>
            <text:p>何か知っていることはない？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3">
          <table:table-cell office:value-type="string">
            <text:p>パチンコ屋殺人事件？</text:p>
            <text:p>ああ、男女２人が誰かに殺されたって話だな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3">
          <table:table-cell office:value-type="string">
            <text:p>いや… 俺は何も知らねえなあ</text:p>
            <text:p>あの時は…、公園へラジオ体操に行っていた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ラジオ体操について聞きたいのだけど…</text:p>
          </table:table-cell>
          <table:table-cell/>
        </table:table-row>
        <table:table-row table:style-name="ro1">
          <table:table-cell office:value-type="string">
            <text:p>事件の日に休んでいた話をする</text:p>
          </table:table-cell>
          <table:table-cell/>
        </table:table-row>
        <table:table-row table:style-name="ro1">
          <table:table-cell office:value-type="string">
            <text:p>最近、ラジオ体操をよく休んでいることを聞く</text:p>
          </table:table-cell>
          <table:table-cell/>
        </table:table-row>
        <table:table-row table:style-name="ro1">
          <table:table-cell office:value-type="string">
            <text:p>やっぱりやめ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事件の日、あなたは休んでいたということを</text:p>
            <text:p>指導員の柳田さんから聞いた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事件の日、あなたは休んでいたということを</text:p>
            <text:p>指導員の柳田さんから聞いたのよ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1">
          <table:table-cell office:value-type="string">
            <text:p>俺はちゃんとラジオ体操に行った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最近はよく、ラジオ体操を休んでいるらしい</text:p>
            <text:p>じゃないです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最近はよく、ラジオ体操を休んでいるらしい</text:p>
            <text:p>じゃない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1">
          <table:table-cell office:value-type="string">
            <text:p>俺はちゃんと仕入れの帰りに行ってるよ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1">
          <table:table-cell office:value-type="string">
            <text:p>な、何言ってやがる</text:p>
          </table:table-cell>
          <table:table-cell/>
        </table:table-row>
        <table:table-row table:style-name="ro1">
          <table:table-cell office:value-type="string">
            <text:p>用はない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1">
          <table:table-cell office:value-type="string">
            <text:p>…あ、あんたこの前の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1">
          <table:table-cell office:value-type="string">
            <text:p>き、今日は何でもおごるぜ 好きなもん頼みな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3">
          <table:table-cell office:value-type="string">
            <text:p>…わかったよ 悪かったよ</text:p>
            <text:p>これで勘弁してくれ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3">
          <table:table-cell office:value-type="string">
            <text:p>おまえさんには、かなわねえ</text:p>
            <text:p>大赤字だけど、これで文句はねえだろう！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1">
          <table:table-cell office:value-type="string">
            <text:p>来たくなかったら、こなくていいぞ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1">
          <table:table-cell office:value-type="string">
            <text:p>あんたのおかげで赤字になりそうだよ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3">
          <table:table-cell office:value-type="string">
            <text:p>血も涙もない奴だな あんた</text:p>
            <text:p>もう二度とこないでくれ</text:p>
          </table:table-cell>
          <table:table-cell/>
        </table:table-row>
        <table:table-row table:style-name="ro1">
          <table:table-cell office:value-type="string">
            <text:p>若板</text:p>
          </table:table-cell>
          <table:table-cell/>
        </table:table-row>
        <table:table-row table:style-name="ro1">
          <table:table-cell office:value-type="string">
            <text:p>らっしゃい なにを握りましょう？</text:p>
          </table:table-cell>
          <table:table-cell/>
        </table:table-row>
        <table:table-row table:style-name="ro1">
          <table:table-cell office:value-type="string">
            <text:p>若板</text:p>
          </table:table-cell>
          <table:table-cell/>
        </table:table-row>
        <table:table-row table:style-name="ro1">
          <table:table-cell office:value-type="string">
            <text:p>今後ともごひいきに！</text:p>
          </table:table-cell>
          <table:table-cell/>
        </table:table-row>
        <table:table-row table:style-name="ro1">
          <table:table-cell office:value-type="string">
            <text:p>若板</text:p>
          </table:table-cell>
          <table:table-cell/>
        </table:table-row>
        <table:table-row table:style-name="ro1">
          <table:table-cell office:value-type="string">
            <text:p>らっしゃい…</text:p>
          </table:table-cell>
          <table:table-cell/>
        </table:table-row>
        <table:table-row table:style-name="ro1">
          <table:table-cell office:value-type="string">
            <text:p>若板</text:p>
          </table:table-cell>
          <table:table-cell/>
        </table:table-row>
        <table:table-row table:style-name="ro3">
          <table:table-cell office:value-type="string">
            <text:p>…あんたかい あんたには正規より高い料金を</text:p>
            <text:p>もらうことになってんだ</text:p>
          </table:table-cell>
          <table:table-cell/>
        </table:table-row>
        <table:table-row table:style-name="ro1">
          <table:table-cell office:value-type="string">
            <text:p>若板</text:p>
          </table:table-cell>
          <table:table-cell/>
        </table:table-row>
        <table:table-row table:style-name="ro1">
          <table:table-cell office:value-type="string">
            <text:p>大将がいた時に、ひどい目に遭っているからね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どこへ行ったのだろうねぇ あの人は</text:p>
          </table:table-cell>
          <table:table-cell/>
        </table:table-row>
        <table:table-row table:style-name="ro1">
          <table:table-cell office:value-type="string">
            <text:p>女将さんに大将の浮気をばらす</text:p>
          </table:table-cell>
          <table:table-cell/>
        </table:table-row>
        <table:table-row table:style-name="ro1">
          <table:table-cell office:value-type="string">
            <text:p>女将さんには悪いが黙ってお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女将さん 実はこの前…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3">
          <table:table-cell office:value-type="string">
            <text:p>あーあー 分かったよ、あんた</text:p>
            <text:p>メニューが少なくて怒ってんだろ？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3">
          <table:table-cell office:value-type="string">
            <text:p>…わかったよ 悪かったよ</text:p>
            <text:p>これで勘弁してくれ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3">
          <table:table-cell office:value-type="string">
            <text:p>あーあー 分かったよ、あんた</text:p>
            <text:p>これでも足りねえのかよ！</text:p>
          </table:table-cell>
          <table:table-cell/>
        </table:table-row>
        <table:table-row table:style-name="ro1">
          <table:table-cell office:value-type="string">
            <text:p>榎本 澄雄</text:p>
          </table:table-cell>
          <table:table-cell/>
        </table:table-row>
        <table:table-row table:style-name="ro3">
          <table:table-cell office:value-type="string">
            <text:p>おまえさんには、かなわねえ</text:p>
            <text:p>大赤字だけど、これで文句はねえだろう！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どうしてあんただけタダなんだい？</text:p>
            <text:p>どこかであの人を助けてでもくれたのかい？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最近、ウチの人の樣子が変なのよねえ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それに、$ci朝$crは魚のにおいに混ざって</text:p>
            <text:p>香水の香りがするのよ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あの人、死んじまったのかい…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あたしがもっと、あの人のことをちゃんと</text:p>
            <text:p>見ていれば…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休んでなんかいられないよ</text:p>
            <text:p>お店まで閉めたら、あの人も悲しむからね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何か聞きたいことがあったら 言っておくれ</text:p>
            <text:p>捜査にはできるだけ協力するよ</text:p>
          </table:table-cell>
          <table:table-cell/>
        </table:table-row>
        <table:table-row table:style-name="ro1">
          <table:table-cell office:value-type="string">
            <text:p>榎本について聞く</text:p>
          </table:table-cell>
          <table:table-cell/>
        </table:table-row>
        <table:table-row table:style-name="ro1">
          <table:table-cell office:value-type="string">
            <text:p>榎本の潜伏先について聞く</text:p>
          </table:table-cell>
          <table:table-cell/>
        </table:table-row>
        <table:table-row table:style-name="ro1">
          <table:table-cell office:value-type="string">
            <text:p>最後の手段について聞く</text:p>
          </table:table-cell>
          <table:table-cell/>
        </table:table-row>
        <table:table-row table:style-name="ro1">
          <table:table-cell office:value-type="string">
            <text:p>岩田について聞く</text:p>
          </table:table-cell>
          <table:table-cell/>
        </table:table-row>
        <table:table-row table:style-name="ro1">
          <table:table-cell office:value-type="string">
            <text:p>岩田の行動について聞く</text:p>
          </table:table-cell>
          <table:table-cell/>
        </table:table-row>
        <table:table-row table:style-name="ro1">
          <table:table-cell office:value-type="string">
            <text:p>寿司の持ち帰りについて聞く</text:p>
          </table:table-cell>
          <table:table-cell/>
        </table:table-row>
        <table:table-row table:style-name="ro1">
          <table:table-cell office:value-type="string">
            <text:p>辰男の寿司について</text:p>
          </table:table-cell>
          <table:table-cell/>
        </table:table-row>
        <table:table-row table:style-name="ro1">
          <table:table-cell office:value-type="string">
            <text:p>聞きたいことは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榎本さんについて教えてくれ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榎本さんについて教えてほしいんだけど…？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うちのは…</text:p>
            <text:p>ぽっと出て行くことが時々あってね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もっともいつもは「どこそこへ行く」</text:p>
            <text:p>って書置きを残していくんだけど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今回のはそれがなくて…</text:p>
            <text:p>妙だとは思ってたんだけど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榎本さんはどこに隠れてた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榎本さんはどこに隠れてたの？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たぶん、知り合いの飲食店を回ってたんだと</text:p>
            <text:p>思うよ でも向こうから連絡はなかったね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仕方がないから最後の手段で連絡をつけて…</text:p>
            <text:p>ようやく電話がかかってきたんだ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最後の手段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最後の手段って何ですか？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新聞の３行広告だよ</text:p>
            <text:p>あの人、新聞だけは必ず每日見るからね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お金もかかるし なんだか大げさだし</text:p>
            <text:p>あまり使いたくないんだけど…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どうしてもって時だけ</text:p>
            <text:p>使ってたんだ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について何か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について何か知らない？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知らないも何も… 私はずっと</text:p>
            <text:p>「渡会」さんだと信じてたんだよ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それがあの人がいなくなってから</text:p>
            <text:p>「自分は榎本さんの旧友だ」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「私も彼を探すのを手伝います」</text:p>
            <text:p>とかうまいこと言って…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逆に私からあの人の情報を</text:p>
            <text:p>聞き出してたんだよ…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はここで何をしてた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岩田はここで何をしていたの？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カウンターでお寿司を食べながら</text:p>
            <text:p>いつも主人のことを心配してたよ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私は最初あんまり心配してなかったけど</text:p>
            <text:p>あの男が不安になるようなことを言うから…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あの日も…</text:p>
            <text:p>主人から電話があった日もいたんだよ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「私が会ってきます」とか言って…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あの時、私が気づいていれば…</text:p>
          </table:table-cell>
          <table:table-cell/>
        </table:table-row>
        <table:table-row table:style-name="ro1">
          <table:table-cell office:value-type="string">
            <text:p>女将さんは悪くない</text:p>
          </table:table-cell>
          <table:table-cell/>
        </table:table-row>
        <table:table-row table:style-name="ro1">
          <table:table-cell office:value-type="string">
            <text:p>それでも岩田は強引に行こうとしただろう</text:p>
          </table:table-cell>
          <table:table-cell/>
        </table:table-row>
        <table:table-row table:style-name="ro1">
          <table:table-cell office:value-type="string">
            <text:p>そうだな、気づいていれば…</text:p>
          </table:table-cell>
          <table:table-cell/>
        </table:table-row>
        <table:table-row table:style-name="ro1">
          <table:table-cell office:value-type="string">
            <text:p>そうね、気づいていれば…</text:p>
          </table:table-cell>
          <table:table-cell/>
        </table:table-row>
        <table:table-row table:style-name="ro1">
          <table:table-cell office:value-type="string">
            <text:p>何も言わ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女将さんは悪くない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女将さんは悪くないわ</text:p>
            <text:p>自分を責めないで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…ありがとう 気遣ってくれて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それでも…</text:p>
            <text:p>岩田は強引に行こうとしただろう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それでも…</text:p>
            <text:p>岩田は強引に行こうとしたでしょうね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………はあ どうしてこんなことに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だな、気づいていれば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ね、気づいていれば…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ほんと 悔やんでも悔やみきれないよ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………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…後悔してたって仕方ないわね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…そうだ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あのとき、岩田はどこかへ電話していったわ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誰かと約束していたようだけど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事件当日、寿司を持ち帰りした人は？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えっ？ 寿司折かい？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そうだね… どうだったかな…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テツさん！</text:p>
            <text:p>あの日の寿司折のこと覚えてる？</text:p>
          </table:table-cell>
          <table:table-cell/>
        </table:table-row>
        <table:table-row table:style-name="ro1">
          <table:table-cell office:value-type="string">
            <text:p>若板</text:p>
          </table:table-cell>
          <table:table-cell/>
        </table:table-row>
        <table:table-row table:style-name="ro3">
          <table:table-cell office:value-type="string">
            <text:p>はい あの日はひとつだけ 確か、</text:p>
            <text:p>$ci串カツ屋の辰男さん$crが買っていかれましたよ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1">
          <table:table-cell office:value-type="string">
            <text:p>そうだったね ありがとう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そうそう 辰男さんが夜に来て</text:p>
            <text:p>お土産に欲しいって買っていった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辰男の買っていった寿司っていうのは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辰男さんの買っていった寿司って？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にぎりの上を買っていかれましたよ</text:p>
            <text:p>何かいいことあったんですかね</text:p>
          </table:table-cell>
          <table:table-cell/>
        </table:table-row>
        <table:table-row table:style-name="ro1">
          <table:table-cell office:value-type="string">
            <text:p>いいこと？</text:p>
          </table:table-cell>
          <table:table-cell/>
        </table:table-row>
        <table:table-row table:style-name="ro1">
          <table:table-cell office:value-type="string">
            <text:p>にぎりの上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いこと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にぎりの上？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だって辰男さん、</text:p>
            <text:p>めったに食べに来ないし…</text:p>
          </table:table-cell>
          <table:table-cell/>
        </table:table-row>
        <table:table-row table:style-name="ro1">
          <table:table-cell office:value-type="string">
            <text:p>女将のさくら</text:p>
          </table:table-cell>
          <table:table-cell/>
        </table:table-row>
        <table:table-row table:style-name="ro3">
          <table:table-cell office:value-type="string">
            <text:p>食べに来ても、</text:p>
            <text:p>何かのお祝い事のときだけでしたから</text:p>
          </table:table-cell>
          <table:table-cell/>
        </table:table-row>
        <table:table-row table:style-name="ro1">
          <table:table-cell office:value-type="string">
            <text:p>うだつの上がらない会社員</text:p>
          </table:table-cell>
          <table:table-cell/>
        </table:table-row>
        <table:table-row table:style-name="ro3">
          <table:table-cell office:value-type="string">
            <text:p>ここの大将…</text:p>
            <text:p>どっかで昔、見たことあるんだよなぁ</text:p>
          </table:table-cell>
          <table:table-cell/>
        </table:table-row>
        <table:table-row table:style-name="ro1">
          <table:table-cell office:value-type="string">
            <text:p>うだつの上がらない会社員</text:p>
          </table:table-cell>
          <table:table-cell/>
        </table:table-row>
        <table:table-row table:style-name="ro1">
          <table:table-cell office:value-type="string">
            <text:p>…そうだよ</text:p>
          </table:table-cell>
          <table:table-cell/>
        </table:table-row>
        <table:table-row table:style-name="ro1">
          <table:table-cell office:value-type="string">
            <text:p>うだつの上がらない会社員</text:p>
          </table:table-cell>
          <table:table-cell/>
        </table:table-row>
        <table:table-row table:style-name="ro3">
          <table:table-cell office:value-type="string">
            <text:p>前に、クラブのねぇちゃんと遊んでいる</text:p>
            <text:p>ところを見たんだよ</text:p>
          </table:table-cell>
          <table:table-cell/>
        </table:table-row>
        <table:table-row table:style-name="ro1">
          <table:table-cell office:value-type="string">
            <text:p>うだつの上がらない会社員</text:p>
          </table:table-cell>
          <table:table-cell/>
        </table:table-row>
        <table:table-row table:style-name="ro1">
          <table:table-cell office:value-type="string">
            <text:p>かーー！</text:p>
          </table:table-cell>
          <table:table-cell/>
        </table:table-row>
        <table:table-row table:style-name="ro1">
          <table:table-cell office:value-type="string">
            <text:p>うだつの上がらない会社員</text:p>
          </table:table-cell>
          <table:table-cell/>
        </table:table-row>
        <table:table-row table:style-name="ro1">
          <table:table-cell office:value-type="string">
            <text:p>仕事の後の食いモンはうめぇなあ</text:p>
          </table:table-cell>
          <table:table-cell/>
        </table:table-row>
        <table:table-row table:style-name="ro1">
          <table:table-cell office:value-type="string">
            <text:p>常連のおやじ</text:p>
          </table:table-cell>
          <table:table-cell/>
        </table:table-row>
        <table:table-row table:style-name="ro1">
          <table:table-cell office:value-type="string">
            <text:p>エノちゃんとこの寿司は日本一だね</text:p>
          </table:table-cell>
          <table:table-cell/>
        </table:table-row>
        <table:table-row table:style-name="ro1">
          <table:table-cell office:value-type="string">
            <text:p>常連のおやじ</text:p>
          </table:table-cell>
          <table:table-cell/>
        </table:table-row>
        <table:table-row table:style-name="ro1">
          <table:table-cell office:value-type="string">
            <text:p>エノちゃん、どこへ行っちまったんだ…</text:p>
          </table:table-cell>
          <table:table-cell/>
        </table:table-row>
        <table:table-row table:style-name="ro1">
          <table:table-cell office:value-type="string">
            <text:p>常連のおやじ</text:p>
          </table:table-cell>
          <table:table-cell/>
        </table:table-row>
        <table:table-row table:style-name="ro1">
          <table:table-cell office:value-type="string">
            <text:p>エノちゃん、死んじまったんだってな…</text:p>
          </table:table-cell>
          <table:table-cell/>
        </table:table-row>
        <table:table-row table:style-name="ro1">
          <table:table-cell office:value-type="string">
            <text:p>常連のおやじ</text:p>
          </table:table-cell>
          <table:table-cell/>
        </table:table-row>
        <table:table-row table:style-name="ro1">
          <table:table-cell office:value-type="string">
            <text:p>えの鮨は、日本一の寿司屋だね</text:p>
          </table:table-cell>
          <table:table-cell/>
        </table:table-row>
        <table:table-row table:style-name="ro1">
          <table:table-cell office:value-type="string">
            <text:p>カウンターの店員</text:p>
          </table:table-cell>
          <table:table-cell/>
        </table:table-row>
        <table:table-row table:style-name="ro3">
          <table:table-cell office:value-type="string">
            <text:p>いらっしゃいませ</text:p>
            <text:p>当店 ベリーラッキーへようこそ</text:p>
          </table:table-cell>
          <table:table-cell/>
        </table:table-row>
        <table:table-row table:style-name="ro1">
          <table:table-cell office:value-type="string">
            <text:p>カウンターの店員</text:p>
          </table:table-cell>
          <table:table-cell/>
        </table:table-row>
        <table:table-row table:style-name="ro1">
          <table:table-cell office:value-type="string">
            <text:p>またのお越しをお待ちしています</text:p>
          </table:table-cell>
          <table:table-cell/>
        </table:table-row>
        <table:table-row table:style-name="ro1">
          <table:table-cell office:value-type="string">
            <text:p>開店を待つ客</text:p>
          </table:table-cell>
          <table:table-cell/>
        </table:table-row>
        <table:table-row table:style-name="ro1">
          <table:table-cell office:value-type="string">
            <text:p>今日は久々に新台が入るんだってさ</text:p>
          </table:table-cell>
          <table:table-cell/>
        </table:table-row>
        <table:table-row table:style-name="ro1">
          <table:table-cell office:value-type="string">
            <text:p>吠える客</text:p>
          </table:table-cell>
          <table:table-cell/>
        </table:table-row>
        <table:table-row table:style-name="ro1">
          <table:table-cell office:value-type="string">
            <text:p>ちきしょう！ 昼まで待てねえよ</text:p>
          </table:table-cell>
          <table:table-cell/>
        </table:table-row>
        <table:table-row table:style-name="ro1">
          <table:table-cell office:value-type="string">
            <text:p>迷い男</text:p>
          </table:table-cell>
          <table:table-cell/>
        </table:table-row>
        <table:table-row table:style-name="ro1">
          <table:table-cell office:value-type="string">
            <text:p>今日に限って、朝から打てないとは…</text:p>
          </table:table-cell>
          <table:table-cell/>
        </table:table-row>
        <table:table-row table:style-name="ro1">
          <table:table-cell office:value-type="string">
            <text:p>迷い男</text:p>
          </table:table-cell>
          <table:table-cell/>
        </table:table-row>
        <table:table-row table:style-name="ro3">
          <table:table-cell office:value-type="string">
            <text:p>昼から、お得意樣周りをしなくちゃ</text:p>
            <text:p>いけないのにさ</text:p>
          </table:table-cell>
          <table:table-cell/>
        </table:table-row>
        <table:table-row table:style-name="ro1">
          <table:table-cell office:value-type="string">
            <text:p>並んでいる客</text:p>
          </table:table-cell>
          <table:table-cell/>
        </table:table-row>
        <table:table-row table:style-name="ro3">
          <table:table-cell office:value-type="string">
            <text:p>今日は結構、期待できるらしいぜ</text:p>
            <text:p>前の奴が言ってたよ</text:p>
          </table:table-cell>
          <table:table-cell/>
        </table:table-row>
        <table:table-row table:style-name="ro1">
          <table:table-cell office:value-type="string">
            <text:p>並んでいる客</text:p>
          </table:table-cell>
          <table:table-cell/>
        </table:table-row>
        <table:table-row table:style-name="ro1">
          <table:table-cell office:value-type="string">
            <text:p>今日は結構、期待できるらしいぜ！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柳田さんは自殺じゃなかったんですね</text:p>
            <text:p>それを聞いて少しだけ…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1">
          <table:table-cell office:value-type="string">
            <text:p>…でも、いったい誰が柳田さんを…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柳田さんはもう、帰ってはこないけど</text:p>
            <text:p>事件が解決して本当によかったです</text:p>
          </table:table-cell>
          <table:table-cell/>
        </table:table-row>
        <table:table-row table:style-name="ro1">
          <table:table-cell office:value-type="string">
            <text:p>憂いを秘めた女店員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憂いを秘めた女店員</text:p>
          </table:table-cell>
          <table:table-cell/>
        </table:table-row>
        <table:table-row table:style-name="ro1">
          <table:table-cell office:value-type="string">
            <text:p>そ、そんな困ります…</text:p>
          </table:table-cell>
          <table:table-cell/>
        </table:table-row>
        <table:table-row table:style-name="ro1">
          <table:table-cell office:value-type="string">
            <text:p>憂いを秘めた女店員</text:p>
          </table:table-cell>
          <table:table-cell/>
        </table:table-row>
        <table:table-row table:style-name="ro1">
          <table:table-cell office:value-type="string">
            <text:p>あ、いらっしゃいませ…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1">
          <table:table-cell office:value-type="string">
            <text:p>あ、いらっしゃいませ…</text:p>
          </table:table-cell>
          <table:table-cell/>
        </table:table-row>
        <table:table-row table:style-name="ro1">
          <table:table-cell office:value-type="string">
            <text:p>「沙織」っていう店員を知らないか？</text:p>
          </table:table-cell>
          <table:table-cell/>
        </table:table-row>
        <table:table-row table:style-name="ro1">
          <table:table-cell office:value-type="string">
            <text:p>「沙織」っていう店員を知らないかしら？</text:p>
          </table:table-cell>
          <table:table-cell/>
        </table:table-row>
        <table:table-row table:style-name="ro1">
          <table:table-cell office:value-type="string">
            <text:p>この店について教えてくれないか？</text:p>
          </table:table-cell>
          <table:table-cell/>
        </table:table-row>
        <table:table-row table:style-name="ro1">
          <table:table-cell office:value-type="string">
            <text:p>この店について教えてくれないかしら？</text:p>
          </table:table-cell>
          <table:table-cell/>
        </table:table-row>
        <table:table-row table:style-name="ro1">
          <table:table-cell office:value-type="string">
            <text:p>用は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「沙織」っていう店員を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「沙織」っていう店員を知らないかしら？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1">
          <table:table-cell office:value-type="string">
            <text:p>は、はい 沙織なら私ですけど…</text:p>
          </table:table-cell>
          <table:table-cell/>
        </table:table-row>
        <table:table-row table:style-name="ro1">
          <table:table-cell office:value-type="string">
            <text:p>柳田のことを聞く</text:p>
          </table:table-cell>
          <table:table-cell/>
        </table:table-row>
        <table:table-row table:style-name="ro1">
          <table:table-cell office:value-type="string">
            <text:p>沙織のことを聞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柳田のことを調べているんだが…</text:p>
            <text:p>何か知っていたら教えてくれ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柳田のことを調べているの…</text:p>
            <text:p>何か知っていたら教えてくれないかしら？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1">
          <table:table-cell office:value-type="string">
            <text:p>柳田さんのことを…？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あの… 柳田さんが自殺したっていうのは</text:p>
            <text:p>本当なんですか…？</text:p>
          </table:table-cell>
          <table:table-cell/>
        </table:table-row>
        <table:table-row table:style-name="ro4">
          <table:table-cell office:value-type="string">
            <text:p>$iは自殺だと思っている</text:p>
          </table:table-cell>
          <table:table-cell/>
        </table:table-row>
        <table:table-row table:style-name="ro1">
          <table:table-cell office:value-type="string">
            <text:p>警察は自殺だと言っている</text:p>
          </table:table-cell>
          <table:table-cell/>
        </table:table-row>
        <table:table-row table:style-name="ro4">
          <table:table-cell office:value-type="string">
            <text:p>$iは自殺じゃないと思っている</text:p>
          </table:table-cell>
          <table:table-cell/>
        </table:table-row>
        <table:table-row table:style-name="ro4">
          <table:table-cell office:value-type="string">
            <text:p>$iにはまだ分から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4">
          <table:table-cell office:value-type="string">
            <text:p>$iは… 自殺だと思ってい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警察は… 自殺だと言ってい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4">
          <table:table-cell office:value-type="string">
            <text:p>$iは… 自殺じゃないと思ってい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4">
          <table:table-cell office:value-type="string">
            <text:p>…$iにはまだ分からない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私… 信じたくないんです</text:p>
            <text:p>柳田さんが自殺したなんて…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柳田さん… このお店によく来ていて</text:p>
            <text:p>私にはよく話しかけてくれました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亡くなる前の日もお店に来て…</text:p>
            <text:p>確かに樣子が変といえばそうでしたけど…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でもその時、今度ご飯食べに行こうって</text:p>
            <text:p>誘ってくれたんです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は君のことを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はあなたのことを…</text:p>
          </table:table-cell>
          <table:table-cell/>
        </table:table-row>
        <table:table-row table:style-name="ro1">
          <table:table-cell office:value-type="string">
            <text:p>彼女だと思っていた？</text:p>
          </table:table-cell>
          <table:table-cell/>
        </table:table-row>
        <table:table-row table:style-name="ro1">
          <table:table-cell office:value-type="string">
            <text:p>彼女にしたいと思っていた？</text:p>
          </table:table-cell>
          <table:table-cell/>
        </table:table-row>
        <table:table-row table:style-name="ro1">
          <table:table-cell office:value-type="string">
            <text:p>友達だと思っていた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柳田は君のことを…</text:p>
            <text:p>彼女だと思っていた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柳田はあなたのことを…</text:p>
            <text:p>彼女だと思っていた？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…わかりません でも…</text:p>
            <text:p>よくプレゼントをくれまし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柳田は君のことを…</text:p>
            <text:p>彼女にしたいと思っていた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柳田はあなたのことを…</text:p>
            <text:p>彼女にしたいと思っていた？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直接そういうことを</text:p>
            <text:p>言われたことはないんですけど…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柳田さんにそういう気持ちが</text:p>
            <text:p>あるって言うことは気付いてました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1">
          <table:table-cell office:value-type="string">
            <text:p>なんとなく… ですけど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柳田は君のことを…</text:p>
            <text:p>友達だと思っていた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柳田はあなたのことを…</text:p>
            <text:p>友達だと思っていた？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…確かに</text:p>
            <text:p>告白はされなかったですけど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なるほど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なるほどね…</text:p>
          </table:table-cell>
          <table:table-cell/>
        </table:table-row>
        <table:table-row table:style-name="ro1">
          <table:table-cell office:value-type="string">
            <text:p>ありがとうと言って聞き込みを終わる</text:p>
          </table:table-cell>
          <table:table-cell/>
        </table:table-row>
        <table:table-row table:style-name="ro1">
          <table:table-cell office:value-type="string">
            <text:p>ついでに沙織の気持ちを聞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りがとう 参考になった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りがとう 参考になったわ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1">
          <table:table-cell office:value-type="string">
            <text:p>…は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で君は… 柳田のことを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であなたは… 柳田のことを…？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1">
          <table:table-cell office:value-type="string">
            <text:p>それは… その…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1">
          <table:table-cell office:value-type="string">
            <text:p>…はい そうです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あの、これで失礼します</text:p>
            <text:p>まだ仕事中なので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君のことについて</text:p>
            <text:p>ちょっと知りたい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あなたのことについて</text:p>
            <text:p>ちょっと聞きたいんだけど…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や、やめてください</text:p>
            <text:p>今仕事中ですから…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1">
          <table:table-cell office:value-type="string">
            <text:p>はあ… 柳田さん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について教えてくれ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について教えてくれないかしら？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3">
          <table:table-cell office:value-type="string">
            <text:p>ごめんなさい 私…</text:p>
            <text:p>まだ、このお店に来て２週間しかたってなくて…</text:p>
          </table:table-cell>
          <table:table-cell/>
        </table:table-row>
        <table:table-row table:style-name="ro1">
          <table:table-cell office:value-type="string">
            <text:p>ベリーラッキーの店員 沙織</text:p>
          </table:table-cell>
          <table:table-cell/>
        </table:table-row>
        <table:table-row table:style-name="ro1">
          <table:table-cell office:value-type="string">
            <text:p>お店のことは、よく知らないんです</text:p>
          </table:table-cell>
          <table:table-cell/>
        </table:table-row>
        <table:table-row table:style-name="ro1">
          <table:table-cell office:value-type="string">
            <text:p>怒れる神主</text:p>
          </table:table-cell>
          <table:table-cell/>
        </table:table-row>
        <table:table-row table:style-name="ro1">
          <table:table-cell office:value-type="string">
            <text:p>おや あまり見かけん顔じゃな</text:p>
          </table:table-cell>
          <table:table-cell/>
        </table:table-row>
        <table:table-row table:style-name="ro1">
          <table:table-cell office:value-type="string">
            <text:p>怒れる神主</text:p>
          </table:table-cell>
          <table:table-cell/>
        </table:table-row>
        <table:table-row table:style-name="ro3">
          <table:table-cell office:value-type="string">
            <text:p>わしゃ、ここの神主をやっておる</text:p>
            <text:p>社（やしろ）龍之介じゃ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3">
          <table:table-cell office:value-type="string">
            <text:p>おまえさん</text:p>
            <text:p>間違ってもæÎ銭泥棒はせんようにな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1">
          <table:table-cell office:value-type="string">
            <text:p>わしゃ そんな場所は知らんぞ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3">
          <table:table-cell office:value-type="string">
            <text:p>おまえさんのボケーっと顔を見ていると、</text:p>
            <text:p>こっちまでボケーっとしてくるぞぃ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1">
          <table:table-cell office:value-type="string">
            <text:p>もっと、頭をつかってシャキっとせんかい！</text:p>
          </table:table-cell>
          <table:table-cell/>
        </table:table-row>
        <table:table-row table:style-name="ro1">
          <table:table-cell office:value-type="string">
            <text:p>銭湯の覗き事件について尋ねる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1">
          <table:table-cell office:value-type="string">
            <text:p>なんと 銭湯の女湯を覗いたやつがいるのか！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3">
          <table:table-cell office:value-type="string">
            <text:p>けしからん！</text:p>
            <text:p>そんな奴は、こらしめてやらんといかん！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3">
          <table:table-cell office:value-type="string">
            <text:p>ワシはあんなところに鏡を付けたヤツなんか</text:p>
            <text:p>見とらんぞぃ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1">
          <table:table-cell office:value-type="string">
            <text:p>！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1">
          <table:table-cell office:value-type="string">
            <text:p>さては、犯人め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3">
          <table:table-cell office:value-type="string">
            <text:p>ワシのいない、$ci夜$crの時間を見計らって</text:p>
            <text:p>あんなモンをつけおったな…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1">
          <table:table-cell office:value-type="string">
            <text:p>今はそれどころでない！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3">
          <table:table-cell office:value-type="string">
            <text:p>あの、野良猫めぇ…</text:p>
            <text:p>大事なお神酒を、ガブガブと飲みおって…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1">
          <table:table-cell office:value-type="string">
            <text:p>こらしめてやらんといかん！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1">
          <table:table-cell office:value-type="string">
            <text:p>逃げられてもうたな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1">
          <table:table-cell office:value-type="string">
            <text:p>アイツは本当に、ふてぶてしいネコじゃ</text:p>
          </table:table-cell>
          <table:table-cell/>
        </table:table-row>
        <table:table-row table:style-name="ro1">
          <table:table-cell office:value-type="string">
            <text:p>パチンコ屋事件について聞いてみる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2">
          <table:table-cell office:value-type="string">
            <text:p>パチンコ屋事件じゃと？</text:p>
            <text:p/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3">
          <table:table-cell office:value-type="string">
            <text:p>そんな事件は、見たことも聞いたことも</text:p>
            <text:p>ないぞい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4">
          <table:table-cell office:value-type="string">
            <text:p>わしゃ、æÎ銭箱を見張るんで精一杯なんじゃ</text:p>
          </table:table-cell>
          <table:table-cell/>
        </table:table-row>
        <table:table-row table:style-name="ro4">
          <table:table-cell office:value-type="string">
            <text:p>æÎ銭箱がある</text:p>
          </table:table-cell>
          <table:table-cell/>
        </table:table-row>
        <table:table-row table:style-name="ro1">
          <table:table-cell office:value-type="string">
            <text:p>怒鳴る神主</text:p>
          </table:table-cell>
          <table:table-cell/>
        </table:table-row>
        <table:table-row table:style-name="ro4">
          <table:table-cell office:value-type="string">
            <text:p>こら æÎ銭泥棒するでない！</text:p>
          </table:table-cell>
          <table:table-cell/>
        </table:table-row>
        <table:table-row table:style-name="ro1">
          <table:table-cell office:value-type="string">
            <text:p>怒鳴る神主</text:p>
          </table:table-cell>
          <table:table-cell/>
        </table:table-row>
        <table:table-row table:style-name="ro1">
          <table:table-cell office:value-type="string">
            <text:p>わしの目の黒いうちは許さんぞ！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4">
          <table:table-cell office:value-type="string">
            <text:p>こら æÎ銭泥棒するでない！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1">
          <table:table-cell office:value-type="string">
            <text:p>わしの目の黒いうちは許さんぞ！</text:p>
          </table:table-cell>
          <table:table-cell/>
        </table:table-row>
        <table:table-row table:style-name="ro4">
          <table:table-cell office:value-type="string">
            <text:p>æÎ銭泥棒する</text:p>
          </table:table-cell>
          <table:table-cell/>
        </table:table-row>
        <table:table-row table:style-name="ro4">
          <table:table-cell office:value-type="string">
            <text:p>æÎ銭箱の底蓋を開ける</text:p>
          </table:table-cell>
          <table:table-cell/>
        </table:table-row>
        <table:table-row table:style-name="ro1">
          <table:table-cell office:value-type="string">
            <text:p>何もしない</text:p>
          </table:table-cell>
          <table:table-cell/>
        </table:table-row>
        <table:table-row table:style-name="ro4">
          <table:table-cell office:value-type="string">
            <text:p>貯玉の1/100 【$ci$e0$cr】玉おæÎ銭を入れる</text:p>
          </table:table-cell>
          <table:table-cell/>
        </table:table-row>
        <table:table-row table:style-name="ro1">
          <table:table-cell office:value-type="string">
            <text:p>微笑む神主</text:p>
          </table:table-cell>
          <table:table-cell/>
        </table:table-row>
        <table:table-row table:style-name="ro3">
          <table:table-cell office:value-type="string">
            <text:p>感心、感心！</text:p>
            <text:p>神樣に祈る心は大切ぞ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3">
          <table:table-cell office:value-type="string">
            <text:p>感心、感心！</text:p>
            <text:p>神樣に祈る心は大切ぞ</text:p>
          </table:table-cell>
          <table:table-cell/>
        </table:table-row>
        <table:table-row table:style-name="ro1">
          <table:table-cell office:value-type="string">
            <text:p>微笑む神主</text:p>
          </table:table-cell>
          <table:table-cell/>
        </table:table-row>
        <table:table-row table:style-name="ro1">
          <table:table-cell office:value-type="string">
            <text:p>入れているふりをしても音を聞けばわかるぞぃ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1">
          <table:table-cell office:value-type="string">
            <text:p>入れているふりをしても音を聞けばわかるぞぃ</text:p>
          </table:table-cell>
          <table:table-cell/>
        </table:table-row>
        <table:table-row table:style-name="ro1">
          <table:table-cell office:value-type="string">
            <text:p>何も入っていない</text:p>
          </table:table-cell>
          <table:table-cell/>
        </table:table-row>
        <table:table-row table:style-name="ro1">
          <table:table-cell office:value-type="string">
            <text:p>とりあえず鈴を鳴らす</text:p>
          </table:table-cell>
          <table:table-cell/>
        </table:table-row>
        <table:table-row table:style-name="ro4">
          <table:table-cell office:value-type="string">
            <text:p>【$ci$e0$cr】玉 お賽Î銭を入れた</text:p>
          </table:table-cell>
          <table:table-cell/>
        </table:table-row>
        <table:table-row table:style-name="ro1">
          <table:table-cell office:value-type="string">
            <text:p>微笑む神主</text:p>
          </table:table-cell>
          <table:table-cell/>
        </table:table-row>
        <table:table-row table:style-name="ro4">
          <table:table-cell office:value-type="string">
            <text:p>ついでに、æÎ銭も入れてお行きなされ</text:p>
          </table:table-cell>
          <table:table-cell/>
        </table:table-row>
        <table:table-row table:style-name="ro1">
          <table:table-cell office:value-type="string">
            <text:p>神主の社さん</text:p>
          </table:table-cell>
          <table:table-cell/>
        </table:table-row>
        <table:table-row table:style-name="ro4">
          <table:table-cell office:value-type="string">
            <text:p>ついでに、æÎ銭も入れてお行きなされ</text:p>
          </table:table-cell>
          <table:table-cell/>
        </table:table-row>
        <table:table-row table:style-name="ro1">
          <table:table-cell office:value-type="string">
            <text:p>（ゴソゴソ…）</text:p>
          </table:table-cell>
          <table:table-cell/>
        </table:table-row>
        <table:table-row table:style-name="ro1">
          <table:table-cell office:value-type="string">
            <text:p>（…何かを失ったような気がする）</text:p>
          </table:table-cell>
          <table:table-cell/>
        </table:table-row>
        <table:table-row table:style-name="ro3">
          <table:table-cell office:value-type="string">
            <text:p>怪æbそうな顔をしたネコが、塀の上に</text:p>
            <text:p>居座っている</text:p>
          </table:table-cell>
          <table:table-cell/>
        </table:table-row>
        <table:table-row table:style-name="ro1">
          <table:table-cell office:value-type="string">
            <text:p>エサをやってみる</text:p>
          </table:table-cell>
          <table:table-cell/>
        </table:table-row>
        <table:table-row table:style-name="ro1">
          <table:table-cell office:value-type="string">
            <text:p>舌を鳴らしてみる</text:p>
          </table:table-cell>
          <table:table-cell/>
        </table:table-row>
        <table:table-row table:style-name="ro1">
          <table:table-cell office:value-type="string">
            <text:p>捕まえてみる</text:p>
          </table:table-cell>
          <table:table-cell/>
        </table:table-row>
        <table:table-row table:style-name="ro1">
          <table:table-cell office:value-type="string">
            <text:p>ネコの鳴き声をしてみる</text:p>
          </table:table-cell>
          <table:table-cell/>
        </table:table-row>
        <table:table-row table:style-name="ro1">
          <table:table-cell office:value-type="string">
            <text:p>…無視された</text:p>
          </table:table-cell>
          <table:table-cell/>
        </table:table-row>
        <table:table-row table:style-name="ro4">
          <table:table-cell office:value-type="string">
            <text:p>怪æbそうな顔をしたネコ</text:p>
          </table:table-cell>
          <table:table-cell/>
        </table:table-row>
        <table:table-row table:style-name="ro1">
          <table:table-cell office:value-type="string">
            <text:p>フゥーーッ！！</text:p>
          </table:table-cell>
          <table:table-cell/>
        </table:table-row>
        <table:table-row table:style-name="ro1">
          <table:table-cell office:value-type="string">
            <text:p>ネコは塀の上を一目散に逃げて行った…</text:p>
          </table:table-cell>
          <table:table-cell/>
        </table:table-row>
        <table:table-row table:style-name="ro3">
          <table:table-cell office:value-type="string">
            <text:p>（あのネコなら、神社の屋根の上に乗ることも</text:p>
            <text:p>できるだろうなあ…）</text:p>
          </table:table-cell>
          <table:table-cell/>
        </table:table-row>
        <table:table-row table:style-name="ro1">
          <table:table-cell office:value-type="string">
            <text:p>女湯の窓が見える</text:p>
          </table:table-cell>
          <table:table-cell/>
        </table:table-row>
        <table:table-row table:style-name="ro1">
          <table:table-cell office:value-type="string">
            <text:p>足元に何か落ちていないか調べる</text:p>
          </table:table-cell>
          <table:table-cell/>
        </table:table-row>
        <table:table-row table:style-name="ro1">
          <table:table-cell office:value-type="string">
            <text:p>空を見上げる</text:p>
          </table:table-cell>
          <table:table-cell/>
        </table:table-row>
        <table:table-row table:style-name="ro1">
          <table:table-cell office:value-type="string">
            <text:p>試しに女湯を覗こうとしてみる</text:p>
          </table:table-cell>
          <table:table-cell/>
        </table:table-row>
        <table:table-row table:style-name="ro1">
          <table:table-cell office:value-type="string">
            <text:p>何もしない</text:p>
          </table:table-cell>
          <table:table-cell/>
        </table:table-row>
        <table:table-row table:style-name="ro3">
          <table:table-cell office:value-type="string">
            <text:p>土の地面だ</text:p>
            <text:p>あるものといえば、$iの足跡くらいだ</text:p>
          </table:table-cell>
          <table:table-cell/>
        </table:table-row>
        <table:table-row table:style-name="ro1">
          <table:table-cell office:value-type="string">
            <text:p>神社の屋根に光るものが見える</text:p>
          </table:table-cell>
          <table:table-cell/>
        </table:table-row>
        <table:table-row table:style-name="ro3">
          <table:table-cell office:value-type="string">
            <text:p>なんと、神社の屋根には光が反射する</text:p>
            <text:p>鏡のようなものが取り付けてあった</text:p>
          </table:table-cell>
          <table:table-cell/>
        </table:table-row>
        <table:table-row table:style-name="ro1">
          <table:table-cell office:value-type="string">
            <text:p>ここからでは見えそうにない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おや、あなたも見つけられたのですか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実は先ほど、神社の上に怪しいものがある</text:p>
            <text:p>という通報がありましてね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これは我々が処理しておきます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3">
          <table:table-cell office:value-type="string">
            <text:p>もし、何かお聞きになりたいことがあれば</text:p>
            <text:p>交番までお越しください</text:p>
          </table:table-cell>
          <table:table-cell/>
        </table:table-row>
        <table:table-row table:style-name="ro1">
          <table:table-cell office:value-type="string">
            <text:p>大海町派出所の銭型</text:p>
          </table:table-cell>
          <table:table-cell/>
        </table:table-row>
        <table:table-row table:style-name="ro1">
          <table:table-cell office:value-type="string">
            <text:p>では、失礼します</text:p>
          </table:table-cell>
          <table:table-cell/>
        </table:table-row>
        <table:table-row table:style-name="ro1">
          <table:table-cell office:value-type="string">
            <text:p>…こっちは男湯ね</text:p>
          </table:table-cell>
          <table:table-cell/>
        </table:table-row>
        <table:table-row table:style-name="ro3">
          <table:table-cell office:value-type="string">
            <text:p>俺はどうあがいても、</text:p>
            <text:p>中学生以下には見られないな…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4">
          <table:table-cell office:value-type="string">
            <text:p>いらっしゃい 大人は【$ci$e0$cr】玉だよ</text:p>
          </table:table-cell>
          <table:table-cell/>
        </table:table-row>
        <table:table-row table:style-name="ro1">
          <table:table-cell office:value-type="string">
            <text:p>銭湯に入る</text:p>
          </table:table-cell>
          <table:table-cell/>
        </table:table-row>
        <table:table-row table:style-name="ro1">
          <table:table-cell office:value-type="string">
            <text:p>やっぱり帰る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まいど おおきに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ああ、その話かい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わたしゃ詳しいことは知らないけど、</text:p>
            <text:p>『交番の兄ちゃん』に会えばわかるらしいよ</text:p>
          </table:table-cell>
          <table:table-cell/>
        </table:table-row>
        <table:table-row table:style-name="ro1">
          <table:table-cell office:value-type="string">
            <text:p>飲み物を買う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なんだい？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貯玉のない人は入れられないよ</text:p>
          </table:table-cell>
          <table:table-cell/>
        </table:table-row>
        <table:table-row table:style-name="ro1">
          <table:table-cell office:value-type="string">
            <text:p>用はない</text:p>
          </table:table-cell>
          <table:table-cell/>
        </table:table-row>
        <table:table-row table:style-name="ro1">
          <table:table-cell office:value-type="string">
            <text:p>覗き魔事件について聞く</text:p>
          </table:table-cell>
          <table:table-cell/>
        </table:table-row>
        <table:table-row table:style-name="ro1">
          <table:table-cell office:value-type="string">
            <text:p>約束を果たしてもらう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実はね、</text:p>
            <text:p>あんまり大きな声では言えないんだけど…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4">
          <table:table-cell office:value-type="string">
            <text:p>あれから每日、ウチの前に立っている$ci洞口$crさん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近所では「ほら吹きのホラグチ」って呼ばれて</text:p>
            <text:p>いるみたいなんだって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覗いている人がいる、っていうのも</text:p>
            <text:p>本当はあの人の狂言なんじゃないのかねぇ…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番台に乗せて欲しい？</text:p>
            <text:p>私がそんな約束をしたって言うのかい？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あら、そんなこと言ったかねぇ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悪いけど、お客さんにも悪いし</text:p>
            <text:p>番台に乗せて上げるわけにはいかないよ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どうしても女湯を見たいのなら、</text:p>
            <text:p>女の人にでもなることだねぇ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あんたの望みのものじゃないかもしれない</text:p>
            <text:p>けど、今回のお礼だよ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今回のお礼だよ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取っておいておくれ</text:p>
            <text:p>解決してくれて、本当にありがとう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トイレは今、修理中なんだよ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誰かがトイレをつまらせちゃったもんだからさ</text:p>
          </table:table-cell>
          <table:table-cell/>
        </table:table-row>
        <table:table-row table:style-name="ro1">
          <table:table-cell office:value-type="string">
            <text:p>女性の悲鳴</text:p>
          </table:table-cell>
          <table:table-cell/>
        </table:table-row>
        <table:table-row table:style-name="ro1">
          <table:table-cell office:value-type="string">
            <text:p>キャーーーーーー 覗きよー</text:p>
          </table:table-cell>
          <table:table-cell/>
        </table:table-row>
        <table:table-row table:style-name="ro1">
          <table:table-cell office:value-type="string">
            <text:p>湯上りの女性</text:p>
          </table:table-cell>
          <table:table-cell/>
        </table:table-row>
        <table:table-row table:style-name="ro3">
          <table:table-cell office:value-type="string">
            <text:p>おばちゃん！</text:p>
            <text:p>女湯の窓から誰かが覗いていたのよ</text:p>
          </table:table-cell>
          <table:table-cell/>
        </table:table-row>
        <table:table-row table:style-name="ro1">
          <table:table-cell office:value-type="string">
            <text:p>湯上りの女性</text:p>
          </table:table-cell>
          <table:table-cell/>
        </table:table-row>
        <table:table-row table:style-name="ro1">
          <table:table-cell office:value-type="string">
            <text:p>怖くてもう入っていられないわ！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困ったもんだねえ、覗き魔なんて</text:p>
            <text:p>お客さんも来なくなってしまう…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そこのおまえさん 悪いが、犯人を見つけて</text:p>
            <text:p>警察に突き出してきてはもらえんか？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見つけたら、そんな所でこそこそ覗かず</text:p>
            <text:p>番台に座らせてあげようじゃないか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見つけたら、それなりのものは出すからさ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どうだい</text:p>
            <text:p>悪い話じゃないだろう？</text:p>
          </table:table-cell>
          <table:table-cell/>
        </table:table-row>
        <table:table-row table:style-name="ro1">
          <table:table-cell office:value-type="string">
            <text:p>女湯を覗いた犯人を探す依頼を受ける</text:p>
          </table:table-cell>
          <table:table-cell/>
        </table:table-row>
        <table:table-row table:style-name="ro1">
          <table:table-cell office:value-type="string">
            <text:p>面倒そうなので断る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本当かい！ 探してくれるんだね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それじゃあ、よろしく頼んだよ</text:p>
            <text:p>お巡りさんにも、事情は伝えておくから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もし、犯人が見つかったら、お巡りさんに</text:p>
            <text:p>伝えておくれよ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そうかい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もし気が変わったら、いつでも話しかけて</text:p>
            <text:p>おくれよ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やっぱり私のにらんだ通り、</text:p>
            <text:p>洞口さんはホラをふいていたんだねえ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あんたには色々迷惑をかけてしまったねえ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本当にありがとねぇ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約束通り、番台に座らせてもらおうかな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いやね 昨日、いつもウチに来てくれる</text:p>
            <text:p>お客さんから聞いた話なんだけど…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2">
          <table:table-cell office:value-type="string">
            <text:p>ウチの前に立っている$ci洞口$crさん</text:p>
            <text:p/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何でも、思い込んだら、</text:p>
            <text:p>そのまま突っ走ってしまうらしくて…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この前も、町内会のお祭で</text:p>
            <text:p>「カレーに白い粉が浮いている！」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「カレーに毒が入っているわよ」って言い</text:p>
            <text:p>回って、ひと騒動起こしたところなんだってね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実際はただの粉チーズだったらしいんだけど…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今回のウチの騒動も同じようにならなければ</text:p>
            <text:p>いいんだけどねえ…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今はこれといって、分かることはないねぇ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でも、よろしく頼むよ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もしウチで分かることがあったら教えるから</text:p>
            <text:p>まめに顔を出しておくれ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そうそう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この前お客さんが言っていたんだけど、大海</text:p>
            <text:p>公園でずっと座っている人がいるんだって？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1">
          <table:table-cell office:value-type="string">
            <text:p>その人なら、何かを見ているかもしれないねぇ</text:p>
          </table:table-cell>
          <table:table-cell/>
        </table:table-row>
        <table:table-row table:style-name="ro1">
          <table:table-cell office:value-type="string">
            <text:p>番台のヨネ子おばちゃん</text:p>
          </table:table-cell>
          <table:table-cell/>
        </table:table-row>
        <table:table-row table:style-name="ro3">
          <table:table-cell office:value-type="string">
            <text:p>夜によく見かけるらしいから、</text:p>
            <text:p>聞いてみたらどうだい</text:p>
          </table:table-cell>
          <table:table-cell/>
        </table:table-row>
        <table:table-row table:style-name="ro1">
          <table:table-cell office:value-type="string">
            <text:p>風呂上がりの少年</text:p>
          </table:table-cell>
          <table:table-cell/>
        </table:table-row>
        <table:table-row table:style-name="ro1">
          <table:table-cell office:value-type="string">
            <text:p>コーヒー牛乳 大好きなんだよね</text:p>
          </table:table-cell>
          <table:table-cell/>
        </table:table-row>
        <table:table-row table:style-name="ro1">
          <table:table-cell office:value-type="string">
            <text:p>風呂上がりの少年</text:p>
          </table:table-cell>
          <table:table-cell/>
        </table:table-row>
        <table:table-row table:style-name="ro1">
          <table:table-cell office:value-type="string">
            <text:p>フルーツ牛乳 大好きなんだよね</text:p>
          </table:table-cell>
          <table:table-cell/>
        </table:table-row>
        <table:table-row table:style-name="ro1">
          <table:table-cell office:value-type="string">
            <text:p>風呂上がりの少年</text:p>
          </table:table-cell>
          <table:table-cell/>
        </table:table-row>
        <table:table-row table:style-name="ro1">
          <table:table-cell office:value-type="string">
            <text:p>やっぱりラムネが一番だね</text:p>
          </table:table-cell>
          <table:table-cell/>
        </table:table-row>
        <table:table-row table:style-name="ro1">
          <table:table-cell office:value-type="string">
            <text:p>タイミングをはかる青年</text:p>
          </table:table-cell>
          <table:table-cell/>
        </table:table-row>
        <table:table-row table:style-name="ro1">
          <table:table-cell office:value-type="string">
            <text:p>今日はこれで、６本目のコーヒー牛乳だよ</text:p>
          </table:table-cell>
          <table:table-cell/>
        </table:table-row>
        <table:table-row table:style-name="ro1">
          <table:table-cell office:value-type="string">
            <text:p>タイミングをはかる青年</text:p>
          </table:table-cell>
          <table:table-cell/>
        </table:table-row>
        <table:table-row table:style-name="ro3">
          <table:table-cell office:value-type="string">
            <text:p>俺は飲むことが目的じゃなく、番台の前に</text:p>
            <text:p>買いに行くのが目的なんだけどなあ</text:p>
          </table:table-cell>
          <table:table-cell/>
        </table:table-row>
        <table:table-row table:style-name="ro1">
          <table:table-cell office:value-type="string">
            <text:p>後悔するダンナ</text:p>
          </table:table-cell>
          <table:table-cell/>
        </table:table-row>
        <table:table-row table:style-name="ro1">
          <table:table-cell office:value-type="string">
            <text:p>冬までに、５キロ落とさないといけないんだ</text:p>
          </table:table-cell>
          <table:table-cell/>
        </table:table-row>
        <table:table-row table:style-name="ro1">
          <table:table-cell office:value-type="string">
            <text:p>後悔するダンナ</text:p>
          </table:table-cell>
          <table:table-cell/>
        </table:table-row>
        <table:table-row table:style-name="ro1">
          <table:table-cell office:value-type="string">
            <text:p>約束なんかしなきゃよかったよ</text:p>
          </table:table-cell>
          <table:table-cell/>
        </table:table-row>
        <table:table-row table:style-name="ro1">
          <table:table-cell office:value-type="string">
            <text:p>耐えるおとな</text:p>
          </table:table-cell>
          <table:table-cell/>
        </table:table-row>
        <table:table-row table:style-name="ro1">
          <table:table-cell office:value-type="string">
            <text:p>修行中だ 邪魔をしないでもらえるかな</text:p>
          </table:table-cell>
          <table:table-cell/>
        </table:table-row>
        <table:table-row table:style-name="ro1">
          <table:table-cell office:value-type="string">
            <text:p>横目で見る男性</text:p>
          </table:table-cell>
          <table:table-cell/>
        </table:table-row>
        <table:table-row table:style-name="ro3">
          <table:table-cell office:value-type="string">
            <text:p>向こうの浴槽にいるオヤジが、妙にそわそわ</text:p>
            <text:p>しているんだ</text:p>
          </table:table-cell>
          <table:table-cell/>
        </table:table-row>
        <table:table-row table:style-name="ro1">
          <table:table-cell office:value-type="string">
            <text:p>横目で見る男性</text:p>
          </table:table-cell>
          <table:table-cell/>
        </table:table-row>
        <table:table-row table:style-name="ro1">
          <table:table-cell office:value-type="string">
            <text:p>何か危険な香りがするなあ…</text:p>
          </table:table-cell>
          <table:table-cell/>
        </table:table-row>
        <table:table-row table:style-name="ro1">
          <table:table-cell office:value-type="string">
            <text:p>横目で見る男性</text:p>
          </table:table-cell>
          <table:table-cell/>
        </table:table-row>
        <table:table-row table:style-name="ro1">
          <table:table-cell office:value-type="string">
            <text:p>ん？ そわそわしなくなったなあ</text:p>
          </table:table-cell>
          <table:table-cell/>
        </table:table-row>
        <table:table-row table:style-name="ro1">
          <table:table-cell office:value-type="string">
            <text:p>湯船のオヤジ</text:p>
          </table:table-cell>
          <table:table-cell/>
        </table:table-row>
        <table:table-row table:style-name="ro3">
          <table:table-cell office:value-type="string">
            <text:p>海の湯の湯船は大きくて気持ちいいのう</text:p>
            <text:p>じゃが、トイレが壊れているのが問題じゃ</text:p>
          </table:table-cell>
          <table:table-cell/>
        </table:table-row>
        <table:table-row table:style-name="ro1">
          <table:table-cell office:value-type="string">
            <text:p>湯船のオヤジ</text:p>
          </table:table-cell>
          <table:table-cell/>
        </table:table-row>
        <table:table-row table:style-name="ro1">
          <table:table-cell office:value-type="string">
            <text:p>そわそわ</text:p>
          </table:table-cell>
          <table:table-cell/>
        </table:table-row>
        <table:table-row table:style-name="ro1">
          <table:table-cell office:value-type="string">
            <text:p>湯船のオヤジ</text:p>
          </table:table-cell>
          <table:table-cell/>
        </table:table-row>
        <table:table-row table:style-name="ro3">
          <table:table-cell office:value-type="string">
            <text:p>そわそわ、そわそわ</text:p>
            <text:p>どうしたものか？ トイレ トイレ……</text:p>
          </table:table-cell>
          <table:table-cell/>
        </table:table-row>
        <table:table-row table:style-name="ro1">
          <table:table-cell office:value-type="string">
            <text:p>湯船のオヤジ</text:p>
          </table:table-cell>
          <table:table-cell/>
        </table:table-row>
        <table:table-row table:style-name="ro3">
          <table:table-cell office:value-type="string">
            <text:p>うっ</text:p>
            <text:p>やばい、やばい、あっもう！</text:p>
          </table:table-cell>
          <table:table-cell/>
        </table:table-row>
        <table:table-row table:style-name="ro1">
          <table:table-cell office:value-type="string">
            <text:p>湯船のオヤジ</text:p>
          </table:table-cell>
          <table:table-cell/>
        </table:table-row>
        <table:table-row table:style-name="ro1">
          <table:table-cell office:value-type="string">
            <text:p>ふぅ……………っ</text:p>
          </table:table-cell>
          <table:table-cell/>
        </table:table-row>
        <table:table-row table:style-name="ro1">
          <table:table-cell office:value-type="string">
            <text:p>湯船のオヤジ</text:p>
          </table:table-cell>
          <table:table-cell/>
        </table:table-row>
        <table:table-row table:style-name="ro3">
          <table:table-cell office:value-type="string">
            <text:p>トイレ？</text:p>
            <text:p>ああ、もういいんじゃよ</text:p>
          </table:table-cell>
          <table:table-cell/>
        </table:table-row>
        <table:table-row table:style-name="ro1">
          <table:table-cell office:value-type="string">
            <text:p>湯船のオヤジ</text:p>
          </table:table-cell>
          <table:table-cell/>
        </table:table-row>
        <table:table-row table:style-name="ro1">
          <table:table-cell office:value-type="string">
            <text:p>いい湯じゃな</text:p>
          </table:table-cell>
          <table:table-cell/>
        </table:table-row>
        <table:table-row table:style-name="ro1">
          <table:table-cell office:value-type="string">
            <text:p>湯船のオヤジ</text:p>
          </table:table-cell>
          <table:table-cell/>
        </table:table-row>
        <table:table-row table:style-name="ro1">
          <table:table-cell office:value-type="string">
            <text:p>どうだい おまえさんも入らんか？</text:p>
          </table:table-cell>
          <table:table-cell/>
        </table:table-row>
        <table:table-row table:style-name="ro1">
          <table:table-cell office:value-type="string">
            <text:p>湯船のオヤジ</text:p>
          </table:table-cell>
          <table:table-cell/>
        </table:table-row>
        <table:table-row table:style-name="ro3">
          <table:table-cell office:value-type="string">
            <text:p>もう入っとるか ハッハッハッ</text:p>
            <text:p>いい湯加減じゃろう</text:p>
          </table:table-cell>
          <table:table-cell/>
        </table:table-row>
        <table:table-row table:style-name="ro1">
          <table:table-cell office:value-type="string">
            <text:p>說教ジジイ</text:p>
          </table:table-cell>
          <table:table-cell/>
        </table:table-row>
        <table:table-row table:style-name="ro1">
          <table:table-cell office:value-type="string">
            <text:p>お主、湯船に入るときは体を洗ってからじゃぞ</text:p>
          </table:table-cell>
          <table:table-cell/>
        </table:table-row>
        <table:table-row table:style-name="ro1">
          <table:table-cell office:value-type="string">
            <text:p>尻込みしている男</text:p>
          </table:table-cell>
          <table:table-cell/>
        </table:table-row>
        <table:table-row table:style-name="ro3">
          <table:table-cell office:value-type="string">
            <text:p>私の後ろに座っている人、</text:p>
            <text:p>あんなに大きな傷が背中にあるんですよ</text:p>
          </table:table-cell>
          <table:table-cell/>
        </table:table-row>
        <table:table-row table:style-name="ro1">
          <table:table-cell office:value-type="string">
            <text:p>尻込みしている男</text:p>
          </table:table-cell>
          <table:table-cell/>
        </table:table-row>
        <table:table-row table:style-name="ro1">
          <table:table-cell office:value-type="string">
            <text:p>もう、見るからに恐そうですよね</text:p>
          </table:table-cell>
          <table:table-cell/>
        </table:table-row>
        <table:table-row table:style-name="ro1">
          <table:table-cell office:value-type="string">
            <text:p>尻込みしている男</text:p>
          </table:table-cell>
          <table:table-cell/>
        </table:table-row>
        <table:table-row table:style-name="ro1">
          <table:table-cell office:value-type="string">
            <text:p>今はいないみたいですね あの男の人は</text:p>
          </table:table-cell>
          <table:table-cell/>
        </table:table-row>
        <table:table-row table:style-name="ro1">
          <table:table-cell office:value-type="string">
            <text:p>尻込みしている男</text:p>
          </table:table-cell>
          <table:table-cell/>
        </table:table-row>
        <table:table-row table:style-name="ro1">
          <table:table-cell office:value-type="string">
            <text:p>盆踊りにでも行っているのかなあ…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…背中に、刺されたような傷がある</text:p>
            <text:p>怖そうな男性が髪を洗っている</text:p>
          </table:table-cell>
          <table:table-cell/>
        </table:table-row>
        <table:table-row table:style-name="ro1">
          <table:table-cell office:value-type="string">
            <text:p>「今日は暑いですね」と声をかけてみる</text:p>
          </table:table-cell>
          <table:table-cell/>
        </table:table-row>
        <table:table-row table:style-name="ro1">
          <table:table-cell office:value-type="string">
            <text:p>こっそりシャンプーを頭にかけてみる</text:p>
          </table:table-cell>
          <table:table-cell/>
        </table:table-row>
        <table:table-row table:style-name="ro1">
          <table:table-cell office:value-type="string">
            <text:p>関わると面倒そうなので何もしない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…暑いときほど、風呂に入りたくなる性分でな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…今日は、泡がなかなかとれねぇなあ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…よう兄ちゃん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さっきは、面白いことをしてくれた</text:p>
            <text:p>そうじゃねぇか</text:p>
          </table:table-cell>
          <table:table-cell/>
        </table:table-row>
        <table:table-row table:style-name="ro1">
          <table:table-cell office:value-type="string">
            <text:p>「すいません」と平謝りする</text:p>
          </table:table-cell>
          <table:table-cell/>
        </table:table-row>
        <table:table-row table:style-name="ro1">
          <table:table-cell office:value-type="string">
            <text:p>「つい出来心で…」と本心を話す</text:p>
          </table:table-cell>
          <table:table-cell/>
        </table:table-row>
        <table:table-row table:style-name="ro1">
          <table:table-cell office:value-type="string">
            <text:p>「私じゃない」とウソをつく</text:p>
          </table:table-cell>
          <table:table-cell/>
        </table:table-row>
        <table:table-row table:style-name="ro1">
          <table:table-cell office:value-type="string">
            <text:p>「誰ですか？」ととぼける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世の中、何でも謝れば片付くと</text:p>
            <text:p>思ったか？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正直に言えば、誰でも許してくれるとでも</text:p>
            <text:p>思ったか？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ウソ突き通せば、大丈夫な相手だとでも</text:p>
            <text:p>思ったか？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バカの振りしてとぼけておけば、</text:p>
            <text:p>相手にされないとでも思ったか？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そんなに世の中甘くねぇよ</text:p>
            <text:p>俺にシャンプーをたっぷりとかけやがって…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盆踊りの日の夜、公園で待ってるぜ</text:p>
            <text:p>観客の前で、面白いショーが見せられるかもな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来なかったらどうなるか…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…分かっているよな</text:p>
          </table:table-cell>
          <table:table-cell/>
        </table:table-row>
        <table:table-row table:style-name="ro1">
          <table:table-cell office:value-type="string">
            <text:p>オヤジくさいおねえさん</text:p>
          </table:table-cell>
          <table:table-cell/>
        </table:table-row>
        <table:table-row table:style-name="ro1">
          <table:table-cell office:value-type="string">
            <text:p>お風呂上りはやっぱりビールよね</text:p>
          </table:table-cell>
          <table:table-cell/>
        </table:table-row>
        <table:table-row table:style-name="ro1">
          <table:table-cell office:value-type="string">
            <text:p>オヤジくさいおねえさん</text:p>
          </table:table-cell>
          <table:table-cell/>
        </table:table-row>
        <table:table-row table:style-name="ro1">
          <table:table-cell office:value-type="string">
            <text:p>ここでもビールを売ればいいのにね</text:p>
          </table:table-cell>
          <table:table-cell/>
        </table:table-row>
        <table:table-row table:style-name="ro1">
          <table:table-cell office:value-type="string">
            <text:p>深刻な顔の女性</text:p>
          </table:table-cell>
          <table:table-cell/>
        </table:table-row>
        <table:table-row table:style-name="ro3">
          <table:table-cell office:value-type="string">
            <text:p>はぁ…</text:p>
            <text:p>冬までに５キロ落とさないといけないの</text:p>
          </table:table-cell>
          <table:table-cell/>
        </table:table-row>
        <table:table-row table:style-name="ro1">
          <table:table-cell office:value-type="string">
            <text:p>深刻な顔の女性</text:p>
          </table:table-cell>
          <table:table-cell/>
        </table:table-row>
        <table:table-row table:style-name="ro1">
          <table:table-cell office:value-type="string">
            <text:p>ダンナとあんな約束しなきゃ良かったわ</text:p>
          </table:table-cell>
          <table:table-cell/>
        </table:table-row>
        <table:table-row table:style-name="ro1">
          <table:table-cell office:value-type="string">
            <text:p>妬む女</text:p>
          </table:table-cell>
          <table:table-cell/>
        </table:table-row>
        <table:table-row table:style-name="ro1">
          <table:table-cell office:value-type="string">
            <text:p>いいわね 細い人は…</text:p>
          </table:table-cell>
          <table:table-cell/>
        </table:table-row>
        <table:table-row table:style-name="ro1">
          <table:table-cell office:value-type="string">
            <text:p>妬む女</text:p>
          </table:table-cell>
          <table:table-cell/>
        </table:table-row>
        <table:table-row table:style-name="ro1">
          <table:table-cell office:value-type="string">
            <text:p>…いいわよね</text:p>
          </table:table-cell>
          <table:table-cell/>
        </table:table-row>
        <table:table-row table:style-name="ro1">
          <table:table-cell office:value-type="string">
            <text:p>とぼけた女</text:p>
          </table:table-cell>
          <table:table-cell/>
        </table:table-row>
        <table:table-row table:style-name="ro1">
          <table:table-cell office:value-type="string">
            <text:p>あら、あなた見ない顔ね</text:p>
          </table:table-cell>
          <table:table-cell/>
        </table:table-row>
        <table:table-row table:style-name="ro1">
          <table:table-cell office:value-type="string">
            <text:p>体を洗う女性</text:p>
          </table:table-cell>
          <table:table-cell/>
        </table:table-row>
        <table:table-row table:style-name="ro1">
          <table:table-cell office:value-type="string">
            <text:p>いやだ 石鹸、忘れてきちゃった…</text:p>
          </table:table-cell>
          <table:table-cell/>
        </table:table-row>
        <table:table-row table:style-name="ro1">
          <table:table-cell office:value-type="string">
            <text:p>恥ずかしがる人</text:p>
          </table:table-cell>
          <table:table-cell/>
        </table:table-row>
        <table:table-row table:style-name="ro1">
          <table:table-cell office:value-type="string">
            <text:p>やだ…</text:p>
          </table:table-cell>
          <table:table-cell/>
        </table:table-row>
        <table:table-row table:style-name="ro1">
          <table:table-cell office:value-type="string">
            <text:p>恥ずかしがる人</text:p>
          </table:table-cell>
          <table:table-cell/>
        </table:table-row>
        <table:table-row table:style-name="ro1">
          <table:table-cell office:value-type="string">
            <text:p>あんまりジロジロみないでください</text:p>
          </table:table-cell>
          <table:table-cell/>
        </table:table-row>
        <table:table-row table:style-name="ro1">
          <table:table-cell office:value-type="string">
            <text:p>落ち着きのない男の子</text:p>
          </table:table-cell>
          <table:table-cell/>
        </table:table-row>
        <table:table-row table:style-name="ro1">
          <table:table-cell office:value-type="string">
            <text:p>お兄ちゃん かっこいいね</text:p>
          </table:table-cell>
          <table:table-cell/>
        </table:table-row>
        <table:table-row table:style-name="ro1">
          <table:table-cell office:value-type="string">
            <text:p>落ち着きのない男の子</text:p>
          </table:table-cell>
          <table:table-cell/>
        </table:table-row>
        <table:table-row table:style-name="ro1">
          <table:table-cell office:value-type="string">
            <text:p>お姉ちゃん かっこいいね</text:p>
          </table:table-cell>
          <table:table-cell/>
        </table:table-row>
        <table:table-row table:style-name="ro1">
          <table:table-cell office:value-type="string">
            <text:p>ラジオ体操指導員？</text:p>
          </table:table-cell>
          <table:table-cell/>
        </table:table-row>
        <table:table-row table:style-name="ro3">
          <table:table-cell office:value-type="string">
            <text:p>クソッ ついてないな！</text:p>
            <text:p>何で思うように出てくれないんだ！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3">
          <table:table-cell office:value-type="string">
            <text:p>クソッ ついてないな！</text:p>
            <text:p>何で思うように出てくれないんだ！</text:p>
          </table:table-cell>
          <table:table-cell/>
        </table:table-row>
        <table:table-row table:style-name="ro1">
          <table:table-cell office:value-type="string">
            <text:p>ラジオ体操指導員？</text:p>
          </table:table-cell>
          <table:table-cell/>
        </table:table-row>
        <table:table-row table:style-name="ro3">
          <table:table-cell office:value-type="string">
            <text:p>ああもう！</text:p>
            <text:p>話があるなら、朝の公園にきてください</text:p>
          </table:table-cell>
          <table:table-cell/>
        </table:table-row>
        <table:table-row table:style-name="ro1">
          <table:table-cell office:value-type="string">
            <text:p>ラジオ体操指導員？</text:p>
          </table:table-cell>
          <table:table-cell/>
        </table:table-row>
        <table:table-row table:style-name="ro1">
          <table:table-cell office:value-type="string">
            <text:p>今は大海物語を楽しみたいんですよ</text:p>
          </table:table-cell>
          <table:table-cell/>
        </table:table-row>
        <table:table-row table:style-name="ro1">
          <table:table-cell office:value-type="string">
            <text:p>ラジオ体操指導員？</text:p>
          </table:table-cell>
          <table:table-cell/>
        </table:table-row>
        <table:table-row table:style-name="ro1">
          <table:table-cell office:value-type="string">
            <text:p>なあ 今度一緒に、食事にでも行こうよ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1">
          <table:table-cell office:value-type="string">
            <text:p>なあ 今度一緒に、食事にでも行こうよ</text:p>
          </table:table-cell>
          <table:table-cell/>
        </table:table-row>
        <table:table-row table:style-name="ro1">
          <table:table-cell office:value-type="string">
            <text:p>ラジオ体操指導員？</text:p>
          </table:table-cell>
          <table:table-cell/>
        </table:table-row>
        <table:table-row table:style-name="ro3">
          <table:table-cell office:value-type="string">
            <text:p>これ、君にあげるよ</text:p>
            <text:p>この前から、欲しがっていただろう？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3">
          <table:table-cell office:value-type="string">
            <text:p>これ、君にあげるよ</text:p>
            <text:p>この前から、欲しがっていただろう？</text:p>
          </table:table-cell>
          <table:table-cell/>
        </table:table-row>
        <table:table-row table:style-name="ro1">
          <table:table-cell office:value-type="string">
            <text:p>…食事に誘っているようだ</text:p>
          </table:table-cell>
          <table:table-cell/>
        </table:table-row>
        <table:table-row table:style-name="ro1">
          <table:table-cell office:value-type="string">
            <text:p>…プレゼントをあげているようだ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3">
          <table:table-cell office:value-type="string">
            <text:p>每朝、この公園でやっていますよ</text:p>
            <text:p>是非あなたも、每朝お越しください</text:p>
          </table:table-cell>
          <table:table-cell/>
        </table:table-row>
        <table:table-row table:style-name="ro1">
          <table:table-cell office:value-type="string">
            <text:p>ラジオ体操指導員</text:p>
          </table:table-cell>
          <table:table-cell/>
        </table:table-row>
        <table:table-row table:style-name="ro3">
          <table:table-cell office:value-type="string">
            <text:p>どうも 初めまして</text:p>
            <text:p>私は、ラジオ体操の指導をしている柳田です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3">
          <table:table-cell office:value-type="string">
            <text:p>あなたもどうですか？ </text:p>
            <text:p>ラジオ体操をすると、１日が気持ち良いですよ</text:p>
          </table:table-cell>
          <table:table-cell/>
        </table:table-row>
        <table:table-row table:style-name="ro1">
          <table:table-cell office:value-type="string">
            <text:p>パチンコ屋事件について聞く</text:p>
          </table:table-cell>
          <table:table-cell/>
        </table:table-row>
        <table:table-row table:style-name="ro1">
          <table:table-cell office:value-type="string">
            <text:p>ラジオ体操について聞く</text:p>
          </table:table-cell>
          <table:table-cell/>
        </table:table-row>
        <table:table-row table:style-name="ro1">
          <table:table-cell office:value-type="string">
            <text:p>榎本について聞く</text:p>
          </table:table-cell>
          <table:table-cell/>
        </table:table-row>
        <table:table-row table:style-name="ro1">
          <table:table-cell office:value-type="string">
            <text:p>特に用は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パチパラ町のパチンコ屋事件について</text:p>
            <text:p>聞きたい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パチパラ町のパチンコ屋事件について</text:p>
            <text:p>聞きたいんだけど…</text:p>
          </table:table-cell>
          <table:table-cell/>
        </table:table-row>
        <table:table-row table:style-name="ro1">
          <table:table-cell office:value-type="string">
            <text:p>パチパラ町から大海町に向かった怪しい人物</text:p>
          </table:table-cell>
          <table:table-cell/>
        </table:table-row>
        <table:table-row table:style-name="ro1">
          <table:table-cell office:value-type="string">
            <text:p>その日のアリバイ</text:p>
          </table:table-cell>
          <table:table-cell/>
        </table:table-row>
        <table:table-row table:style-name="ro1">
          <table:table-cell office:value-type="string">
            <text:p>何か気づいたこと</text:p>
          </table:table-cell>
          <table:table-cell/>
        </table:table-row>
        <table:table-row table:style-name="ro1">
          <table:table-cell office:value-type="string">
            <text:p>やっぱりやめ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事件の日の朝、パチパラ町からこの町に</text:p>
            <text:p>怪しい人物が来なかった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事件の日の朝、パチパラ町からこの町に</text:p>
            <text:p>怪しい人物が来なかったかしら？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1">
          <table:table-cell office:value-type="string">
            <text:p>あの日ですか…？ そうですねえ…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1">
          <table:table-cell office:value-type="string">
            <text:p>いや… そういった記憶はありませんねえ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の日の朝、何をしていました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の日の朝、何をしていました？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3">
          <table:table-cell office:value-type="string">
            <text:p>ボクは… いつものようにこの公園に</text:p>
            <text:p>ラジオ体操に来ていましたよ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3">
          <table:table-cell office:value-type="string">
            <text:p>でも、雨が降り出したんで、</text:p>
            <text:p>その日は中止にしたんで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あの日のことで、</text:p>
            <text:p>何か気づいたことは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あの日のことで、</text:p>
            <text:p>何か気づいたことはないかしら？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3">
          <table:table-cell office:value-type="string">
            <text:p>そうですね… 特にこれと言って…</text:p>
            <text:p>あ、そうだ…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3">
          <table:table-cell office:value-type="string">
            <text:p>$ci榎本$crさんが来ませんでしたね</text:p>
            <text:p>あの人、時々休むことがあるんで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榎本さんというのは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榎本さんて、誰？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4">
          <table:table-cell office:value-type="string">
            <text:p>この大海町の寿司屋、「$ciえの鮨$cr」の大将です</text:p>
          </table:table-cell>
          <table:table-cell/>
        </table:table-row>
        <table:table-row table:style-name="ro1">
          <table:table-cell office:value-type="string">
            <text:p>柳田 まさと</text:p>
          </table:table-cell>
          <table:table-cell/>
        </table:table-row>
        <table:table-row table:style-name="ro3">
          <table:table-cell office:value-type="string">
            <text:p>仕入れの帰りに体操に来られるんですが…</text:p>
            <text:p>休むことが多いですね</text:p>
          </table:table-cell>
          <table:table-cell/>
        </table:table-row>
        <table:table-row table:style-name="ro1">
          <table:table-cell office:value-type="string">
            <text:p>チャルメラのおやじ</text:p>
          </table:table-cell>
          <table:table-cell/>
        </table:table-row>
        <table:table-row table:style-name="ro1">
          <table:table-cell office:value-type="string">
            <text:p>おっ 兄ちゃん、格好いいなあ</text:p>
          </table:table-cell>
          <table:table-cell/>
        </table:table-row>
        <table:table-row table:style-name="ro1">
          <table:table-cell office:value-type="string">
            <text:p>チャルメラのおやじ</text:p>
          </table:table-cell>
          <table:table-cell/>
        </table:table-row>
        <table:table-row table:style-name="ro1">
          <table:table-cell office:value-type="string">
            <text:p>おっ 姉ちゃん、かわいいねえ</text:p>
          </table:table-cell>
          <table:table-cell/>
        </table:table-row>
        <table:table-row table:style-name="ro1">
          <table:table-cell office:value-type="string">
            <text:p>チャルメラのおやじ</text:p>
          </table:table-cell>
          <table:table-cell/>
        </table:table-row>
        <table:table-row table:style-name="ro1">
          <table:table-cell office:value-type="string">
            <text:p>安くしとくよ 一杯どうだい？</text:p>
          </table:table-cell>
          <table:table-cell/>
        </table:table-row>
        <table:table-row table:style-name="ro1">
          <table:table-cell office:value-type="string">
            <text:p>チャルメラのおやじ</text:p>
          </table:table-cell>
          <table:table-cell/>
        </table:table-row>
        <table:table-row table:style-name="ro1">
          <table:table-cell office:value-type="string">
            <text:p>また、よってくれよ</text:p>
          </table:table-cell>
          <table:table-cell/>
        </table:table-row>
        <table:table-row table:style-name="ro1">
          <table:table-cell office:value-type="string">
            <text:p>町内会の会長</text:p>
          </table:table-cell>
          <table:table-cell/>
        </table:table-row>
        <table:table-row table:style-name="ro3">
          <table:table-cell office:value-type="string">
            <text:p>今日は体操指導員が来るのが遅いな</text:p>
            <text:p>夏風邪でもひいたのだろうか…</text:p>
          </table:table-cell>
          <table:table-cell/>
        </table:table-row>
        <table:table-row table:style-name="ro1">
          <table:table-cell office:value-type="string">
            <text:p>町内会の会長</text:p>
          </table:table-cell>
          <table:table-cell/>
        </table:table-row>
        <table:table-row table:style-name="ro1">
          <table:table-cell office:value-type="string">
            <text:p>夏と言えば、ラジオ体操ですよ</text:p>
          </table:table-cell>
          <table:table-cell/>
        </table:table-row>
        <table:table-row table:style-name="ro1">
          <table:table-cell office:value-type="string">
            <text:p>町内会の会長</text:p>
          </table:table-cell>
          <table:table-cell/>
        </table:table-row>
        <table:table-row table:style-name="ro1">
          <table:table-cell office:value-type="string">
            <text:p>しかし、柳田君がいなくなって寂しいですね</text:p>
          </table:table-cell>
          <table:table-cell/>
        </table:table-row>
        <table:table-row table:style-name="ro1">
          <table:table-cell office:value-type="string">
            <text:p>町内会の会長</text:p>
          </table:table-cell>
          <table:table-cell/>
        </table:table-row>
        <table:table-row table:style-name="ro1">
          <table:table-cell office:value-type="string">
            <text:p>まさか、彼が死んでしまうとは…</text:p>
          </table:table-cell>
          <table:table-cell/>
        </table:table-row>
        <table:table-row table:style-name="ro1">
          <table:table-cell office:value-type="string">
            <text:p>健康なおばあさん</text:p>
          </table:table-cell>
          <table:table-cell/>
        </table:table-row>
        <table:table-row table:style-name="ro1">
          <table:table-cell office:value-type="string">
            <text:p>健康にはラジオ体操が一番よ</text:p>
          </table:table-cell>
          <table:table-cell/>
        </table:table-row>
        <table:table-row table:style-name="ro1">
          <table:table-cell office:value-type="string">
            <text:p>健康なおばあさん</text:p>
          </table:table-cell>
          <table:table-cell/>
        </table:table-row>
        <table:table-row table:style-name="ro1">
          <table:table-cell office:value-type="string">
            <text:p>…なんであんな若いもんが死ぬのかねえ</text:p>
          </table:table-cell>
          <table:table-cell/>
        </table:table-row>
        <table:table-row table:style-name="ro1">
          <table:table-cell office:value-type="string">
            <text:p>大海町の長老</text:p>
          </table:table-cell>
          <table:table-cell/>
        </table:table-row>
        <table:table-row table:style-name="ro1">
          <table:table-cell office:value-type="string">
            <text:p>あの若造、どこで暇をつぶしているんじゃ！</text:p>
          </table:table-cell>
          <table:table-cell/>
        </table:table-row>
        <table:table-row table:style-name="ro1">
          <table:table-cell office:value-type="string">
            <text:p>大海町の長老</text:p>
          </table:table-cell>
          <table:table-cell/>
        </table:table-row>
        <table:table-row table:style-name="ro1">
          <table:table-cell office:value-type="string">
            <text:p>お主もどうじゃ 気持ちええぞ</text:p>
          </table:table-cell>
          <table:table-cell/>
        </table:table-row>
        <table:table-row table:style-name="ro1">
          <table:table-cell office:value-type="string">
            <text:p>大海町の長老</text:p>
          </table:table-cell>
          <table:table-cell/>
        </table:table-row>
        <table:table-row table:style-name="ro1">
          <table:table-cell office:value-type="string">
            <text:p>あの若造、ええ奴じゃったのにな…</text:p>
          </table:table-cell>
          <table:table-cell/>
        </table:table-row>
        <table:table-row table:style-name="ro1">
          <table:table-cell office:value-type="string">
            <text:p>面倒そうな女の子</text:p>
          </table:table-cell>
          <table:table-cell/>
        </table:table-row>
        <table:table-row table:style-name="ro1">
          <table:table-cell office:value-type="string">
            <text:p>ラジオ体操って、メンドクサイ</text:p>
          </table:table-cell>
          <table:table-cell/>
        </table:table-row>
        <table:table-row table:style-name="ro1">
          <table:table-cell office:value-type="string">
            <text:p>面倒そうな女の子</text:p>
          </table:table-cell>
          <table:table-cell/>
        </table:table-row>
        <table:table-row table:style-name="ro3">
          <table:table-cell office:value-type="string">
            <text:p>せっかくラジオ体操がなくなったと</text:p>
            <text:p>思ったのになあ…</text:p>
          </table:table-cell>
          <table:table-cell/>
        </table:table-row>
        <table:table-row table:style-name="ro1">
          <table:table-cell office:value-type="string">
            <text:p>面倒そうな女の子</text:p>
          </table:table-cell>
          <table:table-cell/>
        </table:table-row>
        <table:table-row table:style-name="ro1">
          <table:table-cell office:value-type="string">
            <text:p>これじゃあ、ラジオ体操はできないよね</text:p>
          </table:table-cell>
          <table:table-cell/>
        </table:table-row>
        <table:table-row table:style-name="ro1">
          <table:table-cell office:value-type="string">
            <text:p>面倒そうな女の子</text:p>
          </table:table-cell>
          <table:table-cell/>
        </table:table-row>
        <table:table-row table:style-name="ro1">
          <table:table-cell office:value-type="string">
            <text:p>明日から休もう</text:p>
          </table:table-cell>
          <table:table-cell/>
        </table:table-row>
        <table:table-row table:style-name="ro1">
          <table:table-cell office:value-type="string">
            <text:p>眠そうな男の子</text:p>
          </table:table-cell>
          <table:table-cell/>
        </table:table-row>
        <table:table-row table:style-name="ro3">
          <table:table-cell office:value-type="string">
            <text:p>眠いよう</text:p>
            <text:p>夏休みくらい、ゆっくり寝ていたいのに…</text:p>
          </table:table-cell>
          <table:table-cell/>
        </table:table-row>
        <table:table-row table:style-name="ro1">
          <table:table-cell office:value-type="string">
            <text:p>眠そうな男の子</text:p>
          </table:table-cell>
          <table:table-cell/>
        </table:table-row>
        <table:table-row table:style-name="ro3">
          <table:table-cell office:value-type="string">
            <text:p>うう…</text:p>
            <text:p>もっとラジオ体操が休みだったらよかったのに</text:p>
          </table:table-cell>
          <table:table-cell/>
        </table:table-row>
        <table:table-row table:style-name="ro1">
          <table:table-cell office:value-type="string">
            <text:p>小学校の学級長</text:p>
          </table:table-cell>
          <table:table-cell/>
        </table:table-row>
        <table:table-row table:style-name="ro1">
          <table:table-cell office:value-type="string">
            <text:p>みんな来ているか確認しないとな</text:p>
          </table:table-cell>
          <table:table-cell/>
        </table:table-row>
        <table:table-row table:style-name="ro1">
          <table:table-cell office:value-type="string">
            <text:p>小学校の学級長</text:p>
          </table:table-cell>
          <table:table-cell/>
        </table:table-row>
        <table:table-row table:style-name="ro3">
          <table:table-cell office:value-type="string">
            <text:p>それにしても、今日は体操のお兄さんが</text:p>
            <text:p>なかなか来ないなあ</text:p>
          </table:table-cell>
          <table:table-cell/>
        </table:table-row>
        <table:table-row table:style-name="ro1">
          <table:table-cell office:value-type="string">
            <text:p>小学校の学級長</text:p>
          </table:table-cell>
          <table:table-cell/>
        </table:table-row>
        <table:table-row table:style-name="ro1">
          <table:table-cell office:value-type="string">
            <text:p>体操のお兄さん、死んじゃったんだね</text:p>
          </table:table-cell>
          <table:table-cell/>
        </table:table-row>
        <table:table-row table:style-name="ro1">
          <table:table-cell office:value-type="string">
            <text:p>近所のガキ大将</text:p>
          </table:table-cell>
          <table:table-cell/>
        </table:table-row>
        <table:table-row table:style-name="ro3">
          <table:table-cell office:value-type="string">
            <text:p>なんで学級長が、隣にいるんだよ</text:p>
            <text:p>ミキちゃんと話しづらいじゃねーか</text:p>
          </table:table-cell>
          <table:table-cell/>
        </table:table-row>
        <table:table-row table:style-name="ro1">
          <table:table-cell office:value-type="string">
            <text:p>かわいい転校生</text:p>
          </table:table-cell>
          <table:table-cell/>
        </table:table-row>
        <table:table-row table:style-name="ro1">
          <table:table-cell office:value-type="string">
            <text:p>あなたも、ラジオ体操しませんか</text:p>
          </table:table-cell>
          <table:table-cell/>
        </table:table-row>
        <table:table-row table:style-name="ro1">
          <table:table-cell office:value-type="string">
            <text:p>かわいい転校生</text:p>
          </table:table-cell>
          <table:table-cell/>
        </table:table-row>
        <table:table-row table:style-name="ro1">
          <table:table-cell office:value-type="string">
            <text:p>体操のおじさん、遅いなあ</text:p>
          </table:table-cell>
          <table:table-cell/>
        </table:table-row>
        <table:table-row table:style-name="ro1">
          <table:table-cell office:value-type="string">
            <text:p>かわいい転校生</text:p>
          </table:table-cell>
          <table:table-cell/>
        </table:table-row>
        <table:table-row table:style-name="ro3">
          <table:table-cell office:value-type="string">
            <text:p>体操のおじさんは、いなくなっちゃったけど</text:p>
            <text:p>あなたもラジオ体操しませんか</text:p>
          </table:table-cell>
          <table:table-cell/>
        </table:table-row>
        <table:table-row table:style-name="ro1">
          <table:table-cell office:value-type="string">
            <text:p>お面屋</text:p>
          </table:table-cell>
          <table:table-cell/>
        </table:table-row>
        <table:table-row table:style-name="ro1">
          <table:table-cell office:value-type="string">
            <text:p>祭にお面は欠かせないよ！</text:p>
          </table:table-cell>
          <table:table-cell/>
        </table:table-row>
        <table:table-row table:style-name="ro1">
          <table:table-cell office:value-type="string">
            <text:p>お面屋</text:p>
          </table:table-cell>
          <table:table-cell/>
        </table:table-row>
        <table:table-row table:style-name="ro1">
          <table:table-cell office:value-type="string">
            <text:p>似合うはずだよ！</text:p>
          </table:table-cell>
          <table:table-cell/>
        </table:table-row>
        <table:table-row table:style-name="ro1">
          <table:table-cell office:value-type="string">
            <text:p>リンゴ飴屋</text:p>
          </table:table-cell>
          <table:table-cell/>
        </table:table-row>
        <table:table-row table:style-name="ro1">
          <table:table-cell office:value-type="string">
            <text:p>おいしいリンゴ飴だよ １本買っときな</text:p>
          </table:table-cell>
          <table:table-cell/>
        </table:table-row>
        <table:table-row table:style-name="ro1">
          <table:table-cell office:value-type="string">
            <text:p>リンゴ飴屋</text:p>
          </table:table-cell>
          <table:table-cell/>
        </table:table-row>
        <table:table-row table:style-name="ro1">
          <table:table-cell office:value-type="string">
            <text:p>また来てくれよ〜</text:p>
          </table:table-cell>
          <table:table-cell/>
        </table:table-row>
        <table:table-row table:style-name="ro1">
          <table:table-cell office:value-type="string">
            <text:p>金魚すくい屋</text:p>
          </table:table-cell>
          <table:table-cell/>
        </table:table-row>
        <table:table-row table:style-name="ro1">
          <table:table-cell office:value-type="string">
            <text:p>どうだい 一回やっていくかい？</text:p>
          </table:table-cell>
          <table:table-cell/>
        </table:table-row>
        <table:table-row table:style-name="ro1">
          <table:table-cell office:value-type="string">
            <text:p>金魚すくい屋</text:p>
          </table:table-cell>
          <table:table-cell/>
        </table:table-row>
        <table:table-row table:style-name="ro1">
          <table:table-cell office:value-type="string">
            <text:p>ありがとな</text:p>
          </table:table-cell>
          <table:table-cell/>
        </table:table-row>
        <table:table-row table:style-name="ro1">
          <table:table-cell office:value-type="string">
            <text:p>カキ氷屋</text:p>
          </table:table-cell>
          <table:table-cell/>
        </table:table-row>
        <table:table-row table:style-name="ro1">
          <table:table-cell office:value-type="string">
            <text:p>カキ氷〜 カキ氷はいらんかね〜</text:p>
          </table:table-cell>
          <table:table-cell/>
        </table:table-row>
        <table:table-row table:style-name="ro1">
          <table:table-cell office:value-type="string">
            <text:p>カキ氷屋</text:p>
          </table:table-cell>
          <table:table-cell/>
        </table:table-row>
        <table:table-row table:style-name="ro1">
          <table:table-cell office:value-type="string">
            <text:p>暑い夏には、カキ氷が一番だよ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どうだい</text:p>
            <text:p>俺とパチンコ勝負していかないか？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なんだよ</text:p>
            <text:p>またパチンコ勝負に来やがったのか？</text:p>
          </table:table-cell>
          <table:table-cell/>
        </table:table-row>
        <table:table-row table:style-name="ro1">
          <table:table-cell office:value-type="string">
            <text:p>パチンコ勝負す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なんだ？ 怖気づいたのか？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弱い奴だな、まったく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かーーーっ！ 負けだ負け 俺の負けだ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ほらよ ちきしょう！</text:p>
            <text:p>払いたかねぇけど、約束は約束だからな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もう二度とくるんじゃねぇぞー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ざまあみやがれってんだ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約束通り、あんたの貯玉の半分をいただくぜ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今日の営業は終わりだ さあ帰った、帰った！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来やがったな…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今日はここで、俺とパチンコ勝負してもらうぞ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なあに、あんたにも悪い話じゃねぇよ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あんたが勝ったら、あんたの出玉に</text:p>
            <text:p>【$ci$e0$cr】玉つけてやろうじゃねぇか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3">
          <table:table-cell office:value-type="string">
            <text:p>ただし、負けたらあんたの持っている貯玉の</text:p>
            <text:p>半分をいただくぜ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さあ、勝負だ！</text:p>
          </table:table-cell>
          <table:table-cell/>
        </table:table-row>
        <table:table-row table:style-name="ro1">
          <table:table-cell office:value-type="string">
            <text:p>走り回る男の子</text:p>
          </table:table-cell>
          <table:table-cell/>
        </table:table-row>
        <table:table-row table:style-name="ro1">
          <table:table-cell office:value-type="string">
            <text:p>こっちだよ〜</text:p>
          </table:table-cell>
          <table:table-cell/>
        </table:table-row>
        <table:table-row table:style-name="ro1">
          <table:table-cell office:value-type="string">
            <text:p>はしゃぐ女の子</text:p>
          </table:table-cell>
          <table:table-cell/>
        </table:table-row>
        <table:table-row table:style-name="ro1">
          <table:table-cell office:value-type="string">
            <text:p>私のリンゴ飴、返してよ〜</text:p>
          </table:table-cell>
          <table:table-cell/>
        </table:table-row>
        <table:table-row table:style-name="ro1">
          <table:table-cell office:value-type="string">
            <text:p>決断力のないオヤジ</text:p>
          </table:table-cell>
          <table:table-cell/>
        </table:table-row>
        <table:table-row table:style-name="ro3">
          <table:table-cell office:value-type="string">
            <text:p>俺の少ない小遣いで、どっちを楽しむべきか…</text:p>
            <text:p>うぅ 迷うなあ</text:p>
          </table:table-cell>
          <table:table-cell/>
        </table:table-row>
        <table:table-row table:style-name="ro1">
          <table:table-cell office:value-type="string">
            <text:p>甘え上手な女の子</text:p>
          </table:table-cell>
          <table:table-cell/>
        </table:table-row>
        <table:table-row table:style-name="ro1">
          <table:table-cell office:value-type="string">
            <text:p>お父さぁん</text:p>
          </table:table-cell>
          <table:table-cell/>
        </table:table-row>
        <table:table-row table:style-name="ro1">
          <table:table-cell office:value-type="string">
            <text:p>甘え上手な女の子</text:p>
          </table:table-cell>
          <table:table-cell/>
        </table:table-row>
        <table:table-row table:style-name="ro1">
          <table:table-cell office:value-type="string">
            <text:p>魔女っ子のお面、買って欲しいなあ</text:p>
          </table:table-cell>
          <table:table-cell/>
        </table:table-row>
        <table:table-row table:style-name="ro1">
          <table:table-cell office:value-type="string">
            <text:p>断りきれない父親</text:p>
          </table:table-cell>
          <table:table-cell/>
        </table:table-row>
        <table:table-row table:style-name="ro1">
          <table:table-cell office:value-type="string">
            <text:p>ダメだよ ダメ</text:p>
          </table:table-cell>
          <table:table-cell/>
        </table:table-row>
        <table:table-row table:style-name="ro1">
          <table:table-cell office:value-type="string">
            <text:p>断りきれない父親</text:p>
          </table:table-cell>
          <table:table-cell/>
        </table:table-row>
        <table:table-row table:style-name="ro1">
          <table:table-cell office:value-type="string">
            <text:p>そんな目で見ないでくれよ…</text:p>
          </table:table-cell>
          <table:table-cell/>
        </table:table-row>
        <table:table-row table:style-name="ro1">
          <table:table-cell office:value-type="string">
            <text:p>熟しやすい女性</text:p>
          </table:table-cell>
          <table:table-cell/>
        </table:table-row>
        <table:table-row table:style-name="ro1">
          <table:table-cell office:value-type="string">
            <text:p>あ〜ん もう</text:p>
          </table:table-cell>
          <table:table-cell/>
        </table:table-row>
        <table:table-row table:style-name="ro1">
          <table:table-cell office:value-type="string">
            <text:p>お祭好きの男の子</text:p>
          </table:table-cell>
          <table:table-cell/>
        </table:table-row>
        <table:table-row table:style-name="ro3">
          <table:table-cell office:value-type="string">
            <text:p>おじさん</text:p>
            <text:p>シロップだけちょうだいよー</text:p>
          </table:table-cell>
          <table:table-cell/>
        </table:table-row>
        <table:table-row table:style-name="ro1">
          <table:table-cell office:value-type="string">
            <text:p>根っからのパチンコ好き</text:p>
          </table:table-cell>
          <table:table-cell/>
        </table:table-row>
        <table:table-row table:style-name="ro3">
          <table:table-cell office:value-type="string">
            <text:p>このパチプロは勝負師ですな</text:p>
            <text:p>命を削って勝負にきてますよ</text:p>
          </table:table-cell>
          <table:table-cell/>
        </table:table-row>
        <table:table-row table:style-name="ro1">
          <table:table-cell office:value-type="string">
            <text:p>踊り下手な男性</text:p>
          </table:table-cell>
          <table:table-cell/>
        </table:table-row>
        <table:table-row table:style-name="ro1">
          <table:table-cell office:value-type="string">
            <text:p>ちゃんと踊れる人がうらやましい…</text:p>
          </table:table-cell>
          <table:table-cell/>
        </table:table-row>
        <table:table-row table:style-name="ro1">
          <table:table-cell office:value-type="string">
            <text:p>踊り下手な男性</text:p>
          </table:table-cell>
          <table:table-cell/>
        </table:table-row>
        <table:table-row table:style-name="ro3">
          <table:table-cell office:value-type="string">
            <text:p>何度やっても、どんどんズレていって</text:p>
            <text:p>しまうんですよ</text:p>
          </table:table-cell>
          <table:table-cell/>
        </table:table-row>
        <table:table-row table:style-name="ro1">
          <table:table-cell office:value-type="string">
            <text:p>いちゃつく男</text:p>
          </table:table-cell>
          <table:table-cell/>
        </table:table-row>
        <table:table-row table:style-name="ro1">
          <table:table-cell office:value-type="string">
            <text:p>おいおい 空気をよんでくれよ〜</text:p>
          </table:table-cell>
          <table:table-cell/>
        </table:table-row>
        <table:table-row table:style-name="ro1">
          <table:table-cell office:value-type="string">
            <text:p>いちゃつく女</text:p>
          </table:table-cell>
          <table:table-cell/>
        </table:table-row>
        <table:table-row table:style-name="ro3">
          <table:table-cell office:value-type="string">
            <text:p>ねえ 涼ちゃん</text:p>
            <text:p>今度は、どんな楽しいことしてくれるの〜</text:p>
          </table:table-cell>
          <table:table-cell/>
        </table:table-row>
        <table:table-row table:style-name="ro1">
          <table:table-cell office:value-type="string">
            <text:p>仏閣好きの女性</text:p>
          </table:table-cell>
          <table:table-cell/>
        </table:table-row>
        <table:table-row table:style-name="ro3">
          <table:table-cell office:value-type="string">
            <text:p>ここからぼんやりと神社を眺めていると、</text:p>
            <text:p>落ち着くのよね</text:p>
          </table:table-cell>
          <table:table-cell/>
        </table:table-row>
        <table:table-row table:style-name="ro1">
          <table:table-cell office:value-type="string">
            <text:p>「銭湯の覗き事件をご存知ですか？」と尋ねる</text:p>
          </table:table-cell>
          <table:table-cell/>
        </table:table-row>
        <table:table-row table:style-name="ro1">
          <table:table-cell office:value-type="string">
            <text:p>用はない</text:p>
          </table:table-cell>
          <table:table-cell/>
        </table:table-row>
        <table:table-row table:style-name="ro1">
          <table:table-cell office:value-type="string">
            <text:p>仏閣好きの女性</text:p>
          </table:table-cell>
          <table:table-cell/>
        </table:table-row>
        <table:table-row table:style-name="ro3">
          <table:table-cell office:value-type="string">
            <text:p>知っているわよ</text:p>
            <text:p>海の湯の前に立っている女性から聞いてね</text:p>
          </table:table-cell>
          <table:table-cell/>
        </table:table-row>
        <table:table-row table:style-name="ro1">
          <table:table-cell office:value-type="string">
            <text:p>仏閣好きの女性</text:p>
          </table:table-cell>
          <table:table-cell/>
        </table:table-row>
        <table:table-row table:style-name="ro3">
          <table:table-cell office:value-type="string">
            <text:p>…そうそう、あの人には言わなかったんだけど</text:p>
            <text:p>私、神社の奥でコソコソと動く人影を見たのよ</text:p>
          </table:table-cell>
          <table:table-cell/>
        </table:table-row>
        <table:table-row table:style-name="ro1">
          <table:table-cell office:value-type="string">
            <text:p>仏閣好きの女性</text:p>
          </table:table-cell>
          <table:table-cell/>
        </table:table-row>
        <table:table-row table:style-name="ro3">
          <table:table-cell office:value-type="string">
            <text:p>もう、１週間くらい前かなぁ…</text:p>
            <text:p>見るからに怪しい人だったわ</text:p>
          </table:table-cell>
          <table:table-cell/>
        </table:table-row>
        <table:table-row table:style-name="ro1">
          <table:table-cell office:value-type="string">
            <text:p>仏閣好きの女性</text:p>
          </table:table-cell>
          <table:table-cell/>
        </table:table-row>
        <table:table-row table:style-name="ro1">
          <table:table-cell office:value-type="string">
            <text:p>そうそう この前は言い忘れていたんだけど…</text:p>
          </table:table-cell>
          <table:table-cell/>
        </table:table-row>
        <table:table-row table:style-name="ro1">
          <table:table-cell office:value-type="string">
            <text:p>仏閣好きの女性</text:p>
          </table:table-cell>
          <table:table-cell/>
        </table:table-row>
        <table:table-row table:style-name="ro3">
          <table:table-cell office:value-type="string">
            <text:p>神社の奥でコソコソしていたのは、</text:p>
            <text:p>この辺ではあまり見かけない人だったわ</text:p>
          </table:table-cell>
          <table:table-cell/>
        </table:table-row>
        <table:table-row table:style-name="ro1">
          <table:table-cell office:value-type="string">
            <text:p>仏閣好きの女性</text:p>
          </table:table-cell>
          <table:table-cell/>
        </table:table-row>
        <table:table-row table:style-name="ro3">
          <table:table-cell office:value-type="string">
            <text:p>あの人が言っている、写真屋の小暮さんとは</text:p>
            <text:p>全然違う人よ</text:p>
          </table:table-cell>
          <table:table-cell/>
        </table:table-row>
        <table:table-row table:style-name="ro1">
          <table:table-cell office:value-type="string">
            <text:p>ベンチに座る男</text:p>
          </table:table-cell>
          <table:table-cell/>
        </table:table-row>
        <table:table-row table:style-name="ro1">
          <table:table-cell office:value-type="string">
            <text:p>夜風が気持ちいいな</text:p>
          </table:table-cell>
          <table:table-cell/>
        </table:table-row>
        <table:table-row table:style-name="ro1">
          <table:table-cell office:value-type="string">
            <text:p>ベンチに座る男</text:p>
          </table:table-cell>
          <table:table-cell/>
        </table:table-row>
        <table:table-row table:style-name="ro3">
          <table:table-cell office:value-type="string">
            <text:p>牛乳屋の兄ちゃんが、この前、あのアパートの</text:p>
            <text:p>奴のところへ集金に行ったんだとよ</text:p>
          </table:table-cell>
          <table:table-cell/>
        </table:table-row>
        <table:table-row table:style-name="ro1">
          <table:table-cell office:value-type="string">
            <text:p>ベンチに座る男</text:p>
          </table:table-cell>
          <table:table-cell/>
        </table:table-row>
        <table:table-row table:style-name="ro3">
          <table:table-cell office:value-type="string">
            <text:p>よく知らないけど、すごい気色悪い部屋だった</text:p>
            <text:p>って話だぜ</text:p>
          </table:table-cell>
          <table:table-cell/>
        </table:table-row>
        <table:table-row table:style-name="ro1">
          <table:table-cell office:value-type="string">
            <text:p>ベンチに座る女</text:p>
          </table:table-cell>
          <table:table-cell/>
        </table:table-row>
        <table:table-row table:style-name="ro1">
          <table:table-cell office:value-type="string">
            <text:p>お月樣がきれいね</text:p>
          </table:table-cell>
          <table:table-cell/>
        </table:table-row>
        <table:table-row table:style-name="ro1">
          <table:table-cell office:value-type="string">
            <text:p>ベンチに座る女</text:p>
          </table:table-cell>
          <table:table-cell/>
        </table:table-row>
        <table:table-row table:style-name="ro3">
          <table:table-cell office:value-type="string">
            <text:p>この前、メゾン大海のあたりから</text:p>
            <text:p>双眼鏡でこっちを覗いていた人がいたのよ</text:p>
          </table:table-cell>
          <table:table-cell/>
        </table:table-row>
        <table:table-row table:style-name="ro1">
          <table:table-cell office:value-type="string">
            <text:p>ベンチに座る女</text:p>
          </table:table-cell>
          <table:table-cell/>
        </table:table-row>
        <table:table-row table:style-name="ro1">
          <table:table-cell office:value-type="string">
            <text:p>気持ち悪かったわ</text:p>
          </table:table-cell>
          <table:table-cell/>
        </table:table-row>
        <table:table-row table:style-name="ro1">
          <table:table-cell office:value-type="string">
            <text:p>１０１号室の住人</text:p>
          </table:table-cell>
          <table:table-cell/>
        </table:table-row>
        <table:table-row table:style-name="ro1">
          <table:table-cell office:value-type="string">
            <text:p>なんだよ！</text:p>
          </table:table-cell>
          <table:table-cell/>
        </table:table-row>
        <table:table-row table:style-name="ro1">
          <table:table-cell office:value-type="string">
            <text:p>１０１号室の住人</text:p>
          </table:table-cell>
          <table:table-cell/>
        </table:table-row>
        <table:table-row table:style-name="ro3">
          <table:table-cell office:value-type="string">
            <text:p>新聞ならいらないし、</text:p>
            <text:p>狂犬病の注射だってちゃんとしてるよ！</text:p>
          </table:table-cell>
          <table:table-cell/>
        </table:table-row>
        <table:table-row table:style-name="ro1">
          <table:table-cell office:value-type="string">
            <text:p>１０１号室の住人</text:p>
          </table:table-cell>
          <table:table-cell/>
        </table:table-row>
        <table:table-row table:style-name="ro1">
          <table:table-cell office:value-type="string">
            <text:p>表札の横にシールが張ってあるのを見てくれよ</text:p>
          </table:table-cell>
          <table:table-cell/>
        </table:table-row>
        <table:table-row table:style-name="ro1">
          <table:table-cell office:value-type="string">
            <text:p>（表札には、野原ツトムと書いてある）</text:p>
          </table:table-cell>
          <table:table-cell/>
        </table:table-row>
        <table:table-row table:style-name="ro1">
          <table:table-cell office:value-type="string">
            <text:p>「受信料をいただきに来た」と言ってみる</text:p>
          </table:table-cell>
          <table:table-cell/>
        </table:table-row>
        <table:table-row table:style-name="ro1">
          <table:table-cell office:value-type="string">
            <text:p>１０１号室の野原くん</text:p>
          </table:table-cell>
          <table:table-cell/>
        </table:table-row>
        <table:table-row table:style-name="ro3">
          <table:table-cell office:value-type="string">
            <text:p>ウチにはテレビが無いからさ</text:p>
            <text:p>見てないものは払えないね</text:p>
          </table:table-cell>
          <table:table-cell/>
        </table:table-row>
        <table:table-row table:style-name="ro1">
          <table:table-cell office:value-type="string">
            <text:p>１０１号室の野原くん</text:p>
          </table:table-cell>
          <table:table-cell/>
        </table:table-row>
        <table:table-row table:style-name="ro1">
          <table:table-cell office:value-type="string">
            <text:p>なんだよ！</text:p>
          </table:table-cell>
          <table:table-cell/>
        </table:table-row>
        <table:table-row table:style-name="ro1">
          <table:table-cell office:value-type="string">
            <text:p>１０１号室の野原くん</text:p>
          </table:table-cell>
          <table:table-cell/>
        </table:table-row>
        <table:table-row table:style-name="ro3">
          <table:table-cell office:value-type="string">
            <text:p>新聞ならいらないし、</text:p>
            <text:p>狂犬病の注射だってちゃんとしてるよ！</text:p>
          </table:table-cell>
          <table:table-cell/>
        </table:table-row>
        <table:table-row table:style-name="ro1">
          <table:table-cell office:value-type="string">
            <text:p>１０１号室の野原くん</text:p>
          </table:table-cell>
          <table:table-cell/>
        </table:table-row>
        <table:table-row table:style-name="ro3">
          <table:table-cell office:value-type="string">
            <text:p>例の場所なんて知らねえよ</text:p>
            <text:p>俺が知るわけねえだろう！！</text:p>
          </table:table-cell>
          <table:table-cell/>
        </table:table-row>
        <table:table-row table:style-name="ro1">
          <table:table-cell office:value-type="string">
            <text:p>１０１号室の野原くん</text:p>
          </table:table-cell>
          <table:table-cell/>
        </table:table-row>
        <table:table-row table:style-name="ro1">
          <table:table-cell office:value-type="string">
            <text:p>ほらもう、帰ってくれよ！</text:p>
          </table:table-cell>
          <table:table-cell/>
        </table:table-row>
        <table:table-row table:style-name="ro3">
          <table:table-cell office:value-type="string">
            <text:p>カギがかかっている</text:p>
            <text:p>どうやら人は住んでいないようだ</text:p>
          </table:table-cell>
          <table:table-cell/>
        </table:table-row>
        <table:table-row table:style-name="ro1">
          <table:table-cell office:value-type="string">
            <text:p>ドアの前にゴミ袋が出されている</text:p>
          </table:table-cell>
          <table:table-cell/>
        </table:table-row>
        <table:table-row table:style-name="ro1">
          <table:table-cell office:value-type="string">
            <text:p>ゴミをあさってみる</text:p>
          </table:table-cell>
          <table:table-cell/>
        </table:table-row>
        <table:table-row table:style-name="ro1">
          <table:table-cell office:value-type="string">
            <text:p>ゴミなんてさわりたくもない</text:p>
          </table:table-cell>
          <table:table-cell/>
        </table:table-row>
        <table:table-row table:style-name="ro1">
          <table:table-cell office:value-type="string">
            <text:p>（ゴソゴソ ゴソゴソ…）</text:p>
          </table:table-cell>
          <table:table-cell/>
        </table:table-row>
        <table:table-row table:style-name="ro1">
          <table:table-cell office:value-type="string">
            <text:p>！</text:p>
          </table:table-cell>
          <table:table-cell/>
        </table:table-row>
        <table:table-row table:style-name="ro3">
          <table:table-cell office:value-type="string">
            <text:p>なんと、ゴミ袋の中に</text:p>
            <text:p>「海の湯」の見取り図が丸めて捨てられていた</text:p>
          </table:table-cell>
          <table:table-cell/>
        </table:table-row>
        <table:table-row table:style-name="ro1">
          <table:table-cell office:value-type="string">
            <text:p>「家の前にゴミを出さないでください」と怒鳴る</text:p>
          </table:table-cell>
          <table:table-cell/>
        </table:table-row>
        <table:table-row table:style-name="ro1">
          <table:table-cell office:value-type="string">
            <text:p>「なんで銭湯の見取り図なんて持ってるの？」と尋ねる</text:p>
          </table:table-cell>
          <table:table-cell/>
        </table:table-row>
        <table:table-row table:style-name="ro1">
          <table:table-cell office:value-type="string">
            <text:p>１０１号室の野原くん</text:p>
          </table:table-cell>
          <table:table-cell/>
        </table:table-row>
        <table:table-row table:style-name="ro3">
          <table:table-cell office:value-type="string">
            <text:p>お、おう 悪いな</text:p>
            <text:p>後で捨てに行くから、気にしないでくれ</text:p>
          </table:table-cell>
          <table:table-cell/>
        </table:table-row>
        <table:table-row table:style-name="ro1">
          <table:table-cell office:value-type="string">
            <text:p>１０１号室の野原くん</text:p>
          </table:table-cell>
          <table:table-cell/>
        </table:table-row>
        <table:table-row table:style-name="ro3">
          <table:table-cell office:value-type="string">
            <text:p>て、てめえ！</text:p>
            <text:p>ゴミをあさりやがったな！！</text:p>
          </table:table-cell>
          <table:table-cell/>
        </table:table-row>
        <table:table-row table:style-name="ro1">
          <table:table-cell office:value-type="string">
            <text:p>１０１号室の野原くん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１０１号室の野原くん</text:p>
          </table:table-cell>
          <table:table-cell/>
        </table:table-row>
        <table:table-row table:style-name="ro1">
          <table:table-cell office:value-type="string">
            <text:p>つまんねえことで、俺の邪魔をしないでくれ</text:p>
          </table:table-cell>
          <table:table-cell/>
        </table:table-row>
        <table:table-row table:style-name="ro1">
          <table:table-cell office:value-type="string">
            <text:p>１０１号室の野原くん</text:p>
          </table:table-cell>
          <table:table-cell/>
        </table:table-row>
        <table:table-row table:style-name="ro1">
          <table:table-cell office:value-type="string">
            <text:p>こっちは、引越しの準備で忙しいんだ！</text:p>
          </table:table-cell>
          <table:table-cell/>
        </table:table-row>
        <table:table-row table:style-name="ro1">
          <table:table-cell office:value-type="string">
            <text:p>（この男は何かを隠しているような…）</text:p>
          </table:table-cell>
          <table:table-cell/>
        </table:table-row>
        <table:table-row table:style-name="ro3">
          <table:table-cell office:value-type="string">
            <text:p>（この部屋の中を見たことのある人の</text:p>
            <text:p>証言を得ることができないだろうか…）</text:p>
          </table:table-cell>
          <table:table-cell/>
        </table:table-row>
        <table:table-row table:style-name="ro3">
          <table:table-cell office:value-type="string">
            <text:p>（この部屋の中を見たことのある人の</text:p>
            <text:p>証言を得ることができないかしら…）</text:p>
          </table:table-cell>
          <table:table-cell/>
        </table:table-row>
        <table:table-row table:style-name="ro3">
          <table:table-cell office:value-type="string">
            <text:p>カギがかかっている</text:p>
            <text:p>どうやら引越してしまって、いないようだ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おう！ 久しぶりだな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おめえ、泊るところがねえのか？</text:p>
            <text:p>だったらウチ泊ってくか？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しっかし、ここは物騒なアパートだな</text:p>
            <text:p>人が２人も死んでるぜ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あんたも、両隣の住人が死んで大変だな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なんなら、おいらとここに住んでみるかい？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なんだ？ </text:p>
            <text:p>今日は朝からやけに上が騒がしかったなあ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あんたも、うるさくて起きてきたんだろ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なんなら、ここで一緒に寝るか？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２階に住んでた、柳田ってヤツが死んだ</text:p>
            <text:p>そうじゃねえか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あんたも、そんな部屋の隣に住んで</text:p>
            <text:p>大変だな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なんなら、おいらとここに住んでみるかい？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ついこの間、朝早くだったかなあ</text:p>
            <text:p>寿司屋の大将が２階から降りてきたんだよ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こんなところにゃ市場もねえし、</text:p>
            <text:p>いったい何をやっていたんだろうな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なんならあんた、</text:p>
            <text:p>ここに泊って朝まで過ごしてみるかい？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おめえも、泊るところがねえのか？</text:p>
            <text:p>だったらウチ泊ってくか？</text:p>
          </table:table-cell>
          <table:table-cell/>
        </table:table-row>
        <table:table-row table:style-name="ro1">
          <table:table-cell office:value-type="string">
            <text:p>丁重に断る</text:p>
          </table:table-cell>
          <table:table-cell/>
        </table:table-row>
        <table:table-row table:style-name="ro4">
          <table:table-cell office:value-type="string">
            <text:p>貯玉の1/10 【$ci$e0$cr】玉を恵んでやる</text:p>
          </table:table-cell>
          <table:table-cell/>
        </table:table-row>
        <table:table-row table:style-name="ro1">
          <table:table-cell office:value-type="string">
            <text:p>他人の振りをする</text:p>
          </table:table-cell>
          <table:table-cell/>
        </table:table-row>
        <table:table-row table:style-name="ro1">
          <table:table-cell office:value-type="string">
            <text:p>高額レートのパチンコ屋について聞く</text:p>
          </table:table-cell>
          <table:table-cell/>
        </table:table-row>
        <table:table-row table:style-name="ro1">
          <table:table-cell office:value-type="string">
            <text:p>シルバームーンについて聞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遠慮しま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4">
          <table:table-cell office:value-type="string">
            <text:p>【$ci$e0$cr】玉あげます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そうか…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2">
          <table:table-cell office:value-type="string">
            <text:p>俺は昔、ここの１０３号室に住んでいたんだ</text:p>
            <text:p/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だが、家賃が払えなくなっちまったら</text:p>
            <text:p>この樣さ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…世間は厳しいよなあ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お、くれんのかい？ ありがとよ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なんでぇ スましやがって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その話かい</text:p>
            <text:p>そいつはタダじゃ教えらんねえなあ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ああ 何か、茶を飲みてぇ気分だなあ</text:p>
          </table:table-cell>
          <table:table-cell/>
        </table:table-row>
        <table:table-row table:style-name="ro4">
          <table:table-cell office:value-type="string">
            <text:p>$ci日本茶セット$crを渡す</text:p>
          </table:table-cell>
          <table:table-cell/>
        </table:table-row>
        <table:table-row table:style-name="ro4">
          <table:table-cell office:value-type="string">
            <text:p>$ci日本茶セット$crを渡さない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コイツはありがてえな</text:p>
            <text:p>久しぶりにマシな飲み物にありつけるぞ！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…おっと、そうだったな</text:p>
            <text:p>“例の場所”なら、神主が知っているらしいぞ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おまえさんには、かなり世話になってるしな</text:p>
            <text:p>教えてやるよ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“例の場所”なら、神主に聞きな</text:p>
            <text:p>俺が知っているのはそれだけさ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2">
          <table:table-cell office:value-type="string">
            <text:p>おっ またくれんのか</text:p>
            <text:p/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ありがとよ</text:p>
          </table:table-cell>
          <table:table-cell/>
        </table:table-row>
        <table:table-row table:style-name="ro1">
          <table:table-cell office:value-type="string">
            <text:p>泊る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冗談だよ 冗談</text:p>
            <text:p>こんな狭いところに、２人は寝られないだろ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高額レートのパチンコ屋について</text:p>
            <text:p>聞きたい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高額レートのパチンコ屋について</text:p>
            <text:p>聞きたいんだけど…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何っ！ お前 その話をどこで？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まぁ 見ての通り このありさまだよ</text:p>
            <text:p>あんなとこ２度と行かねぇよ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のパチンコ屋ってシルバームーンだろ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そのパチンコ屋って、シルバームーン</text:p>
            <text:p>なんでしょ？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ふっ そこまで知っているんじゃ仕方がない</text:p>
            <text:p>それじゃ ヒントだけ教えてやるよ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3">
          <table:table-cell office:value-type="string">
            <text:p>扉を開けるには</text:p>
            <text:p>「合言葉」に当たる「ポーズ」が必要なんだ</text:p>
          </table:table-cell>
          <table:table-cell/>
        </table:table-row>
        <table:table-row table:style-name="ro1">
          <table:table-cell office:value-type="string">
            <text:p>家を持たない野中さん</text:p>
          </table:table-cell>
          <table:table-cell/>
        </table:table-row>
        <table:table-row table:style-name="ro1">
          <table:table-cell office:value-type="string">
            <text:p>あとは おまえさんが自分で考えてみな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1">
          <table:table-cell office:value-type="string">
            <text:p>記念写真を１枚 いかがですか？</text:p>
          </table:table-cell>
          <table:table-cell/>
        </table:table-row>
        <table:table-row table:style-name="ro4">
          <table:table-cell office:value-type="string">
            <text:p>写真を撮ってもらう 【$ci$e0$cr】玉</text:p>
          </table:table-cell>
          <table:table-cell/>
        </table:table-row>
        <table:table-row table:style-name="ro1">
          <table:table-cell office:value-type="string">
            <text:p>人形を買う</text:p>
          </table:table-cell>
          <table:table-cell/>
        </table:table-row>
        <table:table-row table:style-name="ro1">
          <table:table-cell office:value-type="string">
            <text:p>用はない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1">
          <table:table-cell office:value-type="string">
            <text:p>おやおや 貯玉が足りませんよ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1">
          <table:table-cell office:value-type="string">
            <text:p>ありがとうございました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1">
          <table:table-cell office:value-type="string">
            <text:p>他に何かありますか？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1">
          <table:table-cell office:value-type="string">
            <text:p>では、こちらにお願いします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1">
          <table:table-cell office:value-type="string">
            <text:p>いきますよ 笑ってくださーい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1">
          <table:table-cell office:value-type="string">
            <text:p>何番目に保存しますか？</text:p>
          </table:table-cell>
          <table:table-cell/>
        </table:table-row>
        <table:table-row table:style-name="ro1">
          <table:table-cell office:value-type="string">
            <text:p>１番目</text:p>
          </table:table-cell>
          <table:table-cell/>
        </table:table-row>
        <table:table-row table:style-name="ro1">
          <table:table-cell office:value-type="string">
            <text:p>２番目</text:p>
          </table:table-cell>
          <table:table-cell/>
        </table:table-row>
        <table:table-row table:style-name="ro1">
          <table:table-cell office:value-type="string">
            <text:p>３番目</text:p>
          </table:table-cell>
          <table:table-cell/>
        </table:table-row>
        <table:table-row table:style-name="ro1">
          <table:table-cell office:value-type="string">
            <text:p>４番目</text:p>
          </table:table-cell>
          <table:table-cell/>
        </table:table-row>
        <table:table-row table:style-name="ro1">
          <table:table-cell office:value-type="string">
            <text:p>５番目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1">
          <table:table-cell office:value-type="string">
            <text:p>はい できましたよ</text:p>
          </table:table-cell>
          <table:table-cell/>
        </table:table-row>
        <table:table-row table:style-name="ro1">
          <table:table-cell office:value-type="string">
            <text:p>「銭湯の覗き事件をご存知ですか？」と問う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3">
          <table:table-cell office:value-type="string">
            <text:p>ああ 知っているよ</text:p>
            <text:p>お巡りさんが、ここに来たからね</text:p>
          </table:table-cell>
          <table:table-cell/>
        </table:table-row>
        <table:table-row table:style-name="ro1">
          <table:table-cell office:value-type="string">
            <text:p>「事件の時、どこにいましたか？」と尋ねる</text:p>
          </table:table-cell>
          <table:table-cell/>
        </table:table-row>
        <table:table-row table:style-name="ro1">
          <table:table-cell office:value-type="string">
            <text:p>別に聞きたいことはない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3">
          <table:table-cell office:value-type="string">
            <text:p>いやいや お巡りさんにも話したんだけどね</text:p>
            <text:p>ここで人形を作っていたんだよ</text:p>
          </table:table-cell>
          <table:table-cell/>
        </table:table-row>
        <table:table-row table:style-name="ro1">
          <table:table-cell office:value-type="string">
            <text:p>「それを証明してくれる人は？」と尋ねる</text:p>
          </table:table-cell>
          <table:table-cell/>
        </table:table-row>
        <table:table-row table:style-name="ro1">
          <table:table-cell office:value-type="string">
            <text:p>別に聞きたいことはない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3">
          <table:table-cell office:value-type="string">
            <text:p>あいにく、お客さんも誰も来なかったし、</text:p>
            <text:p>ここにいたことを証明できるものも無いんだ</text:p>
          </table:table-cell>
          <table:table-cell/>
        </table:table-row>
        <table:table-row table:style-name="ro1">
          <table:table-cell office:value-type="string">
            <text:p>小暮写真館店主</text:p>
          </table:table-cell>
          <table:table-cell/>
        </table:table-row>
        <table:table-row table:style-name="ro3">
          <table:table-cell office:value-type="string">
            <text:p>困ったもんだよ ただ、人形をつくっていた</text:p>
            <text:p>だけで、こんなに人から疑われるなんて…</text:p>
          </table:table-cell>
          <table:table-cell/>
        </table:table-row>
        <table:table-row table:style-name="ro1">
          <table:table-cell office:value-type="string">
            <text:p>シェフの野上</text:p>
          </table:table-cell>
          <table:table-cell/>
        </table:table-row>
        <table:table-row table:style-name="ro3">
          <table:table-cell office:value-type="string">
            <text:p>おう 悪い</text:p>
            <text:p>注文があるなら娘に言ってくれ</text:p>
          </table:table-cell>
          <table:table-cell/>
        </table:table-row>
        <table:table-row table:style-name="ro1">
          <table:table-cell office:value-type="string">
            <text:p>シェフの野上</text:p>
          </table:table-cell>
          <table:table-cell/>
        </table:table-row>
        <table:table-row table:style-name="ro1">
          <table:table-cell office:value-type="string">
            <text:p>へえ まだその話が生きていたとはな</text:p>
          </table:table-cell>
          <table:table-cell/>
        </table:table-row>
        <table:table-row table:style-name="ro1">
          <table:table-cell office:value-type="string">
            <text:p>シェフの野上</text:p>
          </table:table-cell>
          <table:table-cell/>
        </table:table-row>
        <table:table-row table:style-name="ro3">
          <table:table-cell office:value-type="string">
            <text:p>『メゾン大海』にいる奴に聞きな</text:p>
            <text:p>俺はそれしか聞いてないから</text:p>
          </table:table-cell>
          <table:table-cell/>
        </table:table-row>
        <table:table-row table:style-name="ro1">
          <table:table-cell office:value-type="string">
            <text:p>美人ウェイトレス</text:p>
          </table:table-cell>
          <table:table-cell/>
        </table:table-row>
        <table:table-row table:style-name="ro3">
          <table:table-cell office:value-type="string">
            <text:p>いらっしゃいませ</text:p>
            <text:p>ようこそ キッチン たまへ</text:p>
          </table:table-cell>
          <table:table-cell/>
        </table:table-row>
        <table:table-row table:style-name="ro1">
          <table:table-cell office:value-type="string">
            <text:p>美人ウェイトレス</text:p>
          </table:table-cell>
          <table:table-cell/>
        </table:table-row>
        <table:table-row table:style-name="ro1">
          <table:table-cell office:value-type="string">
            <text:p>ご注文をお伺いします 何になさいますか？</text:p>
          </table:table-cell>
          <table:table-cell/>
        </table:table-row>
        <table:table-row table:style-name="ro1">
          <table:table-cell office:value-type="string">
            <text:p>美人ウェイトレス</text:p>
          </table:table-cell>
          <table:table-cell/>
        </table:table-row>
        <table:table-row table:style-name="ro1">
          <table:table-cell office:value-type="string">
            <text:p>ありがとうございます</text:p>
          </table:table-cell>
          <table:table-cell/>
        </table:table-row>
        <table:table-row table:style-name="ro1">
          <table:table-cell office:value-type="string">
            <text:p>美人ウェイトレス</text:p>
          </table:table-cell>
          <table:table-cell/>
        </table:table-row>
        <table:table-row table:style-name="ro3">
          <table:table-cell office:value-type="string">
            <text:p>あの…失礼ですが、お連れ樣が外で</text:p>
            <text:p>お待ちになられていますよ</text:p>
          </table:table-cell>
          <table:table-cell/>
        </table:table-row>
        <table:table-row table:style-name="ro4">
          <table:table-cell office:value-type="string">
            <text:p>語bが少ない男</text:p>
          </table:table-cell>
          <table:table-cell/>
        </table:table-row>
        <table:table-row table:style-name="ro1">
          <table:table-cell office:value-type="string">
            <text:p>うまい！</text:p>
          </table:table-cell>
          <table:table-cell/>
        </table:table-row>
        <table:table-row table:style-name="ro4">
          <table:table-cell office:value-type="string">
            <text:p>語bが少ない男</text:p>
          </table:table-cell>
          <table:table-cell/>
        </table:table-row>
        <table:table-row table:style-name="ro1">
          <table:table-cell office:value-type="string">
            <text:p>おいしい！</text:p>
          </table:table-cell>
          <table:table-cell/>
        </table:table-row>
        <table:table-row table:style-name="ro4">
          <table:table-cell office:value-type="string">
            <text:p>語bが少ない男</text:p>
          </table:table-cell>
          <table:table-cell/>
        </table:table-row>
        <table:table-row table:style-name="ro1">
          <table:table-cell office:value-type="string">
            <text:p>最高です！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1">
          <table:table-cell office:value-type="string">
            <text:p>知っとるか？</text:p>
          </table:table-cell>
          <table:table-cell/>
        </table:table-row>
        <table:table-row table:style-name="ro1">
          <table:table-cell office:value-type="string">
            <text:p>「知らない」と素直に答える</text:p>
          </table:table-cell>
          <table:table-cell/>
        </table:table-row>
        <table:table-row table:style-name="ro1">
          <table:table-cell office:value-type="string">
            <text:p>「知っているよ」と知ったかぶりをする</text:p>
          </table:table-cell>
          <table:table-cell/>
        </table:table-row>
        <table:table-row table:style-name="ro1">
          <table:table-cell office:value-type="string">
            <text:p>「知ろうとも思わないよ」と強がる</text:p>
          </table:table-cell>
          <table:table-cell/>
        </table:table-row>
        <table:table-row table:style-name="ro1">
          <table:table-cell office:value-type="string">
            <text:p>「知らない方がましだ」と立ち去る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3">
          <table:table-cell office:value-type="string">
            <text:p>そうじゃろうよ</text:p>
            <text:p>まだ何も言ってないんだからな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3">
          <table:table-cell office:value-type="string">
            <text:p>そんなはずはないじゃろ</text:p>
            <text:p>まだ何も言ってないんだからな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1">
          <table:table-cell office:value-type="string">
            <text:p>そうくるとは思わんかったな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1">
          <table:table-cell office:value-type="string">
            <text:p>そうか 悪かったな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3">
          <table:table-cell office:value-type="string">
            <text:p>ここだけの話、向かいの「えの鮨」オヤジは</text:p>
            <text:p>そうとうな女好きらしいんじゃ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1">
          <table:table-cell office:value-type="string">
            <text:p>それも、かなりのゲテモノ食いらしいぞ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3">
          <table:table-cell office:value-type="string">
            <text:p>ここだけの話、朝の公園でラジオ体操を</text:p>
            <text:p>教えている指導員は…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3">
          <table:table-cell office:value-type="string">
            <text:p>…パチンコ狂いなんじゃとよ</text:p>
            <text:p>おまえさんも、昼間にパチンコ屋に行ってみな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3">
          <table:table-cell office:value-type="string">
            <text:p>ラジオ体操は気持ちええぞ</text:p>
            <text:p>しかもこの町では、指導員までついておる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1">
          <table:table-cell office:value-type="string">
            <text:p>ウチの町内会の会長もやりおるわい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3">
          <table:table-cell office:value-type="string">
            <text:p>ここだけの話、公園にお偉いさんが</text:p>
            <text:p>来ていたんじゃよ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3">
          <table:table-cell office:value-type="string">
            <text:p>この町もいよいよ、全国区になって</text:p>
            <text:p>しまうのかのう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3">
          <table:table-cell office:value-type="string">
            <text:p>ここだけの話、朝の公園でラジオ体操を</text:p>
            <text:p>教えている指導員は…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3">
          <table:table-cell office:value-type="string">
            <text:p>…パチンコ狂いだったんじゃ</text:p>
            <text:p>おまえさんも、パチンコ屋に行ってみなさい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1">
          <table:table-cell office:value-type="string">
            <text:p>いろいろと裏話が聞けるかもしれんぞ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1">
          <table:table-cell office:value-type="string">
            <text:p>ここだけの話、メゾン大海っていうアパート</text:p>
          </table:table-cell>
          <table:table-cell/>
        </table:table-row>
        <table:table-row table:style-name="ro1">
          <table:table-cell office:value-type="string">
            <text:p>唐突な男性</text:p>
          </table:table-cell>
          <table:table-cell/>
        </table:table-row>
        <table:table-row table:style-name="ro1">
          <table:table-cell office:value-type="string">
            <text:p>あのアパートは、厄介者の巣窟じゃな</text:p>
          </table:table-cell>
          <table:table-cell/>
        </table:table-row>
        <table:table-row table:style-name="ro1">
          <table:table-cell office:value-type="string">
            <text:p>デート中の女性</text:p>
          </table:table-cell>
          <table:table-cell/>
        </table:table-row>
        <table:table-row table:style-name="ro3">
          <table:table-cell office:value-type="string">
            <text:p>ねえ 出玉町には大きな中華料理屋さんが</text:p>
            <text:p>あるんだって</text:p>
          </table:table-cell>
          <table:table-cell/>
        </table:table-row>
        <table:table-row table:style-name="ro1">
          <table:table-cell office:value-type="string">
            <text:p>デート中の女性</text:p>
          </table:table-cell>
          <table:table-cell/>
        </table:table-row>
        <table:table-row table:style-name="ro1">
          <table:table-cell office:value-type="string">
            <text:p>今度、行ってみましょうよ</text:p>
          </table:table-cell>
          <table:table-cell/>
        </table:table-row>
        <table:table-row table:style-name="ro1">
          <table:table-cell office:value-type="string">
            <text:p>デート中の男性</text:p>
          </table:table-cell>
          <table:table-cell/>
        </table:table-row>
        <table:table-row table:style-name="ro3">
          <table:table-cell office:value-type="string">
            <text:p>おまえさぁ 俺の給料が少ないのを知ってて</text:p>
            <text:p>そういうこと言うかなあ…</text:p>
          </table:table-cell>
          <table:table-cell/>
        </table:table-row>
        <table:table-row table:style-name="ro1">
          <table:table-cell office:value-type="string">
            <text:p>トイレがある</text:p>
          </table:table-cell>
          <table:table-cell/>
        </table:table-row>
        <table:table-row table:style-name="ro4">
          <table:table-cell office:value-type="string">
            <text:p>便器の中に【$ci$e0$cr】玉流し込む</text:p>
          </table:table-cell>
          <table:table-cell/>
        </table:table-row>
        <table:table-row table:style-name="ro1">
          <table:table-cell office:value-type="string">
            <text:p>何もしない</text:p>
          </table:table-cell>
          <table:table-cell/>
        </table:table-row>
        <table:table-row table:style-name="ro1">
          <table:table-cell office:value-type="string">
            <text:p>反応がない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トイレに住む男</text:p>
          </table:table-cell>
          <table:table-cell/>
        </table:table-row>
        <table:table-row table:style-name="ro1">
          <table:table-cell office:value-type="string">
            <text:p>…めずらしいな、こんな時間に客とは</text:p>
          </table:table-cell>
          <table:table-cell/>
        </table:table-row>
        <table:table-row table:style-name="ro1">
          <table:table-cell office:value-type="string">
            <text:p>トイレに住む男</text:p>
          </table:table-cell>
          <table:table-cell/>
        </table:table-row>
        <table:table-row table:style-name="ro1">
          <table:table-cell office:value-type="string">
            <text:p>なんだい 何が欲しいんだ</text:p>
          </table:table-cell>
          <table:table-cell/>
        </table:table-row>
        <table:table-row table:style-name="ro4">
          <table:table-cell office:value-type="string">
            <text:p>$e4 【$ci$e1$cr】玉</text:p>
          </table:table-cell>
          <table:table-cell/>
        </table:table-row>
        <table:table-row table:style-name="ro4">
          <table:table-cell office:value-type="string">
            <text:p>$e5 【$ci$e2$cr】玉</text:p>
          </table:table-cell>
          <table:table-cell/>
        </table:table-row>
        <table:table-row table:style-name="ro4">
          <table:table-cell office:value-type="string">
            <text:p>$e6 【$ci$e3$cr】玉</text:p>
          </table:table-cell>
          <table:table-cell/>
        </table:table-row>
        <table:table-row table:style-name="ro1">
          <table:table-cell office:value-type="string">
            <text:p>何もいらない</text:p>
          </table:table-cell>
          <table:table-cell/>
        </table:table-row>
        <table:table-row table:style-name="ro1">
          <table:table-cell office:value-type="string">
            <text:p>トイレに住む男</text:p>
          </table:table-cell>
          <table:table-cell/>
        </table:table-row>
        <table:table-row table:style-name="ro1">
          <table:table-cell office:value-type="string">
            <text:p>…玉が足りねぇな</text:p>
          </table:table-cell>
          <table:table-cell/>
        </table:table-row>
        <table:table-row table:style-name="ro1">
          <table:table-cell office:value-type="string">
            <text:p>トイレに住む男</text:p>
          </table:table-cell>
          <table:table-cell/>
        </table:table-row>
        <table:table-row table:style-name="ro3">
          <table:table-cell office:value-type="string">
            <text:p>…例の場所にまだブツが残っているぞ</text:p>
            <text:p>注文は、それを引き取ってからにしてくれ</text:p>
          </table:table-cell>
          <table:table-cell/>
        </table:table-row>
        <table:table-row table:style-name="ro1">
          <table:table-cell office:value-type="string">
            <text:p>トイレに住む男</text:p>
          </table:table-cell>
          <table:table-cell/>
        </table:table-row>
        <table:table-row table:style-name="ro1">
          <table:table-cell office:value-type="string">
            <text:p>物は例の場所に置いておく</text:p>
          </table:table-cell>
          <table:table-cell/>
        </table:table-row>
        <table:table-row table:style-name="ro1">
          <table:table-cell office:value-type="string">
            <text:p>「分かった」と知ったふりをする</text:p>
          </table:table-cell>
          <table:table-cell/>
        </table:table-row>
        <table:table-row table:style-name="ro1">
          <table:table-cell office:value-type="string">
            <text:p>“例の場所”について聞く</text:p>
          </table:table-cell>
          <table:table-cell/>
        </table:table-row>
        <table:table-row table:style-name="ro1">
          <table:table-cell office:value-type="string">
            <text:p>トイレに住む男</text:p>
          </table:table-cell>
          <table:table-cell/>
        </table:table-row>
        <table:table-row table:style-name="ro1">
          <table:table-cell office:value-type="string">
            <text:p>そいつは情報屋にでも聞くんだな</text:p>
          </table:table-cell>
          <table:table-cell/>
        </table:table-row>
        <table:table-row table:style-name="ro1">
          <table:table-cell office:value-type="string">
            <text:p>トイレに住む男</text:p>
          </table:table-cell>
          <table:table-cell/>
        </table:table-row>
        <table:table-row table:style-name="ro1">
          <table:table-cell office:value-type="string">
            <text:p>欲しいものがあったら、いつでも来な</text:p>
          </table:table-cell>
          <table:table-cell/>
        </table:table-row>
        <table:table-row table:style-name="ro1">
          <table:table-cell office:value-type="string">
            <text:p>トイレに住む男</text:p>
          </table:table-cell>
          <table:table-cell/>
        </table:table-row>
        <table:table-row table:style-name="ro1">
          <table:table-cell office:value-type="string">
            <text:p>もう、あんたに売るもんは何もねえ</text:p>
          </table:table-cell>
          <table:table-cell/>
        </table:table-row>
        <table:table-row table:style-name="ro1">
          <table:table-cell office:value-type="string">
            <text:p>トイレに住む男</text:p>
          </table:table-cell>
          <table:table-cell/>
        </table:table-row>
        <table:table-row table:style-name="ro1">
          <table:table-cell office:value-type="string">
            <text:p>玉は返しておくぜ</text:p>
          </table:table-cell>
          <table:table-cell/>
        </table:table-row>
        <table:table-row table:style-name="ro1">
          <table:table-cell office:value-type="string">
            <text:p>トイレに住む男</text:p>
          </table:table-cell>
          <table:table-cell/>
        </table:table-row>
        <table:table-row table:style-name="ro1">
          <table:table-cell office:value-type="string">
            <text:p>じゃあな</text:p>
          </table:table-cell>
          <table:table-cell/>
        </table:table-row>
        <table:table-row table:style-name="ro1">
          <table:table-cell office:value-type="string">
            <text:p>トイレに住む男</text:p>
          </table:table-cell>
          <table:table-cell/>
        </table:table-row>
        <table:table-row table:style-name="ro1">
          <table:table-cell office:value-type="string">
            <text:p>例の場所のブツを引き取ってから出直してきな</text:p>
          </table:table-cell>
          <table:table-cell/>
        </table:table-row>
        <table:table-row table:style-name="ro1">
          <table:table-cell office:value-type="string">
            <text:p>“例の場所”について聞く</text:p>
          </table:table-cell>
          <table:table-cell/>
        </table:table-row>
        <table:table-row table:style-name="ro1">
          <table:table-cell office:value-type="string">
            <text:p>用はない</text:p>
          </table:table-cell>
          <table:table-cell/>
        </table:table-row>
        <table:table-row table:style-name="ro1">
          <table:table-cell office:value-type="string">
            <text:p>カリスマ美容師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カリスマ美容師</text:p>
          </table:table-cell>
          <table:table-cell/>
        </table:table-row>
        <table:table-row table:style-name="ro1">
          <table:table-cell office:value-type="string">
            <text:p>このハサミで、あなたを変身させてあげるわ</text:p>
          </table:table-cell>
          <table:table-cell/>
        </table:table-row>
        <table:table-row table:style-name="ro1">
          <table:table-cell office:value-type="string">
            <text:p>カリスマ美容師</text:p>
          </table:table-cell>
          <table:table-cell/>
        </table:table-row>
        <table:table-row table:style-name="ro1">
          <table:table-cell office:value-type="string">
            <text:p>また いらしてね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1">
          <table:table-cell office:value-type="string">
            <text:p>病院は、病を患った人が来るところよ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1">
          <table:table-cell office:value-type="string">
            <text:p>あなたはどこも悪くなさそうだけど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1">
          <table:table-cell office:value-type="string">
            <text:p>あら おなかを下してしまったのね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3">
          <table:table-cell office:value-type="string">
            <text:p>薬を出しておくわ</text:p>
            <text:p>受け付けでもらってくださるかしら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3">
          <table:table-cell office:value-type="string">
            <text:p>さっきの若いお兄さん</text:p>
            <text:p>顔色が悪かったけど、大丈夫かしら？</text:p>
          </table:table-cell>
          <table:table-cell/>
        </table:table-row>
        <table:table-row table:style-name="ro1">
          <table:table-cell office:value-type="string">
            <text:p>「誰のことですか？」と聞いてみる</text:p>
          </table:table-cell>
          <table:table-cell/>
        </table:table-row>
        <table:table-row table:style-name="ro1">
          <table:table-cell office:value-type="string">
            <text:p>「大丈夫ですよ」と適当に相づちを打つ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誰のことです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大丈夫ですよ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3">
          <table:table-cell office:value-type="string">
            <text:p>さっきまでいた、患者さんよ</text:p>
            <text:p>ラジオ体操の指導員をしている$ci柳田$crさん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3">
          <table:table-cell office:value-type="string">
            <text:p>体はどこも悪くなかったんだけど、</text:p>
            <text:p>顔色はよくなかったわね…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1">
          <table:table-cell office:value-type="string">
            <text:p>…そうね 大丈夫よね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3">
          <table:table-cell office:value-type="string">
            <text:p>ラジオ体操の指導員をしていた柳田さん</text:p>
            <text:p>自殺したそうじゃない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1">
          <table:table-cell office:value-type="string">
            <text:p>だからあの時、顔色が悪かったのかしら…</text:p>
          </table:table-cell>
          <table:table-cell/>
        </table:table-row>
        <table:table-row table:style-name="ro1">
          <table:table-cell office:value-type="string">
            <text:p>「あの時って、いつですか？」と聞いてみる</text:p>
          </table:table-cell>
          <table:table-cell/>
        </table:table-row>
        <table:table-row table:style-name="ro1">
          <table:table-cell office:value-type="string">
            <text:p>「死体を解剖したのですか？」と聞いてみる</text:p>
          </table:table-cell>
          <table:table-cell/>
        </table:table-row>
        <table:table-row table:style-name="ro1">
          <table:table-cell office:value-type="string">
            <text:p>特に用は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の時、っていつですか？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1">
          <table:table-cell office:value-type="string">
            <text:p>あの日よ…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3">
          <table:table-cell office:value-type="string">
            <text:p>そう、あなたが白石紀子さんを</text:p>
            <text:p>ここに連れてきた日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1">
          <table:table-cell office:value-type="string">
            <text:p>あの時の彼の青い顔、未だに覚えているわ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先生が、柳田さんの死体を解剖したのですか？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1">
          <table:table-cell office:value-type="string">
            <text:p>死体解剖するのは、監察医のお仕事なの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3">
          <table:table-cell office:value-type="string">
            <text:p>私みたいな、町のお医者さんが関われる</text:p>
            <text:p>ことじゃないわ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3">
          <table:table-cell office:value-type="string">
            <text:p>あなた、柳田さんが死んだことについて</text:p>
            <text:p>何か調べているみたいだけど…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1">
          <table:table-cell office:value-type="string">
            <text:p>私に聞いても無駄よ 何も知らないもの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3">
          <table:table-cell office:value-type="string">
            <text:p>柳田さんがよくパチンコ店に通っていらした</text:p>
            <text:p>話を、患者さんから聞いたことがあるわ</text:p>
          </table:table-cell>
          <table:table-cell/>
        </table:table-row>
        <table:table-row table:style-name="ro1">
          <table:table-cell office:value-type="string">
            <text:p>女医 加納 早苗</text:p>
          </table:table-cell>
          <table:table-cell/>
        </table:table-row>
        <table:table-row table:style-name="ro3">
          <table:table-cell office:value-type="string">
            <text:p>向かいのパチンコ店で、いろいろと</text:p>
            <text:p>お話を聞いてみたらいかがかしら</text:p>
          </table:table-cell>
          <table:table-cell/>
        </table:table-row>
        <table:table-row table:style-name="ro1">
          <table:table-cell office:value-type="string">
            <text:p>受付</text:p>
          </table:table-cell>
          <table:table-cell/>
        </table:table-row>
        <table:table-row table:style-name="ro1">
          <table:table-cell office:value-type="string">
            <text:p>今日はどうされました？</text:p>
          </table:table-cell>
          <table:table-cell/>
        </table:table-row>
        <table:table-row table:style-name="ro4">
          <table:table-cell office:value-type="string">
            <text:p>腹下しの薬が欲しい 【$ci$e1$cr】玉</text:p>
          </table:table-cell>
          <table:table-cell/>
        </table:table-row>
        <table:table-row table:style-name="ro1">
          <table:table-cell office:value-type="string">
            <text:p>外が暑いので涼みに来ました</text:p>
          </table:table-cell>
          <table:table-cell/>
        </table:table-row>
        <table:table-row table:style-name="ro1">
          <table:table-cell office:value-type="string">
            <text:p>ただ何となく来てしまいました</text:p>
          </table:table-cell>
          <table:table-cell/>
        </table:table-row>
        <table:table-row table:style-name="ro1">
          <table:table-cell office:value-type="string">
            <text:p>受付</text:p>
          </table:table-cell>
          <table:table-cell/>
        </table:table-row>
        <table:table-row table:style-name="ro3">
          <table:table-cell office:value-type="string">
            <text:p>お薬はこちらになります</text:p>
            <text:p>【$ci$e1$cr】玉いただきますね</text:p>
          </table:table-cell>
          <table:table-cell/>
        </table:table-row>
        <table:table-row table:style-name="ro1">
          <table:table-cell office:value-type="string">
            <text:p>受付</text:p>
          </table:table-cell>
          <table:table-cell/>
        </table:table-row>
        <table:table-row table:style-name="ro1">
          <table:table-cell office:value-type="string">
            <text:p>あら 玉が足りないようですね</text:p>
          </table:table-cell>
          <table:table-cell/>
        </table:table-row>
        <table:table-row table:style-name="ro1">
          <table:table-cell office:value-type="string">
            <text:p>受付</text:p>
          </table:table-cell>
          <table:table-cell/>
        </table:table-row>
        <table:table-row table:style-name="ro1">
          <table:table-cell office:value-type="string">
            <text:p>玉を持って、またお越しください</text:p>
          </table:table-cell>
          <table:table-cell/>
        </table:table-row>
        <table:table-row table:style-name="ro1">
          <table:table-cell office:value-type="string">
            <text:p>受付</text:p>
          </table:table-cell>
          <table:table-cell/>
        </table:table-row>
        <table:table-row table:style-name="ro1">
          <table:table-cell office:value-type="string">
            <text:p>おだいじに</text:p>
          </table:table-cell>
          <table:table-cell/>
        </table:table-row>
        <table:table-row table:style-name="ro1">
          <table:table-cell office:value-type="string">
            <text:p>受付</text:p>
          </table:table-cell>
          <table:table-cell/>
        </table:table-row>
        <table:table-row table:style-name="ro3">
          <table:table-cell office:value-type="string">
            <text:p>ここには入られては困ります</text:p>
            <text:p>お戻りください</text:p>
          </table:table-cell>
          <table:table-cell/>
        </table:table-row>
        <table:table-row table:style-name="ro1">
          <table:table-cell office:value-type="string">
            <text:p>受付</text:p>
          </table:table-cell>
          <table:table-cell/>
        </table:table-row>
        <table:table-row table:style-name="ro1">
          <table:table-cell office:value-type="string">
            <text:p>おや？ もうお持ちではありませんか？</text:p>
          </table:table-cell>
          <table:table-cell/>
        </table:table-row>
        <table:table-row table:style-name="ro1">
          <table:table-cell office:value-type="string">
            <text:p>受付</text:p>
          </table:table-cell>
          <table:table-cell/>
        </table:table-row>
        <table:table-row table:style-name="ro1">
          <table:table-cell office:value-type="string">
            <text:p>お薬は、お一人樣ひとつまでとなっております</text:p>
          </table:table-cell>
          <table:table-cell/>
        </table:table-row>
        <table:table-row table:style-name="ro1">
          <table:table-cell office:value-type="string">
            <text:p>薬剤師</text:p>
          </table:table-cell>
          <table:table-cell/>
        </table:table-row>
        <table:table-row table:style-name="ro1">
          <table:table-cell office:value-type="string">
            <text:p>お薬は受け付けでもらってくださいね</text:p>
          </table:table-cell>
          <table:table-cell/>
        </table:table-row>
        <table:table-row table:style-name="ro1">
          <table:table-cell office:value-type="string">
            <text:p>看護婦長</text:p>
          </table:table-cell>
          <table:table-cell/>
        </table:table-row>
        <table:table-row table:style-name="ro1">
          <table:table-cell office:value-type="string">
            <text:p>腹下しにはお気をつけください</text:p>
          </table:table-cell>
          <table:table-cell/>
        </table:table-row>
        <table:table-row table:style-name="ro1">
          <table:table-cell office:value-type="string">
            <text:p>看護婦</text:p>
          </table:table-cell>
          <table:table-cell/>
        </table:table-row>
        <table:table-row table:style-name="ro1">
          <table:table-cell office:value-type="string">
            <text:p>大海病院の院長先生が入院しているのよ</text:p>
          </table:table-cell>
          <table:table-cell/>
        </table:table-row>
        <table:table-row table:style-name="ro1">
          <table:table-cell office:value-type="string">
            <text:p>外国人院長</text:p>
          </table:table-cell>
          <table:table-cell/>
        </table:table-row>
        <table:table-row table:style-name="ro1">
          <table:table-cell office:value-type="string">
            <text:p>オヤ 見カケナイ患者サンデスネ…</text:p>
          </table:table-cell>
          <table:table-cell/>
        </table:table-row>
        <table:table-row table:style-name="ro1">
          <table:table-cell office:value-type="string">
            <text:p>外国人院長</text:p>
          </table:table-cell>
          <table:table-cell/>
        </table:table-row>
        <table:table-row table:style-name="ro3">
          <table:table-cell office:value-type="string">
            <text:p>コンニチワ</text:p>
            <text:p>私ハ院長ノ サイモンデース</text:p>
          </table:table-cell>
          <table:table-cell/>
        </table:table-row>
        <table:table-row table:style-name="ro1">
          <table:table-cell office:value-type="string">
            <text:p>サイモン院長</text:p>
          </table:table-cell>
          <table:table-cell/>
        </table:table-row>
        <table:table-row table:style-name="ro3">
          <table:table-cell office:value-type="string">
            <text:p>ココノナースハ、美人ゾロイデース</text:p>
            <text:p>私ノ好ミデ選ンデマース</text:p>
          </table:table-cell>
          <table:table-cell/>
        </table:table-row>
        <table:table-row table:style-name="ro1">
          <table:table-cell office:value-type="string">
            <text:p>サイモン院長</text:p>
          </table:table-cell>
          <table:table-cell/>
        </table:table-row>
        <table:table-row table:style-name="ro1">
          <table:table-cell office:value-type="string">
            <text:p>ハイ？ “例ノ場所”ナンテ知リマセーン</text:p>
          </table:table-cell>
          <table:table-cell/>
        </table:table-row>
        <table:table-row table:style-name="ro1">
          <table:table-cell office:value-type="string">
            <text:p>サイモン院長</text:p>
          </table:table-cell>
          <table:table-cell/>
        </table:table-row>
        <table:table-row table:style-name="ro3">
          <table:table-cell office:value-type="string">
            <text:p>私ハ『番台のおばちゃん』ニ会イナサイトイウ</text:p>
            <text:p>伝言ヲ、受ケタダケデース</text:p>
          </table:table-cell>
          <table:table-cell/>
        </table:table-row>
        <table:table-row table:style-name="ro1">
          <table:table-cell office:value-type="string">
            <text:p>必死な患者</text:p>
          </table:table-cell>
          <table:table-cell/>
        </table:table-row>
        <table:table-row table:style-name="ro1">
          <table:table-cell office:value-type="string">
            <text:p>先生！ あっしは助かるんですね！</text:p>
          </table:table-cell>
          <table:table-cell/>
        </table:table-row>
        <table:table-row table:style-name="ro1">
          <table:table-cell office:value-type="string">
            <text:p>順番待ちをする女性</text:p>
          </table:table-cell>
          <table:table-cell/>
        </table:table-row>
        <table:table-row table:style-name="ro1">
          <table:table-cell office:value-type="string">
            <text:p>いつになったら私の順番がくるのかしら…</text:p>
          </table:table-cell>
          <table:table-cell/>
        </table:table-row>
        <table:table-row table:style-name="ro1">
          <table:table-cell office:value-type="string">
            <text:p>口の悪いおばあさん</text:p>
          </table:table-cell>
          <table:table-cell/>
        </table:table-row>
        <table:table-row table:style-name="ro1">
          <table:table-cell office:value-type="string">
            <text:p>家に一人でいても、誰も助けてくれんからのぅ</text:p>
          </table:table-cell>
          <table:table-cell/>
        </table:table-row>
        <table:table-row table:style-name="ro1">
          <table:table-cell office:value-type="string">
            <text:p>口の悪いおばあさん</text:p>
          </table:table-cell>
          <table:table-cell/>
        </table:table-row>
        <table:table-row table:style-name="ro1">
          <table:table-cell office:value-type="string">
            <text:p>ここで、テレビを見て過ごすのが一番じゃわい</text:p>
          </table:table-cell>
          <table:table-cell/>
        </table:table-row>
        <table:table-row table:style-name="ro1">
          <table:table-cell office:value-type="string">
            <text:p>口の悪いおばあさん</text:p>
          </table:table-cell>
          <table:table-cell/>
        </table:table-row>
        <table:table-row table:style-name="ro3">
          <table:table-cell office:value-type="string">
            <text:p>こんなところにいないで、ラジオ体操にでも</text:p>
            <text:p>行ってきたらどうなんだい</text:p>
          </table:table-cell>
          <table:table-cell/>
        </table:table-row>
        <table:table-row table:style-name="ro1">
          <table:table-cell office:value-type="string">
            <text:p>口の悪いおばあさん</text:p>
          </table:table-cell>
          <table:table-cell/>
        </table:table-row>
        <table:table-row table:style-name="ro1">
          <table:table-cell office:value-type="string">
            <text:p>あんた、若いんだからさ</text:p>
          </table:table-cell>
          <table:table-cell/>
        </table:table-row>
        <table:table-row table:style-name="ro1">
          <table:table-cell office:value-type="string">
            <text:p>気楽な入院患者</text:p>
          </table:table-cell>
          <table:table-cell/>
        </table:table-row>
        <table:table-row table:style-name="ro3">
          <table:table-cell office:value-type="string">
            <text:p>新しく入院してきた女の子、</text:p>
            <text:p>えらいベッピンさんらしいじゃねえか</text:p>
          </table:table-cell>
          <table:table-cell/>
        </table:table-row>
        <table:table-row table:style-name="ro1">
          <table:table-cell office:value-type="string">
            <text:p>気楽な入院患者</text:p>
          </table:table-cell>
          <table:table-cell/>
        </table:table-row>
        <table:table-row table:style-name="ro1">
          <table:table-cell office:value-type="string">
            <text:p>入院中に仲良くなりてえなあ…</text:p>
          </table:table-cell>
          <table:table-cell/>
        </table:table-row>
        <table:table-row table:style-name="ro1">
          <table:table-cell office:value-type="string">
            <text:p>気楽な入院患者</text:p>
          </table:table-cell>
          <table:table-cell/>
        </table:table-row>
        <table:table-row table:style-name="ro3">
          <table:table-cell office:value-type="string">
            <text:p>彼女、退院しちゃったなあ…</text:p>
            <text:p>仲良くなれずじまいだったなあ…</text:p>
          </table:table-cell>
          <table:table-cell/>
        </table:table-row>
        <table:table-row table:style-name="ro1">
          <table:table-cell office:value-type="string">
            <text:p>きれいな手をした老婆</text:p>
          </table:table-cell>
          <table:table-cell/>
        </table:table-row>
        <table:table-row table:style-name="ro3">
          <table:table-cell office:value-type="string">
            <text:p>彼女、記憶を失くしているらしいじゃない</text:p>
            <text:p>初めてよ 記憶喪失の人としゃべるなんて</text:p>
          </table:table-cell>
          <table:table-cell/>
        </table:table-row>
        <table:table-row table:style-name="ro1">
          <table:table-cell office:value-type="string">
            <text:p>きれいな手をした老婆</text:p>
          </table:table-cell>
          <table:table-cell/>
        </table:table-row>
        <table:table-row table:style-name="ro3">
          <table:table-cell office:value-type="string">
            <text:p>この年で、初めて体験することがあるなんて</text:p>
            <text:p>夢にも思わなかったよ</text:p>
          </table:table-cell>
          <table:table-cell/>
        </table:table-row>
        <table:table-row table:style-name="ro1">
          <table:table-cell office:value-type="string">
            <text:p>きれいな手をした老婆</text:p>
          </table:table-cell>
          <table:table-cell/>
        </table:table-row>
        <table:table-row table:style-name="ro2">
          <table:table-cell office:value-type="string">
            <text:p>人が減るのは寂しいわね</text:p>
            <text:p/>
          </table:table-cell>
          <table:table-cell/>
        </table:table-row>
        <table:table-row table:style-name="ro1">
          <table:table-cell office:value-type="string">
            <text:p>きれいな手をした老婆</text:p>
          </table:table-cell>
          <table:table-cell/>
        </table:table-row>
        <table:table-row table:style-name="ro3">
          <table:table-cell office:value-type="string">
            <text:p>彼女、いいお嬢さんね</text:p>
            <text:p>大切になさいよ</text:p>
          </table:table-cell>
          <table:table-cell/>
        </table:table-row>
        <table:table-row table:style-name="ro1">
          <table:table-cell office:value-type="string">
            <text:p>あやしい男</text:p>
          </table:table-cell>
          <table:table-cell/>
        </table:table-row>
        <table:table-row table:style-name="ro3">
          <table:table-cell office:value-type="string">
            <text:p>フッ… 俺と話したいのなら、最低でも</text:p>
            <text:p>あと【$ci$e0$cr】玉貯めてからやってきな</text:p>
          </table:table-cell>
          <table:table-cell/>
        </table:table-row>
        <table:table-row table:style-name="ro1">
          <table:table-cell office:value-type="string">
            <text:p>あやしい男</text:p>
          </table:table-cell>
          <table:table-cell/>
        </table:table-row>
        <table:table-row table:style-name="ro3">
          <table:table-cell office:value-type="string">
            <text:p>おっ あんた</text:p>
            <text:p>結構な貯玉をもってるじゃねぇか</text:p>
          </table:table-cell>
          <table:table-cell/>
        </table:table-row>
        <table:table-row table:style-name="ro1">
          <table:table-cell office:value-type="string">
            <text:p>あやしい男</text:p>
          </table:table-cell>
          <table:table-cell/>
        </table:table-row>
        <table:table-row table:style-name="ro3">
          <table:table-cell office:value-type="string">
            <text:p>どうだい、あんた</text:p>
            <text:p>有り余る貯玉の使い道に困ってないかい？</text:p>
          </table:table-cell>
          <table:table-cell/>
        </table:table-row>
        <table:table-row table:style-name="ro1">
          <table:table-cell office:value-type="string">
            <text:p>「そんなに持ってないよ」 <text:s text:c="2"/>と謙遜する</text:p>
          </table:table-cell>
          <table:table-cell/>
        </table:table-row>
        <table:table-row table:style-name="ro1">
          <table:table-cell office:value-type="string">
            <text:p>「確かに使い道に困る」 <text:s text:c="3"/>と同意する</text:p>
          </table:table-cell>
          <table:table-cell/>
        </table:table-row>
        <table:table-row table:style-name="ro1">
          <table:table-cell office:value-type="string">
            <text:p>「人の財布を除くなんて失礼だ」と怒る</text:p>
          </table:table-cell>
          <table:table-cell/>
        </table:table-row>
        <table:table-row table:style-name="ro1">
          <table:table-cell office:value-type="string">
            <text:p>「そんなに持ってないわよ」 <text:s/>と謙遜する</text:p>
          </table:table-cell>
          <table:table-cell/>
        </table:table-row>
        <table:table-row table:style-name="ro1">
          <table:table-cell office:value-type="string">
            <text:p>「確かに使い道に困ってるわ」 と同意する</text:p>
          </table:table-cell>
          <table:table-cell/>
        </table:table-row>
        <table:table-row table:style-name="ro1">
          <table:table-cell office:value-type="string">
            <text:p>「人の財布を除くなんて失礼ね」と怒る</text:p>
          </table:table-cell>
          <table:table-cell/>
        </table:table-row>
        <table:table-row table:style-name="ro1">
          <table:table-cell office:value-type="string">
            <text:p>あやしい男</text:p>
          </table:table-cell>
          <table:table-cell/>
        </table:table-row>
        <table:table-row table:style-name="ro1">
          <table:table-cell office:value-type="string">
            <text:p>そんな謙遜しなくていいよ</text:p>
          </table:table-cell>
          <table:table-cell/>
        </table:table-row>
        <table:table-row table:style-name="ro1">
          <table:table-cell office:value-type="string">
            <text:p>あやしい男</text:p>
          </table:table-cell>
          <table:table-cell/>
        </table:table-row>
        <table:table-row table:style-name="ro1">
          <table:table-cell office:value-type="string">
            <text:p>そうだろ そうだろ</text:p>
          </table:table-cell>
          <table:table-cell/>
        </table:table-row>
        <table:table-row table:style-name="ro1">
          <table:table-cell office:value-type="string">
            <text:p>あやしい男</text:p>
          </table:table-cell>
          <table:table-cell/>
        </table:table-row>
        <table:table-row table:style-name="ro3">
          <table:table-cell office:value-type="string">
            <text:p>それは悪かった 謝るよ</text:p>
            <text:p>まあそれはそれと…</text:p>
          </table:table-cell>
          <table:table-cell/>
        </table:table-row>
        <table:table-row table:style-name="ro1">
          <table:table-cell office:value-type="string">
            <text:p>あやしい男</text:p>
          </table:table-cell>
          <table:table-cell/>
        </table:table-row>
        <table:table-row table:style-name="ro1">
          <table:table-cell office:value-type="string">
            <text:p>俺は、情報屋の箱崎っていう者だ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1">
          <table:table-cell office:value-type="string">
            <text:p>あんたに、とっておきの情報がある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4">
          <table:table-cell office:value-type="string">
            <text:p>どうだい 【$ci$e5$cr】玉だけど買わないか？</text:p>
          </table:table-cell>
          <table:table-cell/>
        </table:table-row>
        <table:table-row table:style-name="ro1">
          <table:table-cell office:value-type="string">
            <text:p>買う</text:p>
          </table:table-cell>
          <table:table-cell/>
        </table:table-row>
        <table:table-row table:style-name="ro1">
          <table:table-cell office:value-type="string">
            <text:p>買わない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1">
          <table:table-cell office:value-type="string">
            <text:p>そうだろ そうこなくっちゃな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じゃあ情報だ</text:p>
            <text:p>耳の穴かっぽじって、よく聞いてなよ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この大海町にはいくつかトイレがある</text:p>
            <text:p>そのトイレの中に【$ci$e5$cr】玉流すんだ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1">
          <table:table-cell office:value-type="string">
            <text:p>面白いことが起こるからよ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1">
          <table:table-cell office:value-type="string">
            <text:p>ただし、どのトイレでも起こるわけじゃねぇぞ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人生なんて、ギャンブルの連続だ</text:p>
            <text:p>思い切って生きないとつまんねぇぞ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そろそろ来る頃だと思ったよ</text:p>
            <text:p>“例の場所”について聞きたいんだろ？</text:p>
          </table:table-cell>
          <table:table-cell/>
        </table:table-row>
        <table:table-row table:style-name="ro1">
          <table:table-cell office:value-type="string">
            <text:p>「そうです 教えてください」とお願いする</text:p>
          </table:table-cell>
          <table:table-cell/>
        </table:table-row>
        <table:table-row table:style-name="ro1">
          <table:table-cell office:value-type="string">
            <text:p>「ふざけないで、早く教えな」と脅す</text:p>
          </table:table-cell>
          <table:table-cell/>
        </table:table-row>
        <table:table-row table:style-name="ro1">
          <table:table-cell office:value-type="string">
            <text:p>「いくら払えばいいんですか」と金を差し出す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残念ながら、教えてくださいと言われて</text:p>
            <text:p>簡単に教えるわけにはいかねぇんだ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残念ながら、そんな怖い目でáÉまれても</text:p>
            <text:p>簡単に教えるわけにはいかねぇんだ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残念ながら、金を積まれても</text:p>
            <text:p>簡単に教えるわけにはいかねぇんだ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これは決まりごととして、</text:p>
            <text:p>場所も自分で探すことになっているのさ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とは言っても、とっかかりが無くちゃ</text:p>
            <text:p>話しにならないから、手がかりだけは教えるよ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1">
          <table:table-cell office:value-type="string">
            <text:p>まずは『大海病院の院長』に会うことだな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あそこで買い物するヤツは、みんなやってる</text:p>
            <text:p>おまえもがんばりな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1">
          <table:table-cell office:value-type="string">
            <text:p>また、戻って来る頃だと思ったよ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1">
          <table:table-cell office:value-type="string">
            <text:p>そう 最後は俺なんだな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これで、推理する手がかりは</text:p>
            <text:p>全て見つけているはずだ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あとは、その手がかりを元にして、</text:p>
            <text:p>場所を探し出すことだな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とうとう、分かったようだな</text:p>
            <text:p>がんばったな</text:p>
          </table:table-cell>
          <table:table-cell/>
        </table:table-row>
        <table:table-row table:style-name="ro1">
          <table:table-cell office:value-type="string">
            <text:p>情報屋の箱崎</text:p>
          </table:table-cell>
          <table:table-cell/>
        </table:table-row>
        <table:table-row table:style-name="ro3">
          <table:table-cell office:value-type="string">
            <text:p>おまえは、この町で俺の次に頭の良い奴だよ</text:p>
            <text:p>これからも仲良くしようぜ</text:p>
          </table:table-cell>
          <table:table-cell/>
        </table:table-row>
        <table:table-row table:style-name="ro3">
          <table:table-cell office:value-type="string">
            <text:p>交番までご同行願いますかな</text:p>
            <text:p>$puさん</text:p>
          </table:table-cell>
          <table:table-cell/>
        </table:table-row>
        <table:table-row table:style-name="ro4">
          <table:table-cell office:value-type="string">
            <text:p>さて… $pさん</text:p>
          </table:table-cell>
          <table:table-cell/>
        </table:table-row>
        <table:table-row table:style-name="ro3">
          <table:table-cell office:value-type="string">
            <text:p>我々は、あなたを容疑者として</text:p>
            <text:p>見ないわけには行きません</text:p>
          </table:table-cell>
          <table:table-cell/>
        </table:table-row>
        <table:table-row table:style-name="ro3">
          <table:table-cell office:value-type="string">
            <text:p>あなたのアリバイを証明できるものは</text:p>
            <text:p>ありませんか？</text:p>
          </table:table-cell>
          <table:table-cell/>
        </table:table-row>
        <table:table-row table:style-name="ro1">
          <table:table-cell office:value-type="string">
            <text:p>謎の女と電話していた</text:p>
          </table:table-cell>
          <table:table-cell/>
        </table:table-row>
        <table:table-row table:style-name="ro1">
          <table:table-cell office:value-type="string">
            <text:p>自分の部屋で大きな物音を聞いた</text:p>
          </table:table-cell>
          <table:table-cell/>
        </table:table-row>
        <table:table-row table:style-name="ro1">
          <table:table-cell office:value-type="string">
            <text:p>眠たかったから何も覚えていない</text:p>
          </table:table-cell>
          <table:table-cell/>
        </table:table-row>
        <table:table-row table:style-name="ro1">
          <table:table-cell office:value-type="string">
            <text:p>自分の部屋で、謎の女と電話していたよ</text:p>
          </table:table-cell>
          <table:table-cell/>
        </table:table-row>
        <table:table-row table:style-name="ro3">
          <table:table-cell office:value-type="string">
            <text:p>謎の女…？</text:p>
            <text:p>誰だか分からないんですか？</text:p>
          </table:table-cell>
          <table:table-cell/>
        </table:table-row>
        <table:table-row table:style-name="ro1">
          <table:table-cell office:value-type="string">
            <text:p>心当たりはある</text:p>
          </table:table-cell>
          <table:table-cell/>
        </table:table-row>
        <table:table-row table:style-name="ro1">
          <table:table-cell office:value-type="string">
            <text:p>まったく見当もつかない</text:p>
          </table:table-cell>
          <table:table-cell/>
        </table:table-row>
        <table:table-row table:style-name="ro1">
          <table:table-cell office:value-type="string">
            <text:p>心当たりはあるよ</text:p>
          </table:table-cell>
          <table:table-cell/>
        </table:table-row>
        <table:table-row table:style-name="ro1">
          <table:table-cell office:value-type="string">
            <text:p>まったく見当もつかない</text:p>
          </table:table-cell>
          <table:table-cell/>
        </table:table-row>
        <table:table-row table:style-name="ro3">
          <table:table-cell office:value-type="string">
            <text:p>その人の証言があれば</text:p>
            <text:p>あなたのアリバイが証明されるでしょう</text:p>
          </table:table-cell>
          <table:table-cell/>
        </table:table-row>
        <table:table-row table:style-name="ro1">
          <table:table-cell office:value-type="string">
            <text:p>その人を捜し出して、連れてきてください</text:p>
          </table:table-cell>
          <table:table-cell/>
        </table:table-row>
        <table:table-row table:style-name="ro3">
          <table:table-cell office:value-type="string">
            <text:p>あの時は自分の部屋にいて、隣の部屋から</text:p>
            <text:p>大きな物音がするのを聞いたんだ</text:p>
          </table:table-cell>
          <table:table-cell/>
        </table:table-row>
        <table:table-row table:style-name="ro3">
          <table:table-cell office:value-type="string">
            <text:p>残念ですが、あなた自身がそう言っている</text:p>
            <text:p>だけではアリバイの証明にはなりません</text:p>
          </table:table-cell>
          <table:table-cell/>
        </table:table-row>
        <table:table-row table:style-name="ro3">
          <table:table-cell office:value-type="string">
            <text:p>誰か、あなたのその時の行動を</text:p>
            <text:p>知っている人はいませんか？</text:p>
          </table:table-cell>
          <table:table-cell/>
        </table:table-row>
        <table:table-row table:style-name="ro3">
          <table:table-cell office:value-type="string">
            <text:p>あの時は眠たかったから</text:p>
            <text:p>何も覚えていないんだ</text:p>
          </table:table-cell>
          <table:table-cell/>
        </table:table-row>
        <table:table-row table:style-name="ro3">
          <table:table-cell office:value-type="string">
            <text:p>ふむ… 誰かいないんですか？</text:p>
            <text:p>あなたの行動を知っている人が…</text:p>
          </table:table-cell>
          <table:table-cell/>
        </table:table-row>
        <table:table-row table:style-name="ro1">
          <table:table-cell office:value-type="string">
            <text:p>あの時俺は…</text:p>
          </table:table-cell>
          <table:table-cell/>
        </table:table-row>
        <table:table-row table:style-name="ro1">
          <table:table-cell office:value-type="string">
            <text:p>あの時私は…</text:p>
          </table:table-cell>
          <table:table-cell/>
        </table:table-row>
        <table:table-row table:style-name="ro1">
          <table:table-cell office:value-type="string">
            <text:p>自分の部屋で、謎の女と電話していたわ</text:p>
          </table:table-cell>
          <table:table-cell/>
        </table:table-row>
        <table:table-row table:style-name="ro1">
          <table:table-cell office:value-type="string">
            <text:p>心当たりは… あるわ</text:p>
          </table:table-cell>
          <table:table-cell/>
        </table:table-row>
        <table:table-row table:style-name="ro1">
          <table:table-cell office:value-type="string">
            <text:p>まったく 見当もつかない</text:p>
          </table:table-cell>
          <table:table-cell/>
        </table:table-row>
        <table:table-row table:style-name="ro3">
          <table:table-cell office:value-type="string">
            <text:p>あの時は自分の部屋にいて、隣の部屋から</text:p>
            <text:p>大きな物音がするのを聞いたの</text:p>
          </table:table-cell>
          <table:table-cell/>
        </table:table-row>
        <table:table-row table:style-name="ro3">
          <table:table-cell office:value-type="string">
            <text:p>あの時は眠たかったから…</text:p>
            <text:p>何も覚えていないわ</text:p>
          </table:table-cell>
          <table:table-cell/>
        </table:table-row>
        <table:table-row table:style-name="ro1">
          <table:table-cell office:value-type="string">
            <text:p>野次馬の男性</text:p>
          </table:table-cell>
          <table:table-cell/>
        </table:table-row>
        <table:table-row table:style-name="ro3">
          <table:table-cell office:value-type="string">
            <text:p>こんな場所で首をつるなんて…</text:p>
            <text:p>とても普通の神経じゃ考えられないな</text:p>
          </table:table-cell>
          <table:table-cell/>
        </table:table-row>
        <table:table-row table:style-name="ro1">
          <table:table-cell office:value-type="string">
            <text:p>野次馬の子供</text:p>
          </table:table-cell>
          <table:table-cell/>
        </table:table-row>
        <table:table-row table:style-name="ro1">
          <table:table-cell office:value-type="string">
            <text:p>し、死んでるー</text:p>
          </table:table-cell>
          <table:table-cell/>
        </table:table-row>
        <table:table-row table:style-name="ro1">
          <table:table-cell office:value-type="string">
            <text:p>おびえる男</text:p>
          </table:table-cell>
          <table:table-cell/>
        </table:table-row>
        <table:table-row table:style-name="ro1">
          <table:table-cell office:value-type="string">
            <text:p>おぉ 恐い、恐い</text:p>
          </table:table-cell>
          <table:table-cell/>
        </table:table-row>
        <table:table-row table:style-name="ro1">
          <table:table-cell office:value-type="string">
            <text:p>野次馬の女の子</text:p>
          </table:table-cell>
          <table:table-cell/>
        </table:table-row>
        <table:table-row table:style-name="ro1">
          <table:table-cell office:value-type="string">
            <text:p>恐いよ…</text:p>
          </table:table-cell>
          <table:table-cell/>
        </table:table-row>
        <table:table-row table:style-name="ro1">
          <table:table-cell office:value-type="string">
            <text:p>野次馬の女性</text:p>
          </table:table-cell>
          <table:table-cell/>
        </table:table-row>
        <table:table-row table:style-name="ro1">
          <table:table-cell office:value-type="string">
            <text:p>まだ若いのに…</text:p>
          </table:table-cell>
          <table:table-cell/>
        </table:table-row>
        <table:table-row table:style-name="ro1">
          <table:table-cell office:value-type="string">
            <text:p>おののくオヤジ</text:p>
          </table:table-cell>
          <table:table-cell/>
        </table:table-row>
        <table:table-row table:style-name="ro1">
          <table:table-cell office:value-type="string">
            <text:p>なんてことを…</text:p>
          </table:table-cell>
          <table:table-cell/>
        </table:table-row>
        <table:table-row table:style-name="ro1">
          <table:table-cell office:value-type="string">
            <text:p>心やさしいおじいさん</text:p>
          </table:table-cell>
          <table:table-cell/>
        </table:table-row>
        <table:table-row table:style-name="ro1">
          <table:table-cell office:value-type="string">
            <text:p>早まりおって…</text:p>
          </table:table-cell>
          <table:table-cell/>
        </table:table-row>
        <table:table-row table:style-name="ro1">
          <table:table-cell office:value-type="string">
            <text:p>気をもむ女性</text:p>
          </table:table-cell>
          <table:table-cell/>
        </table:table-row>
        <table:table-row table:style-name="ro1">
          <table:table-cell office:value-type="string">
            <text:p>近頃、物騒過ぎるわねえ</text:p>
          </table:table-cell>
          <table:table-cell/>
        </table:table-row>
        <table:table-row table:style-name="ro1">
          <table:table-cell office:value-type="string">
            <text:p>好奇心の強いじいさん</text:p>
          </table:table-cell>
          <table:table-cell/>
        </table:table-row>
        <table:table-row table:style-name="ro1">
          <table:table-cell office:value-type="string">
            <text:p>近くに行ってみようかの</text:p>
          </table:table-cell>
          <table:table-cell/>
        </table:table-row>
        <table:table-row table:style-name="ro1">
          <table:table-cell office:value-type="string">
            <text:p>目をそらす女の子</text:p>
          </table:table-cell>
          <table:table-cell/>
        </table:table-row>
        <table:table-row table:style-name="ro1">
          <table:table-cell office:value-type="string">
            <text:p>帰ろうよ〜</text:p>
          </table:table-cell>
          <table:table-cell/>
        </table:table-row>
        <table:table-row table:style-name="ro1">
          <table:table-cell office:value-type="string">
            <text:p>落ち着いた女性</text:p>
          </table:table-cell>
          <table:table-cell/>
        </table:table-row>
        <table:table-row table:style-name="ro1">
          <table:table-cell office:value-type="string">
            <text:p>自殺ね…</text:p>
          </table:table-cell>
          <table:table-cell/>
        </table:table-row>
        <table:table-row table:style-name="ro1">
          <table:table-cell office:value-type="string">
            <text:p>親近感を持っている青年</text:p>
          </table:table-cell>
          <table:table-cell/>
        </table:table-row>
        <table:table-row table:style-name="ro1">
          <table:table-cell office:value-type="string">
            <text:p>俺と同い年くらいだな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悪い 今は練習中なんだ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あんたもケガしたくねぇだろ</text:p>
            <text:p>俺に近づかない方がいい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やあ あんたか</text:p>
          </table:table-cell>
          <table:table-cell/>
        </table:table-row>
        <table:table-row table:style-name="ro1">
          <table:table-cell office:value-type="string">
            <text:p>柳田について聞く</text:p>
          </table:table-cell>
          <table:table-cell/>
        </table:table-row>
        <table:table-row table:style-name="ro1">
          <table:table-cell office:value-type="string">
            <text:p>黒崎について聞く</text:p>
          </table:table-cell>
          <table:table-cell/>
        </table:table-row>
        <table:table-row table:style-name="ro1">
          <table:table-cell office:value-type="string">
            <text:p>この店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柳田の人柄について聞く</text:p>
          </table:table-cell>
          <table:table-cell/>
        </table:table-row>
        <table:table-row table:style-name="ro1">
          <table:table-cell office:value-type="string">
            <text:p>柳田の生活について聞く</text:p>
          </table:table-cell>
          <table:table-cell/>
        </table:table-row>
        <table:table-row table:style-name="ro1">
          <table:table-cell office:value-type="string">
            <text:p>柳田の家族について聞く</text:p>
          </table:table-cell>
          <table:table-cell/>
        </table:table-row>
        <table:table-row table:style-name="ro1">
          <table:table-cell office:value-type="string">
            <text:p>柳田の交友関係について聞く</text:p>
          </table:table-cell>
          <table:table-cell/>
        </table:table-row>
        <table:table-row table:style-name="ro1">
          <table:table-cell office:value-type="string">
            <text:p>柳田の仕事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というのはどんな人だった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さんて、どんな人だったの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いいヤツだったよ</text:p>
            <text:p>まじめで… 優しくて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まあ、お人好しといえばそうかな</text:p>
            <text:p>よく人のもめ事に巻き込まれてた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の普段の生活はどんなふうだった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さんの普段の生活はどんなふうだったの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朝はラジオ体操の指導員</text:p>
            <text:p>昼はスポーツジムのトレーナーだ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昔から身体を鍛えるのが好きなヤツでな</text:p>
            <text:p>ラジオ体操の前にもジョギングしていた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の家族は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さんに家族はいたの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いないよ</text:p>
            <text:p>あいつも俺も施設で育ったんだ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あいつとはよくケンカもしたが…</text:p>
            <text:p>なんだかんだでいつも一緒だったな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と親しい人は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さんと親しかった人は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そうだな…</text:p>
            <text:p>あまり詳しいことは聞いたことないが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ウチによく来る$ciハデな格好のお客$crとは</text:p>
            <text:p>よく話してた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それに、ここの店員の「$ci沙織$cr」って</text:p>
            <text:p>女の子と話してるのを時々見かけた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んたの事を教えてくれ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なたの事を教えて欲しいんだけど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俺は… 黒崎竜介</text:p>
            <text:p>本業はボクサーだ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昼はここでバイトしている</text:p>
            <text:p>ボクシングだけじゃ食えないから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について教えてくれ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について教えて欲しいんだけど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この店は… この辺じゃあ</text:p>
            <text:p>一番大きなパチンコ屋だろう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でも悪いな</text:p>
            <text:p>俺はあまりパチンコに詳しくないんだよ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パチンコのことなら他の店員に聞いてくれ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の仕事振りは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さんの仕事振りは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まじめにやってたし… 仕事そのものに</text:p>
            <text:p>かなりやりがいを感じていたよ ただ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ただ… 先月給料を前借りしていたな…</text:p>
            <text:p>理由は教えてくれなかったが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あいつ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柳田は自殺じゃないことが分かったんだって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あんたのおかげだ</text:p>
            <text:p>死んだあいつに代わって礼を言うよ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ありがとな</text:p>
          </table:table-cell>
          <table:table-cell/>
        </table:table-row>
        <table:table-row table:style-name="ro1">
          <table:table-cell office:value-type="string">
            <text:p>何を聞きますか？ </text:p>
          </table:table-cell>
          <table:table-cell/>
        </table:table-row>
        <table:table-row table:style-name="ro1">
          <table:table-cell office:value-type="string">
            <text:p>悪い 今は練習中なんだ</text:p>
          </table:table-cell>
          <table:table-cell/>
        </table:table-row>
        <table:table-row table:style-name="ro3">
          <table:table-cell office:value-type="string">
            <text:p>俺に話があるなら、昼にパチンコ屋</text:p>
            <text:p>ベリーラッキーへ来てくれ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3">
          <table:table-cell office:value-type="string">
            <text:p>…ああ、あんた 公園で会った人か</text:p>
            <text:p>朝は悪かったな 練習に集中したかったんでね</text:p>
          </table:table-cell>
          <table:table-cell/>
        </table:table-row>
        <table:table-row table:style-name="ro3">
          <table:table-cell office:value-type="string">
            <text:p>もしかして、サインが欲しかったのか？</text:p>
            <text:p>それだったら今、ここで書くぞ</text:p>
          </table:table-cell>
          <table:table-cell/>
        </table:table-row>
        <table:table-row table:style-name="ro1">
          <table:table-cell office:value-type="string">
            <text:p>何をしているのかなと思って話しかけたのよ</text:p>
          </table:table-cell>
          <table:table-cell/>
        </table:table-row>
        <table:table-row table:style-name="ro1">
          <table:table-cell office:value-type="string">
            <text:p>そう あなたのサインが欲しかったのよ</text:p>
          </table:table-cell>
          <table:table-cell/>
        </table:table-row>
        <table:table-row table:style-name="ro1">
          <table:table-cell office:value-type="string">
            <text:p>公園にいた人みんなに話しかけていただけよ</text:p>
          </table:table-cell>
          <table:table-cell/>
        </table:table-row>
        <table:table-row table:style-name="ro1">
          <table:table-cell office:value-type="string">
            <text:p>何をしているのかな、と思って話しかけたのよ</text:p>
          </table:table-cell>
          <table:table-cell/>
        </table:table-row>
        <table:table-row table:style-name="ro3">
          <table:table-cell office:value-type="string">
            <text:p>はは そうだったのか</text:p>
            <text:p>そんなことなら、答えてあげればよかったな</text:p>
          </table:table-cell>
          <table:table-cell/>
        </table:table-row>
        <table:table-row table:style-name="ro3">
          <table:table-cell office:value-type="string">
            <text:p>あれはシャドーボクシングと言って、</text:p>
            <text:p>仮想の相手と打ち合う練習をしてたんだ</text:p>
          </table:table-cell>
          <table:table-cell/>
        </table:table-row>
        <table:table-row table:style-name="ro3">
          <table:table-cell office:value-type="string">
            <text:p>そうよ あなたのサインが欲しくて</text:p>
            <text:p>話しかけたのよ</text:p>
          </table:table-cell>
          <table:table-cell/>
        </table:table-row>
        <table:table-row table:style-name="ro3">
          <table:table-cell office:value-type="string">
            <text:p>本当か？ ちょっと待ってな</text:p>
            <text:p>今、書くものを持ってくるからよ</text:p>
          </table:table-cell>
          <table:table-cell/>
        </table:table-row>
        <table:table-row table:style-name="ro1">
          <table:table-cell office:value-type="string">
            <text:p>あんた、俺に目をつけるとは見る目あるぜ！</text:p>
          </table:table-cell>
          <table:table-cell/>
        </table:table-row>
        <table:table-row table:style-name="ro3">
          <table:table-cell office:value-type="string">
            <text:p>ただ、公園にいた人みんなに話しかけて</text:p>
            <text:p>いただけよ 勘違いしないで</text:p>
          </table:table-cell>
          <table:table-cell/>
        </table:table-row>
        <table:table-row table:style-name="ro3">
          <table:table-cell office:value-type="string">
            <text:p>おいおい なんだよ</text:p>
            <text:p>そのつれねぇ言い草は</text:p>
          </table:table-cell>
          <table:table-cell/>
        </table:table-row>
        <table:table-row table:style-name="ro3">
          <table:table-cell office:value-type="string">
            <text:p>俺は$ci黒崎$cr $ci黒崎 竜介$cr</text:p>
            <text:p>去年プロボクサーとして、デビューしたんだ</text:p>
          </table:table-cell>
          <table:table-cell/>
        </table:table-row>
        <table:table-row table:style-name="ro1">
          <table:table-cell office:value-type="string">
            <text:p>あんた、名前は何ていうんだい？</text:p>
          </table:table-cell>
          <table:table-cell/>
        </table:table-row>
        <table:table-row table:style-name="ro4">
          <table:table-cell office:value-type="string">
            <text:p>$pよ</text:p>
          </table:table-cell>
          <table:table-cell/>
        </table:table-row>
        <table:table-row table:style-name="ro4">
          <table:table-cell office:value-type="string">
            <text:p>$plさんか いい名前だな</text:p>
          </table:table-cell>
          <table:table-cell/>
        </table:table-row>
        <table:table-row table:style-name="ro3">
          <table:table-cell office:value-type="string">
            <text:p>あんた、俺のことを</text:p>
            <text:p>よく覚えておいてくれよ！</text:p>
          </table:table-cell>
          <table:table-cell/>
        </table:table-row>
        <table:table-row table:style-name="ro3">
          <table:table-cell office:value-type="string">
            <text:p>俺は、１年後に、日本… </text:p>
            <text:p>いや世界チャンピオンになる男だから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あんた</text:p>
            <text:p>俺のことをよく覚えておいてくれよ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俺は、１年後に、日本… いや世界</text:p>
            <text:p>チャンピオンになる男だからな</text:p>
          </table:table-cell>
          <table:table-cell/>
        </table:table-row>
        <table:table-row table:style-name="ro3">
          <table:table-cell office:value-type="string">
            <text:p>なあ、ちょっと見てみなよ</text:p>
            <text:p>セミがこんなにとまっているんだ</text:p>
          </table:table-cell>
          <table:table-cell/>
        </table:table-row>
        <table:table-row table:style-name="ro3">
          <table:table-cell office:value-type="string">
            <text:p>今年の夏は暑くなりそうだぜ</text:p>
            <text:p>こんなにセミがいるのは見たことないからな</text:p>
          </table:table-cell>
          <table:table-cell/>
        </table:table-row>
        <table:table-row table:style-name="ro3">
          <table:table-cell office:value-type="string">
            <text:p>ウワッ きたねえ</text:p>
            <text:p>しょんべんかけてきやがった！</text:p>
          </table:table-cell>
          <table:table-cell/>
        </table:table-row>
        <table:table-row table:style-name="ro1">
          <table:table-cell office:value-type="string">
            <text:p>なにしやがるんでぇ セミ野郎！</text:p>
          </table:table-cell>
          <table:table-cell/>
        </table:table-row>
        <table:table-row table:style-name="ro3">
          <table:table-cell office:value-type="string">
            <text:p>黒崎はボロボロになったタオルで</text:p>
            <text:p>顔を拭いている</text:p>
          </table:table-cell>
          <table:table-cell/>
        </table:table-row>
        <table:table-row table:style-name="ro3">
          <table:table-cell office:value-type="string">
            <text:p>（新しいタオルを持ってきてあげたら</text:p>
            <text:p>喜ぶかな…）</text:p>
          </table:table-cell>
          <table:table-cell/>
        </table:table-row>
        <table:table-row table:style-name="ro3">
          <table:table-cell office:value-type="string">
            <text:p>（$ci新しいタオル$crを持ってきてあげたら</text:p>
            <text:p>喜ぶかな…）</text:p>
          </table:table-cell>
          <table:table-cell/>
        </table:table-row>
        <table:table-row table:style-name="ro3">
          <table:table-cell office:value-type="string">
            <text:p>（ボロボロになったタオルで</text:p>
            <text:p>顔を拭いていたわね）</text:p>
          </table:table-cell>
          <table:table-cell/>
        </table:table-row>
        <table:table-row table:style-name="ro4">
          <table:table-cell office:value-type="string">
            <text:p>$ci$e0$crをあげますか？</text:p>
          </table:table-cell>
          <table:table-cell/>
        </table:table-row>
        <table:table-row table:style-name="ro1">
          <table:table-cell office:value-type="string">
            <text:p>渡す</text:p>
          </table:table-cell>
          <table:table-cell/>
        </table:table-row>
        <table:table-row table:style-name="ro1">
          <table:table-cell office:value-type="string">
            <text:p>渡さない</text:p>
          </table:table-cell>
          <table:table-cell/>
        </table:table-row>
        <table:table-row table:style-name="ro1">
          <table:table-cell office:value-type="string">
            <text:p>この新しいタオルをあなたにあげるわ</text:p>
          </table:table-cell>
          <table:table-cell/>
        </table:table-row>
        <table:table-row table:style-name="ro3">
          <table:table-cell office:value-type="string">
            <text:p>よかったらこれ、</text:p>
            <text:p>朝のトレーニングの時に使ってね</text:p>
          </table:table-cell>
          <table:table-cell/>
        </table:table-row>
        <table:table-row table:style-name="ro3">
          <table:table-cell office:value-type="string">
            <text:p>俺にくれんのか？ ありがとう</text:p>
            <text:p>助かったぜ</text:p>
          </table:table-cell>
          <table:table-cell/>
        </table:table-row>
        <table:table-row table:style-name="ro3">
          <table:table-cell office:value-type="string">
            <text:p>俺もちょうど、新しいタオルが欲しいと</text:p>
            <text:p>思っていたところなんだ</text:p>
          </table:table-cell>
          <table:table-cell/>
        </table:table-row>
        <table:table-row table:style-name="ro3">
          <table:table-cell office:value-type="string">
            <text:p>練習で使っていたタオルが、ボロボロに</text:p>
            <text:p>なっちまってな</text:p>
          </table:table-cell>
          <table:table-cell/>
        </table:table-row>
        <table:table-row table:style-name="ro1">
          <table:table-cell office:value-type="string">
            <text:p>ありがとう 大事に使わせてもらう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タオル、ありがとな</text:p>
            <text:p>大事に使わせてもらう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おう、あんたか</text:p>
          </table:table-cell>
          <table:table-cell/>
        </table:table-row>
        <table:table-row table:style-name="ro3">
          <table:table-cell office:value-type="string">
            <text:p>聞いてくれよ！ とうとう、</text:p>
            <text:p>元世界チャンピオンとの試合が決まったんだ</text:p>
          </table:table-cell>
          <table:table-cell/>
        </table:table-row>
        <table:table-row table:style-name="ro1">
          <table:table-cell office:value-type="string">
            <text:p>相手に不足はねえ</text:p>
          </table:table-cell>
          <table:table-cell/>
        </table:table-row>
        <table:table-row table:style-name="ro3">
          <table:table-cell office:value-type="string">
            <text:p>だが、勝つのは俺さ</text:p>
            <text:p>絶对に勝ってみせるぜ</text:p>
          </table:table-cell>
          <table:table-cell/>
        </table:table-row>
        <table:table-row table:style-name="ro3">
          <table:table-cell office:value-type="string">
            <text:p>そうだ</text:p>
            <text:p>新しい、必勝ダルマを準備しないとな</text:p>
          </table:table-cell>
          <table:table-cell/>
        </table:table-row>
        <table:table-row table:style-name="ro3">
          <table:table-cell office:value-type="string">
            <text:p>必勝ダルマを用意した試合には</text:p>
            <text:p>今まで負けたことがねえからな</text:p>
          </table:table-cell>
          <table:table-cell/>
        </table:table-row>
        <table:table-row table:style-name="ro3">
          <table:table-cell office:value-type="string">
            <text:p>ゲンでも何でもかついでやる</text:p>
            <text:p>何が何でも、勝ちにいってやるぜ</text:p>
          </table:table-cell>
          <table:table-cell/>
        </table:table-row>
        <table:table-row table:style-name="ro1">
          <table:table-cell office:value-type="string">
            <text:p>（必勝ダルマが欲しいのね…）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必勝ダルマを用意した試合には</text:p>
            <text:p>今まで負けたことがねえから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ゲンでも何でもかついでやる</text:p>
            <text:p>何が何でも、勝ちにいってやるぜ</text:p>
          </table:table-cell>
          <table:table-cell/>
        </table:table-row>
        <table:table-row table:style-name="ro4">
          <table:table-cell office:value-type="string">
            <text:p>（$ci必勝ダルマ$crが欲しいのね…）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次の試合、何がなんでも勝ちにいくぜ</text:p>
          </table:table-cell>
          <table:table-cell/>
        </table:table-row>
        <table:table-row table:style-name="ro4">
          <table:table-cell office:value-type="string">
            <text:p>$ci$e0$crをあげますか？</text:p>
          </table:table-cell>
          <table:table-cell/>
        </table:table-row>
        <table:table-row table:style-name="ro1">
          <table:table-cell office:value-type="string">
            <text:p>この必勝ダルマをあなたにあげるわ</text:p>
          </table:table-cell>
          <table:table-cell/>
        </table:table-row>
        <table:table-row table:style-name="ro1">
          <table:table-cell office:value-type="string">
            <text:p>お？ これを俺にくれるのか！</text:p>
          </table:table-cell>
          <table:table-cell/>
        </table:table-row>
        <table:table-row table:style-name="ro1">
          <table:table-cell office:value-type="string">
            <text:p>ありがとう 遠慮なくいただくぜ</text:p>
          </table:table-cell>
          <table:table-cell/>
        </table:table-row>
        <table:table-row table:style-name="ro1">
          <table:table-cell office:value-type="string">
            <text:p>これがあれば、試合に勝ったも同然だ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必勝ダルマ ありがと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これがあれば、試合に勝ったも同然だぜ</text:p>
          </table:table-cell>
          <table:table-cell/>
        </table:table-row>
        <table:table-row table:style-name="ro1">
          <table:table-cell office:value-type="string">
            <text:p>よくここで会うよな</text:p>
          </table:table-cell>
          <table:table-cell/>
        </table:table-row>
        <table:table-row table:style-name="ro3">
          <table:table-cell office:value-type="string">
            <text:p>最近、あんたの顔を見ないと</text:p>
            <text:p>１日が始まらないような気分になるよ</text:p>
          </table:table-cell>
          <table:table-cell/>
        </table:table-row>
        <table:table-row table:style-name="ro1">
          <table:table-cell office:value-type="string">
            <text:p>「私も同じよ」と同意する</text:p>
          </table:table-cell>
          <table:table-cell/>
        </table:table-row>
        <table:table-row table:style-name="ro1">
          <table:table-cell office:value-type="string">
            <text:p>「冗談はよしてよ」と突き放す</text:p>
          </table:table-cell>
          <table:table-cell/>
        </table:table-row>
        <table:table-row table:style-name="ro1">
          <table:table-cell office:value-type="string">
            <text:p>無言で黒崎を見つめる</text:p>
          </table:table-cell>
          <table:table-cell/>
        </table:table-row>
        <table:table-row table:style-name="ro3">
          <table:table-cell office:value-type="string">
            <text:p>私も同じよ あなたと話しをしないと</text:p>
            <text:p>１日が始まった気がしないのよ</text:p>
          </table:table-cell>
          <table:table-cell/>
        </table:table-row>
        <table:table-row table:style-name="ro1">
          <table:table-cell office:value-type="string">
            <text:p>そうか そいつは嬉しいな</text:p>
          </table:table-cell>
          <table:table-cell/>
        </table:table-row>
        <table:table-row table:style-name="ro3">
          <table:table-cell office:value-type="string">
            <text:p>冗談はよしてよ</text:p>
            <text:p>そんな言葉、あなたのガラじゃないわ</text:p>
          </table:table-cell>
          <table:table-cell/>
        </table:table-row>
        <table:table-row table:style-name="ro1">
          <table:table-cell office:value-type="string">
            <text:p>そうか そいつは悪かったな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3">
          <table:table-cell office:value-type="string">
            <text:p>おいおい</text:p>
            <text:p>黙るところじゃねぇだろう</text:p>
          </table:table-cell>
          <table:table-cell/>
        </table:table-row>
        <table:table-row table:style-name="ro1">
          <table:table-cell office:value-type="string">
            <text:p>さてと 試合も近いし、追い込んでいくか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試合も近いし、追い込んでいかないとな</text:p>
          </table:table-cell>
          <table:table-cell/>
        </table:table-row>
        <table:table-row table:style-name="ro1">
          <table:table-cell office:value-type="string">
            <text:p>…いよいよ明日、試合なんだ</text:p>
          </table:table-cell>
          <table:table-cell/>
        </table:table-row>
        <table:table-row table:style-name="ro1">
          <table:table-cell office:value-type="string">
            <text:p>明日が待ち遠しいぜ</text:p>
          </table:table-cell>
          <table:table-cell/>
        </table:table-row>
        <table:table-row table:style-name="ro1">
          <table:table-cell office:value-type="string">
            <text:p>気持ちが高ぶってしょうがねぇ</text:p>
          </table:table-cell>
          <table:table-cell/>
        </table:table-row>
        <table:table-row table:style-name="ro1">
          <table:table-cell office:value-type="string">
            <text:p>「あなたは必ず勝つわ」と応援する</text:p>
          </table:table-cell>
          <table:table-cell/>
        </table:table-row>
        <table:table-row table:style-name="ro1">
          <table:table-cell office:value-type="string">
            <text:p>「ケガしないでね」と体を気遣う</text:p>
          </table:table-cell>
          <table:table-cell/>
        </table:table-row>
        <table:table-row table:style-name="ro1">
          <table:table-cell office:value-type="string">
            <text:p>「せいぜい負けないようにね」と冷たく言う</text:p>
          </table:table-cell>
          <table:table-cell/>
        </table:table-row>
        <table:table-row table:style-name="ro1">
          <table:table-cell office:value-type="string">
            <text:p>無言で見つめる</text:p>
          </table:table-cell>
          <table:table-cell/>
        </table:table-row>
        <table:table-row table:style-name="ro3">
          <table:table-cell office:value-type="string">
            <text:p>あなたが必ず勝つわよ</text:p>
            <text:p>応援しているわ</text:p>
          </table:table-cell>
          <table:table-cell/>
        </table:table-row>
        <table:table-row table:style-name="ro3">
          <table:table-cell office:value-type="string">
            <text:p>おう まかせときな</text:p>
            <text:p>余裕で勝って帰ってくるぜ！</text:p>
          </table:table-cell>
          <table:table-cell/>
        </table:table-row>
        <table:table-row table:style-name="ro3">
          <table:table-cell office:value-type="string">
            <text:p>ケガにだけは気を付けてね あなたがケガを</text:p>
            <text:p>してしまうことを考えるだけで、私…</text:p>
          </table:table-cell>
          <table:table-cell/>
        </table:table-row>
        <table:table-row table:style-name="ro3">
          <table:table-cell office:value-type="string">
            <text:p>大丈夫さ まかせときな</text:p>
            <text:p>余裕で勝って帰ってくるぜ！</text:p>
          </table:table-cell>
          <table:table-cell/>
        </table:table-row>
        <table:table-row table:style-name="ro1">
          <table:table-cell office:value-type="string">
            <text:p>せいぜい負けないように、がんばってらして</text:p>
          </table:table-cell>
          <table:table-cell/>
        </table:table-row>
        <table:table-row table:style-name="ro3">
          <table:table-cell office:value-type="string">
            <text:p>ハハ</text:p>
            <text:p>余裕で勝って帰ってくるぜ！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3">
          <table:table-cell office:value-type="string">
            <text:p>会場は離れた場所にあって、あんたが</text:p>
            <text:p>来られないのがちょっと寂しいけどな</text:p>
          </table:table-cell>
          <table:table-cell/>
        </table:table-row>
        <table:table-row table:style-name="ro1">
          <table:table-cell office:value-type="string">
            <text:p>明日の勝利報告を楽しみにしていてくれよ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明日の勝利報告を楽しみにしていてくれよ！</text:p>
          </table:table-cell>
          <table:table-cell/>
        </table:table-row>
        <table:table-row table:style-name="ro1">
          <table:table-cell office:value-type="string">
            <text:p>あぁ あんたか…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すまねえ</text:p>
          </table:table-cell>
          <table:table-cell/>
        </table:table-row>
        <table:table-row table:style-name="ro1">
          <table:table-cell office:value-type="string">
            <text:p>あんたとの約束を守れなかった…</text:p>
          </table:table-cell>
          <table:table-cell/>
        </table:table-row>
        <table:table-row table:style-name="ro1">
          <table:table-cell office:value-type="string">
            <text:p>「…残念だったわね」と同情する</text:p>
          </table:table-cell>
          <table:table-cell/>
        </table:table-row>
        <table:table-row table:style-name="ro1">
          <table:table-cell office:value-type="string">
            <text:p>「…ケガがなくて安心した」と満足する</text:p>
          </table:table-cell>
          <table:table-cell/>
        </table:table-row>
        <table:table-row table:style-name="ro1">
          <table:table-cell office:value-type="string">
            <text:p>「あなたが弱いから負けたのよ」と突き放す</text:p>
          </table:table-cell>
          <table:table-cell/>
        </table:table-row>
        <table:table-row table:style-name="ro1">
          <table:table-cell office:value-type="string">
            <text:p>「弱い男は嫌いよ」とこの場を立ち去る</text:p>
          </table:table-cell>
          <table:table-cell/>
        </table:table-row>
        <table:table-row table:style-name="ro1">
          <table:table-cell office:value-type="string">
            <text:p>無言で見つめる</text:p>
          </table:table-cell>
          <table:table-cell/>
        </table:table-row>
        <table:table-row table:style-name="ro1">
          <table:table-cell office:value-type="string">
            <text:p>そっか 残念…だったね</text:p>
          </table:table-cell>
          <table:table-cell/>
        </table:table-row>
        <table:table-row table:style-name="ro1">
          <table:table-cell office:value-type="string">
            <text:p>あんなに練習していたのに、悔しいね </text:p>
          </table:table-cell>
          <table:table-cell/>
        </table:table-row>
        <table:table-row table:style-name="ro1">
          <table:table-cell office:value-type="string">
            <text:p>ケガをしていなくて安心したわ</text:p>
          </table:table-cell>
          <table:table-cell/>
        </table:table-row>
        <table:table-row table:style-name="ro3">
          <table:table-cell office:value-type="string">
            <text:p>あなたが無事に帰ってきただけで</text:p>
            <text:p>私は嬉しいわ</text:p>
          </table:table-cell>
          <table:table-cell/>
        </table:table-row>
        <table:table-row table:style-name="ro3">
          <table:table-cell office:value-type="string">
            <text:p>あなたが弱いから試合に負けたのよ</text:p>
            <text:p>ただそれだけのことじゃない</text:p>
          </table:table-cell>
          <table:table-cell/>
        </table:table-row>
        <table:table-row table:style-name="ro3">
          <table:table-cell office:value-type="string">
            <text:p>私は弱い男が嫌いなの</text:p>
            <text:p>試合に負けて帰ってくるなんてどういうこと！</text:p>
          </table:table-cell>
          <table:table-cell/>
        </table:table-row>
        <table:table-row table:style-name="ro1">
          <table:table-cell office:value-type="string">
            <text:p>サヨナラ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3">
          <table:table-cell office:value-type="string">
            <text:p>…調子は良かったんだ</text:p>
            <text:p>今までにないくらい、最高にな</text:p>
          </table:table-cell>
          <table:table-cell/>
        </table:table-row>
        <table:table-row table:style-name="ro1">
          <table:table-cell office:value-type="string">
            <text:p>でも試合中、調子に乗って攻めすぎちまって…</text:p>
          </table:table-cell>
          <table:table-cell/>
        </table:table-row>
        <table:table-row table:style-name="ro1">
          <table:table-cell office:value-type="string">
            <text:p>…気付いたらロッカールームさ</text:p>
          </table:table-cell>
          <table:table-cell/>
        </table:table-row>
        <table:table-row table:style-name="ro3">
          <table:table-cell office:value-type="string">
            <text:p>ちきしょう！</text:p>
            <text:p>何やってんだよ、俺は…</text:p>
          </table:table-cell>
          <table:table-cell/>
        </table:table-row>
        <table:table-row table:style-name="ro1">
          <table:table-cell office:value-type="string">
            <text:p>「次、勝てばいいじゃない」と励ます</text:p>
          </table:table-cell>
          <table:table-cell/>
        </table:table-row>
        <table:table-row table:style-name="ro1">
          <table:table-cell office:value-type="string">
            <text:p>「らしくないわよ」とはっぱをかける</text:p>
          </table:table-cell>
          <table:table-cell/>
        </table:table-row>
        <table:table-row table:style-name="ro1">
          <table:table-cell office:value-type="string">
            <text:p>「言い訳をする男は嫌いよ」と立ち去る</text:p>
          </table:table-cell>
          <table:table-cell/>
        </table:table-row>
        <table:table-row table:style-name="ro1">
          <table:table-cell office:value-type="string">
            <text:p>無言で見つめる</text:p>
          </table:table-cell>
          <table:table-cell/>
        </table:table-row>
        <table:table-row table:style-name="ro3">
          <table:table-cell office:value-type="string">
            <text:p>次の試合で勝てばいいじゃない</text:p>
            <text:p>あなたならまた、がんばれるわ</text:p>
          </table:table-cell>
          <table:table-cell/>
        </table:table-row>
        <table:table-row table:style-name="ro3">
          <table:table-cell office:value-type="string">
            <text:p>そんな風にくよくよしているなんて</text:p>
            <text:p>あなたらしくないわよ</text:p>
          </table:table-cell>
          <table:table-cell/>
        </table:table-row>
        <table:table-row table:style-name="ro3">
          <table:table-cell office:value-type="string">
            <text:p>言い訳をする男は嫌いよ</text:p>
            <text:p>あなたのこと、見損なったわ</text:p>
          </table:table-cell>
          <table:table-cell/>
        </table:table-row>
        <table:table-row table:style-name="ro1">
          <table:table-cell office:value-type="string">
            <text:p>サヨナラ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そんな目で俺を見るなよ…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…そう、だよな</text:p>
          </table:table-cell>
          <table:table-cell/>
        </table:table-row>
        <table:table-row table:style-name="ro1">
          <table:table-cell office:value-type="string">
            <text:p>たった一回負けただけ…</text:p>
          </table:table-cell>
          <table:table-cell/>
        </table:table-row>
        <table:table-row table:style-name="ro1">
          <table:table-cell office:value-type="string">
            <text:p>次の試合で勝てばいいんだよな</text:p>
          </table:table-cell>
          <table:table-cell/>
        </table:table-row>
        <table:table-row table:style-name="ro1">
          <table:table-cell office:value-type="string">
            <text:p>ありがとな こんな俺に付き合ってくれて</text:p>
          </table:table-cell>
          <table:table-cell/>
        </table:table-row>
        <table:table-row table:style-name="ro3">
          <table:table-cell office:value-type="string">
            <text:p>おまえと…、$plと</text:p>
            <text:p>話して、少し気持ちが落ち着いたよ</text:p>
          </table:table-cell>
          <table:table-cell/>
        </table:table-row>
        <table:table-row table:style-name="ro3">
          <table:table-cell office:value-type="string">
            <text:p>初めて会ったときから、おまえには</text:p>
            <text:p>世話になりっぱなしだな</text:p>
          </table:table-cell>
          <table:table-cell/>
        </table:table-row>
        <table:table-row table:style-name="ro3">
          <table:table-cell office:value-type="string">
            <text:p>…そうだ！</text:p>
            <text:p>盆踊りへ一緒に行かないか？</text:p>
          </table:table-cell>
          <table:table-cell/>
        </table:table-row>
        <table:table-row table:style-name="ro1">
          <table:table-cell office:value-type="string">
            <text:p>今までのお礼もしたいしさ どうだい？</text:p>
          </table:table-cell>
          <table:table-cell/>
        </table:table-row>
        <table:table-row table:style-name="ro1">
          <table:table-cell office:value-type="string">
            <text:p>「ええ 一緒に行くわ」と同意する</text:p>
          </table:table-cell>
          <table:table-cell/>
        </table:table-row>
        <table:table-row table:style-name="ro1">
          <table:table-cell office:value-type="string">
            <text:p>「何をお礼してもらえるの？」と質問する</text:p>
          </table:table-cell>
          <table:table-cell/>
        </table:table-row>
        <table:table-row table:style-name="ro1">
          <table:table-cell office:value-type="string">
            <text:p>「ごめんなさい 盆踊りは嫌いなの」と断る</text:p>
          </table:table-cell>
          <table:table-cell/>
        </table:table-row>
        <table:table-row table:style-name="ro1">
          <table:table-cell office:value-type="string">
            <text:p>ええ 一緒に行くわ</text:p>
          </table:table-cell>
          <table:table-cell/>
        </table:table-row>
        <table:table-row table:style-name="ro3">
          <table:table-cell office:value-type="string">
            <text:p>よし じゃあ、明日の夜に、向こうの</text:p>
            <text:p>ベンチで待ってるぜ</text:p>
          </table:table-cell>
          <table:table-cell/>
        </table:table-row>
        <table:table-row table:style-name="ro1">
          <table:table-cell office:value-type="string">
            <text:p>何をお礼してもらえるのかしら？</text:p>
          </table:table-cell>
          <table:table-cell/>
        </table:table-row>
        <table:table-row table:style-name="ro1">
          <table:table-cell office:value-type="string">
            <text:p>それは、来てのお楽しみってやつさ</text:p>
          </table:table-cell>
          <table:table-cell/>
        </table:table-row>
        <table:table-row table:style-name="ro3">
          <table:table-cell office:value-type="string">
            <text:p>ごめんなさい 盆踊りは嫌いなの</text:p>
            <text:p>だからお祭には一緒に行けないわ</text:p>
          </table:table-cell>
          <table:table-cell/>
        </table:table-row>
        <table:table-row table:style-name="ro1">
          <table:table-cell office:value-type="string">
            <text:p>そうか…</text:p>
          </table:table-cell>
          <table:table-cell/>
        </table:table-row>
        <table:table-row table:style-name="ro3">
          <table:table-cell office:value-type="string">
            <text:p>まあ、気が変わったらいつでも</text:p>
            <text:p>声をかけてくれよ</text:p>
          </table:table-cell>
          <table:table-cell/>
        </table:table-row>
        <table:table-row table:style-name="ro1">
          <table:table-cell office:value-type="string">
            <text:p>さて、そろそろ帰るかな</text:p>
          </table:table-cell>
          <table:table-cell/>
        </table:table-row>
        <table:table-row table:style-name="ro1">
          <table:table-cell office:value-type="string">
            <text:p>気をつけて帰れよ じゃあ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じゃあ、明日の夜に公園のベンチで待ってる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悪い 明日は盆踊りはやってないよ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金曜の夜に、大海公園のベンチで待ってる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今夜、公園のベンチで待ってる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…おい</text:p>
            <text:p>俺と、盆踊りに行く約束忘れていたのか？</text:p>
          </table:table-cell>
          <table:table-cell/>
        </table:table-row>
        <table:table-row table:style-name="ro1">
          <table:table-cell office:value-type="string">
            <text:p>「ごめんなさい 次は必ず行くわ」</text:p>
          </table:table-cell>
          <table:table-cell/>
        </table:table-row>
        <table:table-row table:style-name="ro1">
          <table:table-cell office:value-type="string">
            <text:p>「ごめんなさい 行くつもりはないわ」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ごめんなさい 次は必ず行く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ごめんなさい</text:p>
            <text:p>あなたと一緒に行くつもりはないわ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今度はちゃんと来てくれよ</text:p>
            <text:p>今までのお礼もしたいしさ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悪いが今は都合が悪いんだ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また、そのうち俺のところに来てくれよ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どうだい 今までのお礼もしたいし、</text:p>
            <text:p>一緒に盆踊りに行かねぇか？</text:p>
          </table:table-cell>
          <table:table-cell/>
        </table:table-row>
        <table:table-row table:style-name="ro1">
          <table:table-cell office:value-type="string">
            <text:p>「ええ 一緒に行くわ」と同意する</text:p>
          </table:table-cell>
          <table:table-cell/>
        </table:table-row>
        <table:table-row table:style-name="ro1">
          <table:table-cell office:value-type="string">
            <text:p>「どうしても盆踊りは嫌いなの」と断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ええ、いいわよ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そうか！ </text:p>
            <text:p>じゃあ、明日の夜、いつもの公園で待ってる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そうか！ </text:p>
            <text:p>じゃあ、金曜の夜、いつもの公園で待ってるぜ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どうしても盆踊りは嫌いなの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そうか… わかったよ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そうか！ </text:p>
            <text:p>じゃあ、明日の夜、公園で待ってる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そうか！ </text:p>
            <text:p>じゃあ、金曜の夜、公園で待ってる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そのうち一緒に盆踊りに行こうぜ</text:p>
            <text:p>ちょっと考えといてくれよ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今は誰とも話したくないんだ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放っておいてくれないか…</text:p>
          </table:table-cell>
          <table:table-cell/>
        </table:table-row>
        <table:table-row table:style-name="ro1">
          <table:table-cell office:value-type="string">
            <text:p>お、おう</text:p>
          </table:table-cell>
          <table:table-cell/>
        </table:table-row>
        <table:table-row table:style-name="ro1">
          <table:table-cell office:value-type="string">
            <text:p>ごめん 待った？</text:p>
          </table:table-cell>
          <table:table-cell/>
        </table:table-row>
        <table:table-row table:style-name="ro1">
          <table:table-cell office:value-type="string">
            <text:p>私、遅刻したかな？</text:p>
          </table:table-cell>
          <table:table-cell/>
        </table:table-row>
        <table:table-row table:style-name="ro1">
          <table:table-cell office:value-type="string">
            <text:p>来るの早すぎない？</text:p>
          </table:table-cell>
          <table:table-cell/>
        </table:table-row>
        <table:table-row table:style-name="ro1">
          <table:table-cell office:value-type="string">
            <text:p>ごめん 待った？</text:p>
          </table:table-cell>
          <table:table-cell/>
        </table:table-row>
        <table:table-row table:style-name="ro1">
          <table:table-cell office:value-type="string">
            <text:p>私、遅刻したかな？</text:p>
          </table:table-cell>
          <table:table-cell/>
        </table:table-row>
        <table:table-row table:style-name="ro1">
          <table:table-cell office:value-type="string">
            <text:p>来るの早すぎない？</text:p>
          </table:table-cell>
          <table:table-cell/>
        </table:table-row>
        <table:table-row table:style-name="ro1">
          <table:table-cell office:value-type="string">
            <text:p>いや 俺も今、来たところさ</text:p>
          </table:table-cell>
          <table:table-cell/>
        </table:table-row>
        <table:table-row table:style-name="ro3">
          <table:table-cell office:value-type="string">
            <text:p>いいぜ その浴衣 </text:p>
            <text:p>すごく似会ってる</text:p>
          </table:table-cell>
          <table:table-cell/>
        </table:table-row>
        <table:table-row table:style-name="ro3">
          <table:table-cell office:value-type="string">
            <text:p>ちょっと期待してたのにな</text:p>
            <text:p>あんたが浴衣を着てくる姿を</text:p>
          </table:table-cell>
          <table:table-cell/>
        </table:table-row>
        <table:table-row table:style-name="ro3">
          <table:table-cell office:value-type="string">
            <text:p>おいおい、水着かよ 大胆だなあ</text:p>
            <text:p>ちょっと場違いじゃねぇのか？</text:p>
          </table:table-cell>
          <table:table-cell/>
        </table:table-row>
        <table:table-row table:style-name="ro1">
          <table:table-cell office:value-type="string">
            <text:p>俺から誘っておいて、言うのも何だけど…</text:p>
          </table:table-cell>
          <table:table-cell/>
        </table:table-row>
        <table:table-row table:style-name="ro1">
          <table:table-cell office:value-type="string">
            <text:p>…ちょっと恥ずかしいな こういう場は</text:p>
          </table:table-cell>
          <table:table-cell/>
        </table:table-row>
        <table:table-row table:style-name="ro3">
          <table:table-cell office:value-type="string">
            <text:p>あー 腹減ったな</text:p>
            <text:p>なあ なんか食おうぜ</text:p>
          </table:table-cell>
          <table:table-cell/>
        </table:table-row>
        <table:table-row table:style-name="ro1">
          <table:table-cell office:value-type="string">
            <text:p>おっ</text:p>
          </table:table-cell>
          <table:table-cell/>
        </table:table-row>
        <table:table-row table:style-name="ro1">
          <table:table-cell office:value-type="string">
            <text:p>あそこでリンゴ飴を売ってるじゃねぇか</text:p>
          </table:table-cell>
          <table:table-cell/>
        </table:table-row>
        <table:table-row table:style-name="ro1">
          <table:table-cell office:value-type="string">
            <text:p>よし 行こうぜ</text:p>
          </table:table-cell>
          <table:table-cell/>
        </table:table-row>
        <table:table-row table:style-name="ro3">
          <table:table-cell office:value-type="string">
            <text:p>いやぁ 祭なんて、ガキのとき以来だぜ</text:p>
            <text:p>久しぶりに来ると、いいもんだな</text:p>
          </table:table-cell>
          <table:table-cell/>
        </table:table-row>
        <table:table-row table:style-name="ro1">
          <table:table-cell office:value-type="string">
            <text:p>食べてばかりで、つまんなかったか？</text:p>
          </table:table-cell>
          <table:table-cell/>
        </table:table-row>
        <table:table-row table:style-name="ro1">
          <table:table-cell office:value-type="string">
            <text:p>「そんなことないよ」と否定する</text:p>
          </table:table-cell>
          <table:table-cell/>
        </table:table-row>
        <table:table-row table:style-name="ro1">
          <table:table-cell office:value-type="string">
            <text:p>「つまらなかったわ」と正直に答える</text:p>
          </table:table-cell>
          <table:table-cell/>
        </table:table-row>
        <table:table-row table:style-name="ro1">
          <table:table-cell office:value-type="string">
            <text:p>無言で見つめる</text:p>
          </table:table-cell>
          <table:table-cell/>
        </table:table-row>
        <table:table-row table:style-name="ro1">
          <table:table-cell office:value-type="string">
            <text:p>そんなことないよ 楽しかったわ</text:p>
          </table:table-cell>
          <table:table-cell/>
        </table:table-row>
        <table:table-row table:style-name="ro3">
          <table:table-cell office:value-type="string">
            <text:p>試合の後は、減量を考えなくていいからさ</text:p>
            <text:p>つい食べ物ばかりに目がいっちまうんだ</text:p>
          </table:table-cell>
          <table:table-cell/>
        </table:table-row>
        <table:table-row table:style-name="ro3">
          <table:table-cell office:value-type="string">
            <text:p>俺も楽しかったぜ </text:p>
            <text:p>来てくれてありがとな</text:p>
          </table:table-cell>
          <table:table-cell/>
        </table:table-row>
        <table:table-row table:style-name="ro1">
          <table:table-cell office:value-type="string">
            <text:p>食べてばかりで、正直つまらなかったわ</text:p>
          </table:table-cell>
          <table:table-cell/>
        </table:table-row>
        <table:table-row table:style-name="ro1">
          <table:table-cell office:value-type="string">
            <text:p>悪かったな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3">
          <table:table-cell office:value-type="string">
            <text:p>試合の後は、減量を考えなくていいからさ</text:p>
            <text:p>つい食べ物ばかりに目がいっちまうんだ</text:p>
          </table:table-cell>
          <table:table-cell/>
        </table:table-row>
        <table:table-row table:style-name="ro3">
          <table:table-cell office:value-type="string">
            <text:p>俺は楽しかったぜ </text:p>
            <text:p>来てくれてありがとな</text:p>
          </table:table-cell>
          <table:table-cell/>
        </table:table-row>
        <table:table-row table:style-name="ro1">
          <table:table-cell office:value-type="string">
            <text:p>今日はな…</text:p>
          </table:table-cell>
          <table:table-cell/>
        </table:table-row>
        <table:table-row table:style-name="ro3">
          <table:table-cell office:value-type="string">
            <text:p>ずっと、言わなくちゃいけねぇと</text:p>
            <text:p>思っていたことがあるんだ</text:p>
          </table:table-cell>
          <table:table-cell/>
        </table:table-row>
        <table:table-row table:style-name="ro1">
          <table:table-cell office:value-type="string">
            <text:p>おまえとは、この公園で初めて出会ったよな</text:p>
          </table:table-cell>
          <table:table-cell/>
        </table:table-row>
        <table:table-row table:style-name="ro3">
          <table:table-cell office:value-type="string">
            <text:p>俺が練習していたときも、バイト先にいた</text:p>
            <text:p>ときも、試合で負けて腐っていたときも…</text:p>
          </table:table-cell>
          <table:table-cell/>
        </table:table-row>
        <table:table-row table:style-name="ro1">
          <table:table-cell office:value-type="string">
            <text:p>いつもおまえは、俺を励ましてくれたよな</text:p>
          </table:table-cell>
          <table:table-cell/>
        </table:table-row>
        <table:table-row table:style-name="ro3">
          <table:table-cell office:value-type="string">
            <text:p>俺は昔から、俺一人の力だけで、</text:p>
            <text:p>世界の頂点を目指すんだって、やってきた</text:p>
          </table:table-cell>
          <table:table-cell/>
        </table:table-row>
        <table:table-row table:style-name="ro1">
          <table:table-cell office:value-type="string">
            <text:p>けどな…</text:p>
          </table:table-cell>
          <table:table-cell/>
        </table:table-row>
        <table:table-row table:style-name="ro1">
          <table:table-cell office:value-type="string">
            <text:p>気付けば、隣にはいつもおまえがいたんだ</text:p>
          </table:table-cell>
          <table:table-cell/>
        </table:table-row>
        <table:table-row table:style-name="ro1">
          <table:table-cell office:value-type="string">
            <text:p>俺には、おまえが必要なんだ</text:p>
          </table:table-cell>
          <table:table-cell/>
        </table:table-row>
        <table:table-row table:style-name="ro1">
          <table:table-cell office:value-type="string">
            <text:p>一緒に暮らしてくれないか？</text:p>
          </table:table-cell>
          <table:table-cell/>
        </table:table-row>
        <table:table-row table:style-name="ro1">
          <table:table-cell office:value-type="string">
            <text:p>「嬉しい」と告白に驚き喜び、同意する</text:p>
          </table:table-cell>
          <table:table-cell/>
        </table:table-row>
        <table:table-row table:style-name="ro1">
          <table:table-cell office:value-type="string">
            <text:p>「まあいいかな」と思って同意する</text:p>
          </table:table-cell>
          <table:table-cell/>
        </table:table-row>
        <table:table-row table:style-name="ro4">
          <table:table-cell office:value-type="string">
            <text:p>「ちょっと考えさせて」とçSçOする</text:p>
          </table:table-cell>
          <table:table-cell/>
        </table:table-row>
        <table:table-row table:style-name="ro1">
          <table:table-cell office:value-type="string">
            <text:p>「あなたと一緒に暮らすなんて嫌よ」と断る</text:p>
          </table:table-cell>
          <table:table-cell/>
        </table:table-row>
        <table:table-row table:style-name="ro1">
          <table:table-cell office:value-type="string">
            <text:p>無言で見つめる</text:p>
          </table:table-cell>
          <table:table-cell/>
        </table:table-row>
        <table:table-row table:style-name="ro3">
          <table:table-cell office:value-type="string">
            <text:p>嬉しい あなたからそんなことを言われる</text:p>
            <text:p>なんて思っていなかったから…</text:p>
          </table:table-cell>
          <table:table-cell/>
        </table:table-row>
        <table:table-row table:style-name="ro1">
          <table:table-cell office:value-type="string">
            <text:p>ええ いいわよ</text:p>
          </table:table-cell>
          <table:table-cell/>
        </table:table-row>
        <table:table-row table:style-name="ro3">
          <table:table-cell office:value-type="string">
            <text:p>ちょっと、考えさせて…</text:p>
            <text:p>少しだけ時間が欲しいわ</text:p>
          </table:table-cell>
          <table:table-cell/>
        </table:table-row>
        <table:table-row table:style-name="ro1">
          <table:table-cell office:value-type="string">
            <text:p>しばらく待つよ…</text:p>
          </table:table-cell>
          <table:table-cell/>
        </table:table-row>
        <table:table-row table:style-name="ro3">
          <table:table-cell office:value-type="string">
            <text:p>あなたと一緒に暮らすなんて嫌よ</text:p>
            <text:p>だいたい、唐突過ぎるのよ</text:p>
          </table:table-cell>
          <table:table-cell/>
        </table:table-row>
        <table:table-row table:style-name="ro3">
          <table:table-cell office:value-type="string">
            <text:p>そ、そんなことを言われるとは</text:p>
            <text:p>思ってなかったぜ</text:p>
          </table:table-cell>
          <table:table-cell/>
        </table:table-row>
        <table:table-row table:style-name="ro1">
          <table:table-cell office:value-type="string">
            <text:p>悪かったな いろいろ迷惑をかけて…</text:p>
          </table:table-cell>
          <table:table-cell/>
        </table:table-row>
        <table:table-row table:style-name="ro3">
          <table:table-cell office:value-type="string">
            <text:p>わかった…</text:p>
            <text:p>今日限り、おまえのことは忘れるよ</text:p>
          </table:table-cell>
          <table:table-cell/>
        </table:table-row>
        <table:table-row table:style-name="ro1">
          <table:table-cell office:value-type="string">
            <text:p>俺はこれで帰るよ じゃあな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3">
          <table:table-cell office:value-type="string">
            <text:p>その目は、ＯＫだと思っていいのか？</text:p>
            <text:p>はっきりと声で答えてくれよ</text:p>
          </table:table-cell>
          <table:table-cell/>
        </table:table-row>
        <table:table-row table:style-name="ro1">
          <table:table-cell office:value-type="string">
            <text:p>本当か！ そうか …よかった</text:p>
          </table:table-cell>
          <table:table-cell/>
        </table:table-row>
        <table:table-row table:style-name="ro1">
          <table:table-cell office:value-type="string">
            <text:p>試合よりも、緊張したよ</text:p>
          </table:table-cell>
          <table:table-cell/>
        </table:table-row>
        <table:table-row table:style-name="ro3">
          <table:table-cell office:value-type="string">
            <text:p>じゃあ 俺は今から荷物をとってくるわ</text:p>
            <text:p>家で待っててくれよ</text:p>
          </table:table-cell>
          <table:table-cell/>
        </table:table-row>
        <table:table-row table:style-name="ro4">
          <table:table-cell office:value-type="string">
            <text:p>これからもよろしくな $pl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美味そうなリンゴ飴だぜ</text:p>
            <text:p>あんたも食うだろ？ øるよ</text:p>
          </table:table-cell>
          <table:table-cell/>
        </table:table-row>
        <table:table-row table:style-name="ro1">
          <table:table-cell office:value-type="string">
            <text:p>そうね 一本いただくわ</text:p>
          </table:table-cell>
          <table:table-cell/>
        </table:table-row>
        <table:table-row table:style-name="ro1">
          <table:table-cell office:value-type="string">
            <text:p>私は遠慮しておくわ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そう来なくちゃ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おいおい 変な遠慮はいらねえよ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この前の試合のファイトマネーが入ったんだ</text:p>
            <text:p>遠慮せずに好きなだけ食ってくれよ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く〜ぅ うめぇ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減量中は甘いものはご法度だったからな</text:p>
            <text:p>甘いものはずっと食ってなかったんだ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減量の後の飯のうまさと言やあ</text:p>
            <text:p>そりゃあ ただごとじゃねえんだ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こればっかりは</text:p>
            <text:p>一度体験したやつにしかわからねえだろう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さ〜て 次は何を食おうか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おっ！ カキ氷じゃねえか</text:p>
            <text:p>懐かしい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ガキのころは何杯食えるかで</text:p>
            <text:p>周りの連中とよく勝負したもんさ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俺は10杯は軽くいけたな</text:p>
            <text:p>ここらじゃ負け知らずだったんだぜ</text:p>
          </table:table-cell>
          <table:table-cell/>
        </table:table-row>
        <table:table-row table:style-name="ro1">
          <table:table-cell office:value-type="string">
            <text:p>カキ氷が大好きなのね</text:p>
          </table:table-cell>
          <table:table-cell/>
        </table:table-row>
        <table:table-row table:style-name="ro1">
          <table:table-cell office:value-type="string">
            <text:p>昔から負けず嫌いだったのね</text:p>
          </table:table-cell>
          <table:table-cell/>
        </table:table-row>
        <table:table-row table:style-name="ro1">
          <table:table-cell office:value-type="string">
            <text:p>お腹が冷えて大変だったでしょう</text:p>
          </table:table-cell>
          <table:table-cell/>
        </table:table-row>
        <table:table-row table:style-name="ro1">
          <table:table-cell office:value-type="string">
            <text:p>そんなにカキ氷が買えるなんて お金持ちね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ああ！ ガキのころは本気で每日３食</text:p>
            <text:p>カキ氷でもいいって思ってたっけ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ハハッ そうだな！</text:p>
            <text:p>昔から勝負事で負けるのは我慢ならなかった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あんまり熟くなり過ぎて</text:p>
            <text:p>ついつい手が出ちまうこともあったっけ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そうそう</text:p>
            <text:p>あのころはよく腹下ししてたっけ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だけどそれも全力で戦った証拠さ</text:p>
            <text:p>かっこよく言えば男の勲章みたいなもんさ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勝負に負けた方が買った方の代金も</text:p>
            <text:p>払うってのがルールだったんだよ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俺は施設育ちだったからな</text:p>
            <text:p>お金持ちなんて程遠い生活だったぜ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だから余計に負けられねえってのも</text:p>
            <text:p>あったのかも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久しぶりに食いたくなってきたな</text:p>
            <text:p>あんたもどうだい？</text:p>
          </table:table-cell>
          <table:table-cell/>
        </table:table-row>
        <table:table-row table:style-name="ro1">
          <table:table-cell office:value-type="string">
            <text:p>ありがとう 喜んでいただくわ</text:p>
          </table:table-cell>
          <table:table-cell/>
        </table:table-row>
        <table:table-row table:style-name="ro1">
          <table:table-cell office:value-type="string">
            <text:p>私と勝負する？</text:p>
          </table:table-cell>
          <table:table-cell/>
        </table:table-row>
        <table:table-row table:style-name="ro1">
          <table:table-cell office:value-type="string">
            <text:p>私はいいわ もうお腹がいっぱいよ 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そうか 遠慮せずに食ってくれよ</text:p>
            <text:p>俺のペースに合わせることはねえから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そうか？ じゃあ俺だけ食わせてもらうぜ</text:p>
            <text:p>カキ氷だなんてずいぶん久しぶりだから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おっ 勝負してみるか？</text:p>
            <text:p>悪いが相手が女だからって手加減はしねえ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ふう… ふう… お、俺も衰えたもんだぜ</text:p>
            <text:p>５杯がやっとだなんてな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あ、あんたも結構やるじゃねえか</text:p>
            <text:p>最後は俺もマジになっちまった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きょ、今日は食いすぎちまったぜ</text:p>
            <text:p>ちょ、ちょっと休もうか………うっぷ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お、おう！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次のタイトル戦は期待してくれていいぜ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楽しんでいってくれよ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もう少ししたら帰るから、先に帰っててくれ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1:48.50</dc:date>
    <meta:generator>OpenOffice/4.1.14$Win32 OpenOffice.org_project/4114m1$Build-9811</meta:generator>
    <meta:editing-duration>PT31M54S</meta:editing-duration>
    <meta:editing-cycles>9</meta:editing-cycles>
    <meta:document-statistic meta:table-count="1" meta:cell-count="4434" meta:object-count="0"/>
  </office:meta>
</office:document-meta>
</file>